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FB13889A6FB4583A.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Lucida Sans2" svg:font-family="'Lucida Sans'" style:font-family-generic="roman" style:font-pitch="variable" style:font-charset="x-symbol"/>
    <style:font-face style:name="SimSun3" svg:font-family="SimSun" style:font-family-generic="roman" style:font-pitch="variable" style:font-charset="x-symbol"/>
    <style:font-face style:name="Times New Roman3" svg:font-family="'Times New Roman'" style:font-family-generic="roman" style:font-pitch="variable" style:font-charset="x-symbol"/>
    <style:font-face style:name="Wingdings 2" svg:font-family="'Wingdings 2'" style:font-family-generic="roman" style:font-pitch="variable" style:font-charset="x-symbol"/>
    <style:font-face style:name="Wingdings 21" svg:font-family="'Wingdings 2'" style:font-adornments="Normal" style:font-family-generic="roman" style:font-pitch="variable" style:font-charset="x-symbol"/>
    <style:font-face style:name="Lucida Sans3" svg:font-family="'Lucida Sans'" style:font-family-generic="system" style:font-pitch="variable" style:font-charset="x-symbol"/>
    <style:font-face style:name="SimSun2" svg:font-family="SimSun" style:font-family-generic="system" style:font-pitch="variable" style:font-charset="x-symbol"/>
    <style:font-face style:name="Tahoma2" svg:font-family="Tahoma"/>
    <style:font-face style:name="Bitstream Vera Sans Mono1"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1" svg:font-family="'Lucida Sans Unicode'" style:font-pitch="variable"/>
    <style:font-face style:name="SimSun1" svg:font-family="SimSun" style:font-pitch="variable"/>
    <style:font-face style:name="Tahoma1" svg:font-family="Tahoma" style:font-pitch="variable"/>
    <style:font-face style:name="Bitstream Vera Sans Mono" svg:font-family="'Bitstream Vera Sans Mono'" style:font-family-generic="modern" style:font-pitch="variable"/>
    <style:font-face style:name="Times New Roman2" svg:font-family="'Times New Roman'"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4"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Standard">
      <style:paragraph-properties fo:line-height="100%" fo:text-align="center" style:justify-single-word="false"/>
      <style:text-properties fo:color="#000000" loext:opacity="100%" style:font-name="Bitstream Vera Sans3" fo:font-size="10pt" fo:font-style="normal" fo:font-weight="bold" officeooo:paragraph-rsid="0048509b" style:font-name-asian="Times New Roman" style:font-size-asian="10pt" style:font-style-asian="normal" style:font-weight-asian="bold" style:font-name-complex="Times New Roman" style:font-size-complex="10pt" style:font-style-complex="normal" style:font-weight-complex="bold"/>
    </style:style>
    <style:style style:name="P4" style:family="paragraph" style:parent-style-name="Standard">
      <style:text-properties officeooo:paragraph-rsid="00501180"/>
    </style:style>
    <style:style style:name="P5" style:family="paragraph" style:parent-style-name="Standard">
      <style:text-properties officeooo:paragraph-rsid="006aaa6f"/>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3pt" style:font-size-asian="4pt" style:font-size-complex="4pt"/>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323ae2"/>
    </style:style>
    <style:style style:name="P21"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rsid="00457555" officeooo:paragraph-rsid="00457555"/>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28" style:family="paragraph" style:parent-style-name="_5f_Paragraphe_20_livret_20_">
      <style:text-properties officeooo:paragraph-rsid="0048509b"/>
    </style:style>
    <style:style style:name="P29" style:family="paragraph" style:parent-style-name="_5f_Paragraphe_20_livret_20_">
      <style:paragraph-properties fo:text-align="center" style:justify-single-word="false"/>
      <style:text-properties style:use-window-font-color="true" loext:opacity="0%" officeooo:paragraph-rsid="0048509b"/>
    </style:style>
    <style:style style:name="P30" style:family="paragraph" style:parent-style-name="_5f_Paragraphe_20_livret_20_">
      <style:text-properties officeooo:paragraph-rsid="00501180"/>
    </style:style>
    <style:style style:name="P31" style:family="paragraph" style:parent-style-name="_5f_Paragraphe_20_livret_20_">
      <style:text-properties fo:font-style="normal" officeooo:paragraph-rsid="00501180" style:font-style-asian="normal" style:font-style-complex="normal"/>
    </style:style>
    <style:style style:name="P32" style:family="paragraph" style:parent-style-name="_5f_Paragraphe_20_livret">
      <style:text-properties fo:font-style="normal" officeooo:rsid="004ac749" style:font-style-asian="normal" style:font-style-complex="normal"/>
    </style:style>
    <style:style style:name="P33" style:family="paragraph" style:parent-style-name="_5f_Paragraphe_20_livret">
      <style:text-properties fo:font-style="normal" officeooo:rsid="004ac749" officeooo:paragraph-rsid="004c6cda" style:font-style-asian="normal" style:font-style-complex="normal"/>
    </style:style>
    <style:style style:name="P34" style:family="paragraph" style:parent-style-name="_5f_Paragraphe_20_livret">
      <style:text-properties officeooo:paragraph-rsid="0057826e"/>
    </style:style>
    <style:style style:name="P35" style:family="paragraph" style:parent-style-name="FILET_5f_POINTILLES" style:list-style-name="Num_5f_Exo">
      <style:paragraph-properties>
        <style:tab-stops>
          <style:tab-stop style:position="4.5cm" style:type="right" style:leader-style="dotted" style:leader-text="."/>
        </style:tab-stops>
      </style:paragraph-properties>
      <style:text-properties fo:color="#b3b3b3" loext:opacity="100%" style:text-position="0% 100%" style:font-name="Bitstream Vera Sans4" fo:font-size="10pt" fo:font-style="normal" officeooo:rsid="004ac749" officeooo:paragraph-rsid="006a7349" fo:background-color="transparent" style:font-name-asian="OpenSymbol1" style:font-style-asian="normal" style:font-name-complex="OpenSymbol1" style:font-style-complex="normal"/>
    </style:style>
    <style:style style:name="P36" style:family="paragraph" style:parent-style-name="FILET_5f_POINTILLES" style:list-style-name="Num_5f_Exo" style:master-page-name="">
      <style:paragraph-properties style:page-number="auto">
        <style:tab-stops>
          <style:tab-stop style:position="4.5cm" style:type="right" style:leader-style="dotted" style:leader-text="."/>
        </style:tab-stops>
      </style:paragraph-properties>
      <style:text-properties fo:color="#b3b3b3" loext:opacity="100%" style:text-position="0% 100%" style:font-name="Bitstream Vera Sans4" fo:font-size="10pt" fo:font-style="normal" officeooo:rsid="004ac749" officeooo:paragraph-rsid="006a7349" fo:background-color="transparent" style:font-name-asian="OpenSymbol1" style:font-style-asian="normal" style:font-name-complex="OpenSymbol1" style:font-style-complex="normal"/>
    </style:style>
    <style:style style:name="P37" style:family="paragraph" style:parent-style-name="Standard" style:list-style-name="Num_5f_Exo">
      <style:paragraph-properties fo:margin-top="0.4cm" fo:margin-bottom="0cm" style:contextual-spacing="false"/>
      <style:text-properties officeooo:paragraph-rsid="00501180"/>
    </style:style>
    <style:style style:name="P38" style:family="paragraph" style:parent-style-name="_5f_Paragraphe_20_livret" style:list-style-name="Enonce2"/>
    <style:style style:name="P39" style:family="paragraph" style:parent-style-name="_5f_Paragraphe_20_livret" style:list-style-name="_5f_Numérotation_20_des_20_exercices_20_livrets">
      <style:text-properties fo:font-style="normal" officeooo:rsid="004ac749" style:font-style-asian="normal" style:font-style-complex="normal"/>
    </style:style>
    <style:style style:name="P40" style:family="paragraph" style:parent-style-name="_5f_Paragraphe_20_livret" style:list-style-name="_5f_Numérotation_20_des_20_exercices_20_livrets">
      <style:text-properties fo:font-style="normal" officeooo:rsid="004ac749" officeooo:paragraph-rsid="004c6cda" style:font-style-asian="normal" style:font-style-complex="normal"/>
    </style:style>
    <style:style style:name="P41" style:family="paragraph" style:parent-style-name="_5f_Paragraphe_20_livret" style:list-style-name="liste_5f_abc">
      <style:text-properties fo:font-style="normal" officeooo:rsid="004ac749" style:font-style-asian="normal" style:font-style-complex="normal"/>
    </style:style>
    <style:style style:name="P42" style:family="paragraph" style:parent-style-name="_5f_Paragraphe_20_livret_20_" style:list-style-name="Num_5f_Exo">
      <style:paragraph-properties fo:text-align="start" style:justify-single-word="false"/>
      <style:text-properties officeooo:paragraph-rsid="0048509b"/>
    </style:style>
    <style:style style:name="P43" style:family="paragraph" style:parent-style-name="_5f_Paragraphe_20_livret_20_" style:list-style-name="liste_5f_abc">
      <style:text-properties officeooo:paragraph-rsid="0048509b"/>
    </style:style>
    <style:style style:name="P44" style:family="paragraph" style:parent-style-name="_5f_Paragraphe_20_livret_20_" style:list-style-name="liste_5f_abc">
      <style:text-properties style:use-window-font-color="true" loext:opacity="0%" officeooo:paragraph-rsid="0048509b"/>
    </style:style>
    <style:style style:name="P45" style:family="paragraph" style:parent-style-name="_5f_Paragraphe_20_livret_20_" style:list-style-name="_5f_Numérotation_20_des_20_exercices_20_livrets">
      <style:paragraph-properties fo:margin-left="0cm" fo:margin-right="0cm" fo:margin-top="0cm" fo:margin-bottom="0.199cm" style:contextual-spacing="false" fo:text-indent="0cm" style:auto-text-indent="false"/>
      <style:text-properties officeooo:paragraph-rsid="002fd2c2"/>
    </style:style>
    <style:style style:name="P46" style:family="paragraph" style:parent-style-name="_5f_Paragraphe_20_livret_20_" style:list-style-name="Num_5f_Exo">
      <style:paragraph-properties fo:margin-top="0.199cm" fo:margin-bottom="0cm" style:contextual-spacing="false" fo:text-align="start" style:justify-single-word="false"/>
      <style:text-properties officeooo:paragraph-rsid="0048509b"/>
    </style:style>
    <style:style style:name="P47" style:family="paragraph" style:parent-style-name="_5f_Paragraphe_20_livret_20_" style:list-style-name="liste_5f_abc">
      <style:paragraph-properties fo:margin-top="0.199cm" fo:margin-bottom="0cm" style:contextual-spacing="false"/>
      <style:text-properties officeooo:paragraph-rsid="00501180"/>
    </style:style>
    <style:style style:name="P48" style:family="paragraph" style:parent-style-name="_5f_Paragraphe_20_livret_20_" style:list-style-name="liste_5f_abc">
      <style:paragraph-properties fo:margin-top="0.3cm" fo:margin-bottom="0cm" style:contextual-spacing="false"/>
      <style:text-properties officeooo:paragraph-rsid="00501180"/>
    </style:style>
    <style:style style:name="P49" style:family="paragraph" style:parent-style-name="_5f_Paragraphe_20_livret_20_" style:list-style-name="liste_5f_abc">
      <style:paragraph-properties fo:margin-top="0.3cm" fo:margin-bottom="0cm" style:contextual-spacing="false"/>
      <style:text-properties fo:letter-spacing="normal" officeooo:paragraph-rsid="00501180"/>
    </style:style>
    <style:style style:name="P50" style:family="paragraph" style:parent-style-name="_5f_Paragraphe_20_livret_20_réponse_20_élève" style:list-style-name="_5f_Numérotation_20_des_20_exercices_20_livrets">
      <style:paragraph-properties>
        <style:tab-stops>
          <style:tab-stop style:position="4.5cm" style:type="right" style:leader-style="dotted" style:leader-text="."/>
        </style:tab-stops>
      </style:paragraph-properties>
      <style:text-properties officeooo:paragraph-rsid="006a7349"/>
    </style:style>
    <style:style style:name="P51" style:family="paragraph" style:parent-style-name="_5f_Paragraphe_20_livret_20_réponse_20_élève" style:list-style-name="Num_5f_Exo">
      <style:text-properties officeooo:paragraph-rsid="006aaa6f"/>
    </style:style>
    <style:style style:name="P52" style:family="paragraph" style:parent-style-name="_5f_Paragraphe_20_livret_20_réponse_20_élève" style:list-style-name="Num_5f_Exo">
      <style:text-properties officeooo:paragraph-rsid="006aaa6f" fo:background-color="#ffff00"/>
    </style:style>
    <style:style style:name="P53" style:family="paragraph" style:parent-style-name="_5f_Pied_20_de_20_page" style:list-style-name="">
      <style:paragraph-properties fo:text-align="end" style:justify-single-word="false"/>
    </style:style>
    <style:style style:name="P54" style:family="paragraph" style:parent-style-name="_5f_Pied_20_de_20_page">
      <style:paragraph-properties fo:text-align="end" style:justify-single-word="false"/>
    </style:style>
    <style:style style:name="P55" style:family="paragraph" style:parent-style-name="_5f_Pied_20_de_20_page" style:list-style-name=""/>
    <style:style style:name="P5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7" style:family="paragraph" style:parent-style-name="_5f_Titre_20_d_27_exercices_20_livret" style:list-style-name="Num_5f_Exo"/>
    <style:style style:name="P58" style:family="paragraph" style:parent-style-name="_5f_Titre_20_d_27_exercices_20_livret" style:list-style-name="">
      <style:paragraph-properties fo:margin-top="0.499cm" fo:margin-bottom="0cm" style:contextual-spacing="false"/>
      <style:text-properties officeooo:paragraph-rsid="0048509b"/>
    </style:style>
    <style:style style:name="P59" style:family="paragraph" style:parent-style-name="_5f_Titre_20_d_27_exercices_20_livret_20_sans_20_titre" style:list-style-name=""/>
    <style:style style:name="P60" style:family="paragraph" style:parent-style-name="_5f_Titre_20_d_27_exercices_20_livret_20_sans_20_titre" style:list-style-name="Num_5f_Exo">
      <style:text-properties fo:font-style="normal" officeooo:paragraph-rsid="004bdfb1" style:font-style-asian="normal" style:font-style-complex="normal"/>
    </style:style>
    <style:style style:name="P61" style:family="paragraph" style:parent-style-name="_5f_Titre_20_d_27_exercices_20_livret_20_sans_20_titre" style:list-style-name="Num_5f_Exo">
      <style:paragraph-properties fo:text-align="start" style:justify-single-word="false"/>
    </style:style>
    <style:style style:name="P62" style:family="paragraph" style:parent-style-name="_5f_Titre_20_d_27_exercices_20_livret_20_sans_20_titre" style:list-style-name="Num_5f_Exo">
      <style:paragraph-properties fo:text-align="start" style:justify-single-word="false"/>
      <style:text-properties officeooo:paragraph-rsid="005a2a47"/>
    </style:style>
    <style:style style:name="P63" style:family="paragraph" style:parent-style-name="_5f_Titre_20_d_27_exercices_20_livret_20_sans_20_titre" style:list-style-name="_5f_Numérotation_20_des_20_exercices_20_livrets"/>
    <style:style style:name="P64"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127" fo:break-before="auto" fo:break-after="auto" style:shadow="none"/>
      <style:text-properties style:font-name="Bitstream Vera Sans3" fo:font-size="10pt" fo:font-style="normal" fo:font-weight="bold" officeooo:rsid="00290c92" officeooo:paragraph-rsid="002fd2c2" style:font-size-asian="10pt" style:font-style-asian="normal" style:font-weight-asian="bold" style:font-size-complex="10pt" style:font-style-complex="normal" style:font-weight-complex="bold"/>
    </style:style>
    <style:style style:name="P6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writing-mode="lr-tb"/>
    </style:style>
    <style:style style:name="P6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 Mono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7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ff0000" loext:opacity="100%" style:text-outline="false" style:text-line-through-style="none" style:text-line-through-type="none" style:text-position="0% 100%" style:font-name="Bitstream Vera Sans Mono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77"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7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ff0000" loext:opacity="1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7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ff0000"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bitmap" draw:fill-color="#729fcf" draw:fill-image-name="_35__20_Percen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8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Bitstream Vera Sans3" fo:font-size="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text-scale="100%" style:font-relief="none" style:text-overline-style="none" style:text-overline-color="font-color" fo:hyphenate="false"/>
    </style:style>
    <style:style style:name="P89" style:family="paragraph">
      <loext:graphic-properties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ff0000"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90" style:family="paragraph">
      <loext:graphic-properties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3" fo:font-size="7pt" fo:font-style="normal" fo:text-shadow="none" style:text-underline-style="none" fo:font-weight="normal" style:letter-kerning="true" style:font-name-asian="MS Gothic"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P92" style:family="paragraph">
      <loext:graphic-properties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93" style:family="paragraph">
      <style:paragraph-properties fo:margin-left="0cm" fo:margin-right="0cm" fo:margin-top="0cm" fo:margin-bottom="0cm" fo:line-height="100%" fo:text-indent="0cm"/>
    </style:style>
    <style:style style:name="P9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5"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96" style:family="paragraph">
      <loext:graphic-properties draw:fill-color="#d3802b"/>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97" style:family="paragraph">
      <loext:graphic-properties draw:fill="solid" draw:fill-color="#d6a814"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eb6617"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99" style:family="paragraph">
      <loext:graphic-properties draw:fill="solid" draw:fill-color="#00808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0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009bb5" loext:opacity="100%" style:text-outline="false" style:text-line-through-style="none" style:text-line-through-type="none" style:text-position="0% 100%" style:font-name="Arial" fo:font-size="6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0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0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0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4"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0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0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 Mono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0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Arial" fo:font-size="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09"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1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1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12" style:family="paragraph">
      <style:paragraph-properties fo:text-align="center"/>
    </style:style>
    <style:style style:name="P11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15"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440ec2"/>
    </style:style>
    <style:style style:name="T6" style:family="text">
      <style:text-properties officeooo:rsid="002da2af"/>
    </style:style>
    <style:style style:name="T7" style:family="text">
      <style:text-properties style:font-size-complex="10pt"/>
    </style:style>
    <style:style style:name="T8" style:family="text">
      <style:text-properties fo:font-variant="normal" fo:text-transform="none" style:text-position="0% 100%" fo:letter-spacing="-0.004cm" style:text-underline-style="none" fo:font-weight="normal" officeooo:rsid="003df0e0" style:font-name-asian="OpenSymbol1" style:font-weight-asian="normal" style:font-name-complex="OpenSymbol1" style:font-weight-complex="normal"/>
    </style:style>
    <style:style style:name="T9" style:family="text">
      <style:text-properties fo:color="#000000" loext:opacity="100%"/>
    </style:style>
    <style:style style:name="T10" style:family="text">
      <style:text-properties fo:color="#000000" loext:opacity="100%" officeooo:rsid="006a7349" fo:background-color="#ffff00" loext:char-shading-value="0"/>
    </style:style>
    <style:style style:name="T11" style:family="text">
      <style:text-properties fo:color="#000000" loext:opacity="100%" style:text-position="0% 100%" style:font-name="Bitstream Vera Sans2" fo:font-size="10pt" officeooo:rsid="006c630f" fo:background-color="#ffff00" loext:char-shading-value="0" style:font-name-asian="OpenSymbol1" style:font-name-complex="OpenSymbol1"/>
    </style:style>
    <style:style style:name="T12" style:family="text">
      <style:text-properties fo:color="#000000" loext:opacity="100%" style:text-position="0% 100%" style:font-name="Bitstream Vera Sans2" fo:font-size="10pt" fo:font-style="italic" officeooo:rsid="006c630f" fo:background-color="#ffff00" loext:char-shading-value="0" style:font-name-asian="OpenSymbol1" style:font-style-asian="normal" style:font-name-complex="OpenSymbol1" style:font-style-complex="normal"/>
    </style:style>
    <style:style style:name="T13" style:family="text">
      <style:text-properties fo:color="#000000" loext:opacity="100%" style:text-position="0% 100%" style:font-name="Bitstream Vera Sans2" fo:font-size="10pt" fo:font-style="italic" officeooo:rsid="006c630f" fo:background-color="#ffff00" loext:char-shading-value="0" style:font-name-asian="OpenSymbol1" style:font-style-asian="italic" style:font-name-complex="OpenSymbol1" style:font-style-complex="italic"/>
    </style:style>
    <style:style style:name="T14" style:family="text">
      <style:text-properties fo:color="#000000" loext:opacity="100%" style:text-position="0% 100%" style:font-name="Bitstream Vera Sans2" fo:font-size="10pt" fo:font-style="normal" officeooo:rsid="006c630f" fo:background-color="#ffff00" loext:char-shading-value="0" style:font-name-asian="OpenSymbol1" style:font-style-asian="normal" style:font-name-complex="OpenSymbol1" style:font-style-complex="normal"/>
    </style:style>
    <style:style style:name="T15" style:family="text">
      <style:text-properties officeooo:rsid="010ec77d"/>
    </style:style>
    <style:style style:name="T16" style:family="text">
      <style:text-properties fo:font-style="normal" style:font-style-asian="normal" style:font-style-complex="normal"/>
    </style:style>
    <style:style style:name="T17" style:family="text">
      <style:text-properties fo:font-style="normal" officeooo:rsid="00507570" style:font-style-asian="normal" style:font-style-complex="normal"/>
    </style:style>
    <style:style style:name="T18" style:family="text">
      <style:text-properties fo:font-style="normal" officeooo:rsid="00518468" style:font-style-asian="normal" style:font-style-complex="normal"/>
    </style:style>
    <style:style style:name="T19" style:family="text">
      <style:text-properties fo:font-style="normal" style:font-style-asian="normal" style:font-size-complex="10pt"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4ac749"/>
    </style:style>
    <style:style style:name="T22" style:family="text">
      <style:text-properties officeooo:rsid="00507570"/>
    </style:style>
    <style:style style:name="T23" style:family="text">
      <style:text-properties officeooo:rsid="0057826e"/>
    </style:style>
    <style:style style:name="T24" style:family="text">
      <style:text-properties officeooo:rsid="005961f5"/>
    </style:style>
    <style:style style:name="T25" style:family="text">
      <style:text-properties style:text-position="0% 100%" style:font-name-asian="OpenSymbol1" style:font-style-asian="normal" style:font-name-complex="OpenSymbol1" style:font-style-complex="normal"/>
    </style:style>
    <style:style style:name="T26" style:family="text">
      <style:text-properties style:text-position="0% 100%" officeooo:rsid="005b2a19" style:font-name-asian="OpenSymbol1" style:font-style-asian="normal" style:font-name-complex="OpenSymbol1" style:font-style-complex="normal"/>
    </style:style>
    <style:style style:name="T27" style:family="text">
      <style:text-properties style:text-position="0% 100%" officeooo:rsid="005b2a19" style:font-name-asian="OpenSymbol1" style:font-name-complex="OpenSymbol1"/>
    </style:style>
    <style:style style:name="T28" style:family="text">
      <style:text-properties style:text-position="0% 100%" fo:font-style="italic" officeooo:rsid="005b2a19" style:font-name-asian="OpenSymbol1" style:font-style-asian="italic" style:font-name-complex="OpenSymbol1" style:font-style-complex="italic"/>
    </style:style>
    <style:style style:name="T29" style:family="text">
      <style:text-properties style:text-position="0% 100%" fo:font-style="italic" officeooo:rsid="006aaa6f" style:font-name-asian="OpenSymbol1" style:font-style-asian="italic" style:font-name-complex="OpenSymbol1" style:font-style-complex="italic"/>
    </style:style>
    <style:style style:name="T30" style:family="text">
      <style:text-properties style:text-position="0% 100%" fo:font-style="italic" officeooo:rsid="006c630f" style:font-name-asian="OpenSymbol1" style:font-style-asian="italic" style:font-name-complex="OpenSymbol1" style:font-style-complex="italic"/>
    </style:style>
    <style:style style:name="T31" style:family="text">
      <style:text-properties style:text-position="0% 100%" fo:font-style="normal" officeooo:rsid="005b2a19" style:font-name-asian="OpenSymbol1" style:font-style-asian="normal" style:font-name-complex="OpenSymbol1" style:font-style-complex="normal"/>
    </style:style>
    <style:style style:name="T32" style:family="text">
      <style:text-properties style:text-position="0% 100%" fo:font-style="normal" officeooo:rsid="006c630f" style:font-name-asian="OpenSymbol1" style:font-style-asian="normal" style:font-name-complex="OpenSymbol1" style:font-style-complex="normal"/>
    </style:style>
    <style:style style:name="T33" style:family="text">
      <style:text-properties style:font-name="OpenSymbol1" fo:font-size="10pt" style:font-size-asian="10pt" style:font-style-asian="normal" style:font-size-complex="10pt" style:font-style-complex="normal"/>
    </style:style>
    <style:style style:name="T34" style:family="text">
      <style:text-properties style:use-window-font-color="true" loext:opacity="0%"/>
    </style:style>
    <style:style style:name="T35" style:family="text">
      <style:text-properties style:use-window-font-color="true" loext:opacity="0%" officeooo:rsid="00507570"/>
    </style:style>
    <style:style style:name="T36" style:family="text">
      <style:text-properties style:use-window-font-color="true" loext:opacity="0%" officeooo:rsid="00518468"/>
    </style:style>
    <style:style style:name="T37" style:family="text">
      <style:text-properties style:use-window-font-color="true" loext:opacity="0%" officeooo:rsid="0069b51d"/>
    </style:style>
    <style:style style:name="T38" style:family="text">
      <style:text-properties style:use-window-font-color="true" loext:opacity="0%" style:text-position="0% 100%" officeooo:rsid="00594f78" fo:background-color="#ffff00" loext:char-shading-value="0" style:font-name-asian="OpenSymbol1" style:font-style-asian="normal" style:font-name-complex="OpenSymbol1" style:font-style-complex="normal"/>
    </style:style>
    <style:style style:name="T39" style:family="text">
      <style:text-properties officeooo:rsid="005cef8f"/>
    </style:style>
    <style:style style:name="T40" style:family="text">
      <style:text-properties fo:font-variant="normal" fo:text-transform="none" style:use-window-font-color="true" loext:opacity="0%" style:text-outline="false" style:text-line-through-style="none" style:text-line-through-type="none"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0000" loext:opacity="100%" style:text-outline="false" style:text-line-through-style="none" style:text-line-through-type="none"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0000" loext:opacity="100%" style:text-outline="false" style:text-line-through-style="none" style:text-line-through-type="none" style:text-position="sub 58%"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sub 58%"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Bitstream Vera Sans Mono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Bitstream Vera Sans Mono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0000" loext:opacity="100%" style:text-outline="false" style:text-line-through-style="none" style:text-line-through-type="none" style:font-name="Bitstream Vera Sans Mono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loext:opacity="100%" style:text-outline="false" style:text-line-through-style="none" style:text-line-through-type="none" style:text-position="0% 100%" style:font-name="Bitstream Vera Sans Mono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ff0000"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fo:color="#ff0000"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fo:color="#c9211e"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fo:color="#c9211e" loext:opacity="100%" style:text-outline="false" style:text-line-through-style="none" style:text-line-through-type="none" style:text-position="0% 100%" style:font-name="Bitstream Vera Sans3" fo:font-size="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fo:color="#ff0000"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c9211e"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fo:color="#ff0000" loext:opacity="100%" style:text-outline="false" style:text-line-through-style="none" style:text-line-through-type="none" style:font-name="Bitstream Vera Sans3" fo:font-size="7pt" fo:font-style="normal" fo:text-shadow="none" style:text-underline-style="none" fo:font-weight="normal" style:letter-kerning="true" style:font-name-asian="MS Gothic"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9" style:family="text">
      <style:text-properties fo:color="#ffffff" loext:opacity="100%" style:font-name="Bitstream Vera Sans3" fo:font-size="11pt" fo:font-weight="bold" style:font-size-asian="11pt" style:font-weight-asian="bold" style:font-size-complex="11pt" style:font-weight-complex="bold"/>
    </style:style>
    <style:style style:name="T60" style:family="text">
      <style:text-properties fo:font-variant="normal" fo:text-transform="none" fo:color="#009bb5" loext:opacity="100%" style:text-outline="false" style:text-line-through-style="none" style:text-line-through-type="none" style:text-position="0% 100%" style:font-name="Wingdings 21" fo:font-size="6pt" fo:letter-spacing="normal" fo:language="fr" fo:country="FR" fo:font-style="normal" fo:text-shadow="none" style:text-underline-style="none" fo:font-weight="normal" style:text-underline-mode="continuous" style:text-overline-mode="continuous" style:text-line-through-mode="continuous" style:letter-kerning="false" style:font-name-asian="Wingdings 21" style:font-size-asian="18pt" style:language-asian="fr" style:country-asian="FR" style:font-style-asian="normal" style:font-weight-asian="normal" style:font-name-complex="Wingdings 2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61" style:family="text">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T62" style:family="text">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63" style:family="text">
      <style:text-properties style:use-window-font-color="true" loext:opacity="0%" style:text-outline="false" style:text-line-through-style="none" style:text-line-through-type="none" style:text-position="0% 100%" style:font-name="Bitstream Vera Sans Mono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64" style:family="text">
      <style:text-properties fo:color="#ffffff" loext:opacity="100%" style:text-outline="false" style:text-line-through-style="none" style:text-line-through-type="none" style:text-position="0% 100%" style:font-name="Arial" fo:font-size="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65" style:family="text">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66" style:family="text">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67"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606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4"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45cm" fo:padding-top="0cm" fo:padding-bottom="0cm" fo:padding-left="0cm" fo:padding-right="0cm" draw:shadow="hidden" draw:shadow-offset-x="0.3cm" draw:shadow-offset-y="0.3cm" draw:shadow-color="#808080" style:run-through="foreground"/>
      <style:paragraph-properties style:writing-mode="lr-tb"/>
    </style:style>
    <style:style style:name="gr5"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446cm" fo:padding-top="0cm" fo:padding-bottom="0cm" fo:padding-left="0cm" fo:padding-right="0cm" draw:shadow="hidden" draw:shadow-offset-x="0.3cm" draw:shadow-offset-y="0.3cm" draw:shadow-color="#808080" style:run-through="foreground"/>
      <style:paragraph-properties style:writing-mode="lr-tb"/>
    </style:style>
    <style:style style:name="gr6"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446cm" fo:padding-top="0cm" fo:padding-bottom="0cm" fo:padding-left="0cm" fo:padding-right="0cm" draw:shadow="hidden" draw:shadow-offset-x="0.3cm" draw:shadow-offset-y="0.3cm" draw:shadow-color="#808080" style:run-through="foreground"/>
      <style:paragraph-properties style:writing-mode="lr-tb"/>
    </style:style>
    <style:style style:name="gr7"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draw:auto-grow-width="true" fo:min-height="0.526cm" fo:min-width="0.346cm" fo:padding-top="0cm" fo:padding-bottom="0cm" fo:padding-left="0cm" fo:padding-right="0cm" draw:shadow="hidden" draw:shadow-offset-x="0.3cm" draw:shadow-offset-y="0.3cm" draw:shadow-color="#808080" style:run-through="foreground"/>
      <style:paragraph-properties style:writing-mode="lr-tb"/>
    </style:style>
    <style:style style:name="gr8"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draw:auto-grow-width="true" fo:min-height="0.526cm" fo:min-width="0.346cm" fo:padding-top="0cm" fo:padding-bottom="0cm" fo:padding-left="0cm" fo:padding-right="0cm" draw:shadow="hidden" draw:shadow-offset-x="0.3cm" draw:shadow-offset-y="0.3cm" draw:shadow-color="#808080" style:run-through="foreground"/>
      <style:paragraph-properties style:writing-mode="lr-tb"/>
    </style:style>
    <style:style style:name="gr10" style:family="graphic">
      <style:graphic-properties draw:stroke="solid" draw:stroke-dash="Dashed_20__28_var_29__20_606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12"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13"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6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solid" draw:stroke-dash="Dashed_20__28_var_29__20_606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solid" draw:stroke-dash="Dashed_20__28_var_29__20_607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22"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446cm" fo:padding-top="0cm" fo:padding-bottom="0cm" fo:padding-left="0cm" fo:padding-right="0cm" draw:shadow="hidden" draw:shadow-offset-x="0.3cm" draw:shadow-offset-y="0.3cm" draw:shadow-color="#808080" style:run-through="foreground"/>
      <style:paragraph-properties style:writing-mode="lr-tb"/>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607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31"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fo:min-height="0.504cm" fo:padding-top="0cm" fo:padding-bottom="0cm" fo:padding-left="0cm" fo:padding-right="0cm" draw:shadow="hidden" draw:shadow-offset-x="0.3cm" draw:shadow-offset-y="0.3cm" draw:shadow-color="#808080" style:run-through="foreground"/>
      <style:paragraph-properties style:writing-mode="lr-tb"/>
    </style:style>
    <style:style style:name="gr32"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draw:auto-grow-width="true" fo:min-height="0.526cm" fo:min-width="0.346cm" fo:padding-top="0cm" fo:padding-bottom="0cm" fo:padding-left="0cm" fo:padding-right="0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6070" svg:stroke-width="0.019cm" svg:stroke-color="#ff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textarea-vertical-align="middle" draw:auto-grow-width="true" fo:min-height="0.526cm" fo:min-width="0.346cm" fo:padding-top="0cm" fo:padding-bottom="0cm" fo:padding-left="0cm" fo:padding-right="0cm" draw:shadow="hidden" draw:shadow-offset-x="0.3cm" draw:shadow-offset-y="0.3cm" draw:shadow-color="#808080" style:run-through="foreground"/>
      <style:paragraph-properties style:writing-mode="lr-tb"/>
    </style:style>
    <style:style style:name="gr40" style:family="graphic">
      <style:graphic-properties draw:stroke="solid" svg:stroke-width="0.019cm" svg:stroke-color="#ff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41" style:family="graphic">
      <style:graphic-properties style:run-through="foreground"/>
    </style:style>
    <style:style style:name="gr42"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29cm" fo:min-width="0.36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18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3"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8"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9"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 style:family="graphic">
      <style:graphic-properties draw:stroke="none" svg:stroke-width="0.019cm" svg:stroke-color="#ff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5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svg:stroke-width="0.019cm" svg:stroke-color="#ff0000" draw:marker-start="" draw:marker-start-width="0.229cm" draw:marker-start-center="false" draw:marker-end=""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79"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80"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81"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82" style:family="graphic">
      <style:graphic-properties draw:stroke="solid" svg:stroke-width="0.025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3" style:family="graphic">
      <style:graphic-properties draw:stroke="solid" svg:stroke-width="0.025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4" style:family="graphic">
      <style:graphic-properties draw:stroke="solid" svg:stroke-width="0.025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5" style:family="graphic">
      <style:graphic-properties draw:stroke="solid" svg:stroke-width="0.025cm" svg:stroke-color="#ff0000" draw:marker-start="" draw:marker-start-width="0.199cm" draw:marker-start-center="false" draw:marker-end="" draw:marker-end-width="0.199cm" draw:marker-end-center="false" draw:fill="bitmap" draw:fill-color="#729fcf" draw:fill-image-name="_35__20_Percent"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6" style:family="graphic">
      <style:graphic-properties draw:stroke="solid" svg:stroke-width="0.025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7" style:family="graphic">
      <style:graphic-properties draw:stroke="solid" svg:stroke-width="0.025cm" svg:stroke-color="#ff0000" draw:marker-start="" draw:marker-start-width="0.199cm" draw:marker-start-center="false" draw:marker-end="" draw:marker-end-width="0.199cm" draw:marker-end-center="false" draw:fill="bitmap" draw:fill-color="#729fcf" draw:fill-image-name="_35__20_Percent"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8" style:family="graphic">
      <style:graphic-properties draw:stroke="solid" svg:stroke-width="0.025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9" style:family="graphic">
      <style:graphic-properties draw:stroke="solid" svg:stroke-width="0.025cm" svg:stroke-color="#ff0000" draw:marker-start="" draw:marker-start-width="0.199cm" draw:marker-start-center="false" draw:marker-end="" draw:marker-end-width="0.199cm" draw:marker-end-center="false" draw:fill="bitmap" draw:fill-color="#729fcf" draw:fill-image-name="_35__20_Percent"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9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3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97cm" fo:min-width="0.437cm" fo:padding-top="0.125cm" fo:padding-bottom="0.125cm" fo:padding-left="0.25cm" fo:padding-right="0.25cm" draw:shadow="hidden" draw:shadow-offset-x="0.199cm" draw:shadow-offset-y="0.199cm" draw:shadow-color="#808080" style:run-through="foreground"/>
      <style:paragraph-properties style:writing-mode="lr-tb"/>
    </style:style>
    <style:style style:name="gr93" style:family="graphic">
      <style:graphic-properties draw:stroke="solid" svg:stroke-width="0.028cm" svg:stroke-color="#ff3333" draw:marker-start="" draw:marker-start-width="0.236cm" draw:marker-start-center="false" draw:marker-end="" draw:marker-end-width="0.236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6cm" fo:padding-top="0.125cm" fo:padding-bottom="0.125cm" fo:padding-left="0.25cm" fo:padding-right="0.25cm" draw:shadow="hidden" draw:shadow-offset-x="0.199cm" draw:shadow-offset-y="0.199cm" draw:shadow-color="#808080" style:run-through="foreground"/>
      <style:paragraph-properties style:writing-mode="lr-tb"/>
    </style:style>
    <style:style style:name="gr9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9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style:run-through="foreground"/>
      <style:paragraph-properties style:writing-mode="lr-tb"/>
    </style:style>
    <style:style style:name="gr97" style:family="graphic">
      <style:graphic-properties draw:stroke="solid" svg:stroke-width="0.028cm" svg:stroke-color="#ff3333" draw:marker-start="" draw:marker-start-width="0.224cm" draw:marker-start-center="false" draw:marker-end="" draw:marker-end-width="0.22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8" style:family="graphic">
      <style:graphic-properties draw:stroke="solid" svg:stroke-width="0.028cm" svg:stroke-color="#ff3333" draw:marker-start="" draw:marker-start-width="0.212cm" draw:marker-start-center="false" draw:marker-end="" draw:marker-end-width="0.212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028cm" svg:stroke-color="#ff3333" draw:marker-start="" draw:marker-start-width="0.224cm" draw:marker-start-center="false" draw:marker-end="" draw:marker-end-width="0.224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1" style:family="graphic">
      <style:graphic-properties draw:stroke="solid" svg:stroke-width="0.028cm" svg:stroke-color="#ff3333" draw:marker-start="" draw:marker-start-width="0.212cm" draw:marker-start-center="false" draw:marker-end="" draw:marker-end-width="0.212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2" style:family="graphic">
      <style:graphic-properties draw:stroke="solid" svg:stroke-width="0.028cm" svg:stroke-color="#ff3333" draw:marker-start="" draw:marker-start-width="0.236cm" draw:marker-start-center="false" draw:marker-end="" draw:marker-end-width="0.236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3" style:family="graphic">
      <style:graphic-properties draw:stroke="solid" svg:stroke-width="0.028cm" svg:stroke-color="#ff3333" draw:marker-start="" draw:marker-start-width="0.224cm" draw:marker-start-center="false" draw:marker-end="" draw:marker-end-width="0.224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104" style:family="graphic">
      <style:graphic-properties draw:stroke="none" svg:stroke-width="0.019cm" svg:stroke-color="#c9211e"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415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5" style:family="graphic">
      <style:graphic-properties draw:stroke="solid" svg:stroke-width="0cm" svg:stroke-color="#c9211e"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028cm" svg:stroke-color="#c9211e" draw:marker-start="" draw:marker-start-width="0.369cm" draw:marker-start-center="false" draw:marker-end="" draw:marker-end-width="0.36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7" style:family="graphic">
      <style:graphic-properties draw:stroke="solid" svg:stroke-width="0.028cm" svg:stroke-color="#c9211e" draw:marker-start="" draw:marker-start-width="0.284cm" draw:marker-start-center="false" draw:marker-end="" draw:marker-end-width="0.284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8" style:family="graphic">
      <style:graphic-properties draw:stroke="solid" svg:stroke-width="0.028cm" svg:stroke-color="#c9211e" draw:marker-start="" draw:marker-start-width="0.409cm" draw:marker-start-center="false" draw:marker-end="" draw:marker-end-width="0.40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9" style:family="graphic">
      <style:graphic-properties draw:stroke="solid" svg:stroke-width="0.028cm" svg:stroke-color="#c9211e" draw:marker-start="" draw:marker-start-width="0.326cm" draw:marker-start-center="false" draw:marker-end="" draw:marker-end-width="0.32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0" style:family="graphic">
      <style:graphic-properties draw:stroke="solid" svg:stroke-width="0.028cm" svg:stroke-color="#c9211e"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1" style:family="graphic">
      <style:graphic-properties draw:stroke="none" svg:stroke-width="0.019cm" svg:stroke-color="#c9211e"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642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2" style:family="graphic">
      <style:graphic-properties draw:stroke="none" svg:stroke-width="0.019cm" svg:stroke-color="#c9211e"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46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3" style:family="graphic">
      <style:graphic-properties draw:stroke="none" svg:stroke-width="0.019cm" svg:stroke-color="#c9211e"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44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none" svg:stroke-width="0.019cm" svg:stroke-color="#c9211e"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661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5" style:family="graphic">
      <style:graphic-properties draw:stroke="none" draw:stroke-dash="Dashed_20__28_var_29__20_687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661cm" fo:min-width="0.309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16" style:family="graphic">
      <style:graphic-properties draw:stroke="none" draw:stroke-dash="Dashed_20__28_var_29__20_6877"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626cm" fo:min-width="0.25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none" draw:stroke-dash="Dashed_20__28_var_29__20_687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651cm" fo:min-width="0.219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18" style:family="graphic">
      <style:graphic-properties draw:stroke="none" draw:stroke-dash="Dashed_20__28_var_29__20_687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586cm" fo:min-width="0.27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19" style:family="graphic">
      <style:graphic-properties draw:stroke="none" draw:stroke-dash="Dashed_20__28_var_29__20_688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661cm" fo:min-width="0.309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draw:stroke="none" draw:stroke-dash="Dashed_20__28_var_29__20_688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661cm" fo:min-width="0.309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21"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3" style:family="graphic">
      <style:graphic-properties draw:stroke="solid" draw:stroke-dash="Dashed_20__28_var_29__20_685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solid" draw:stroke-dash="Dashed_20__28_var_29__20_686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solid" draw:stroke-dash="Dashed_20__28_var_29__20_686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6" style:family="graphic">
      <style:graphic-properties draw:stroke="solid" draw:stroke-dash="Dashed_20__28_var_29__20_686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686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130" style:family="graphic">
      <style:graphic-properties draw:stroke="none" draw:stroke-dash="Dashed_20__28_var_29__20_686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74cm" fo:min-width="0.323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31" style:family="graphic">
      <style:graphic-properties draw:stroke="solid" svg:stroke-width="0.019cm" svg:stroke-color="#ff0000" draw:marker-start="" draw:marker-start-width="0.231cm" draw:marker-start-center="false" draw:marker-end="" draw:marker-end-width="0.231cm" draw:marker-end-center="false" draw:fill="solid" draw:fill-color="#99ccff" draw:textarea-horizontal-align="center" draw:textarea-vertical-align="middle" fo:padding-top="0.138cm" fo:padding-bottom="0.138cm" fo:padding-left="0.259cm" fo:padding-right="0.259cm" draw:shadow="hidden" draw:shadow-offset-x="0.3cm" draw:shadow-offset-y="0.3cm" draw:shadow-color="#808080" style:run-through="foreground"/>
    </style:style>
    <style:style style:name="gr132" style:family="graphic">
      <style:graphic-properties draw:stroke="none" draw:stroke-dash="Dashed_20__28_var_29__20_6865"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48cm" fo:min-width="0.261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33" style:family="graphic">
      <style:graphic-properties draw:stroke="none" draw:stroke-dash="Dashed_20__28_var_29__20_686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64cm" fo:min-width="0.229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34" style:family="graphic">
      <style:graphic-properties draw:stroke="none" draw:stroke-dash="Dashed_20__28_var_29__20_6867"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48cm" fo:min-width="0.284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66cm" fo:padding-top="0.125cm" fo:padding-bottom="0.125cm" fo:padding-left="0.25cm" fo:padding-right="0.25cm" draw:shadow="hidden" draw:shadow-offset-x="0.3cm" draw:shadow-offset-y="0.3cm" draw:shadow-color="#808080" style:run-through="foreground"/>
      <style:paragraph-properties style:writing-mode="lr-tb"/>
    </style:style>
    <style:style style:name="gr1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794cm" fo:padding-top="0.125cm" fo:padding-bottom="0.125cm" fo:padding-left="0.25cm" fo:padding-right="0.25cm" draw:shadow="hidden" draw:shadow-offset-x="0.3cm" draw:shadow-offset-y="0.3cm" draw:shadow-color="#808080" style:run-through="foreground"/>
      <style:paragraph-properties style:writing-mode="lr-tb"/>
    </style:style>
    <style:style style:name="gr1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79cm" fo:padding-top="0.125cm" fo:padding-bottom="0.125cm" fo:padding-left="0.25cm" fo:padding-right="0.25cm" draw:shadow="hidden" draw:shadow-offset-x="0.3cm" draw:shadow-offset-y="0.3cm" draw:shadow-color="#808080" style:run-through="foreground"/>
      <style:paragraph-properties style:writing-mode="lr-tb"/>
    </style:style>
    <style:style style:name="gr138" style:family="graphic">
      <style:graphic-properties draw:stroke="none" draw:stroke-dash="Dashed_20__28_var_29__20_686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74cm" fo:min-width="0.323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39" style:family="graphic">
      <style:graphic-properties draw:stroke="none" draw:stroke-dash="Dashed_20__28_var_29__20_686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76cm" fo:min-width="0.323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40"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41" style:family="graphic">
      <style:graphic-properties draw:stroke="none" draw:stroke-dash="Dashed_20__28_var_29__20_632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542cm" fo:min-width="0.312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42" style:family="graphic">
      <style:graphic-properties draw:stroke="solid" svg:stroke-width="0.019cm" svg:stroke-color="#000000" draw:marker-start="" draw:marker-start-width="0.231cm" draw:marker-start-center="false" draw:marker-end="" draw:marker-end-width="0.231cm" draw:marker-end-center="false" draw:fill="solid" draw:fill-color="#99ccff" draw:textarea-horizontal-align="center" draw:textarea-vertical-align="middle" fo:padding-top="0.138cm" fo:padding-bottom="0.138cm" fo:padding-left="0.259cm" fo:padding-right="0.259cm" draw:shadow="hidden" draw:shadow-offset-x="0.3cm" draw:shadow-offset-y="0.3cm" draw:shadow-color="#808080" style:run-through="foreground"/>
    </style:style>
    <style:style style:name="gr143" style:family="graphic">
      <style:graphic-properties draw:stroke="solid" draw:stroke-dash="Dashed_20__28_var_29__20_6332" svg:stroke-width="0.019cm" svg:stroke-color="#000000" draw:marker-start="" draw:marker-start-width="0.332cm" draw:marker-start-center="false" draw:marker-end="" draw:marker-end-width="0.332cm" draw:marker-end-center="false" draw:fill="solid" draw:fill-color="#99ccff" draw:textarea-horizontal-align="center" draw:textarea-vertical-align="middle" fo:padding-top="0.138cm" fo:padding-bottom="0.138cm" fo:padding-left="0.259cm" fo:padding-right="0.259cm" draw:shadow="hidden" draw:shadow-offset-x="0.3cm" draw:shadow-offset-y="0.3cm" draw:shadow-color="#808080" style:run-through="foreground"/>
    </style:style>
    <style:style style:name="gr144" style:family="graphic">
      <style:graphic-properties draw:stroke="solid" draw:stroke-dash="Dashed_20__28_var_29__20_6333" svg:stroke-width="0.019cm" svg:stroke-color="#000000" draw:marker-start="" draw:marker-start-width="0.332cm" draw:marker-start-center="false" draw:marker-end="" draw:marker-end-width="0.332cm" draw:marker-end-center="false" draw:fill="solid" draw:fill-color="#99ccff" draw:textarea-horizontal-align="center" draw:textarea-vertical-align="middle" fo:padding-top="0.138cm" fo:padding-bottom="0.138cm" fo:padding-left="0.259cm" fo:padding-right="0.259cm" draw:shadow="hidden" draw:shadow-offset-x="0.3cm" draw:shadow-offset-y="0.3cm" draw:shadow-color="#808080" style:run-through="foreground"/>
    </style:style>
    <style:style style:name="gr145" style:family="graphic">
      <style:graphic-properties draw:stroke="solid" draw:stroke-dash="Dashed_20__28_var_29__20_633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6" style:family="graphic">
      <style:graphic-properties draw:stroke="dash" draw:stroke-dash="Dashed_20__28_var_29__20_6335"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7" style:family="graphic">
      <style:graphic-properties draw:stroke="none" draw:stroke-dash="Dashed_20__28_var_29__20_632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513cm" fo:min-width="0.25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48" style:family="graphic">
      <style:graphic-properties draw:stroke="none" draw:stroke-dash="Dashed_20__28_var_29__20_633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534cm" fo:min-width="0.219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49" style:family="graphic">
      <style:graphic-properties draw:stroke="none" draw:stroke-dash="Dashed_20__28_var_29__20_633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8cm" fo:min-width="0.272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style:run-through="foreground"/>
      <style:paragraph-properties style:writing-mode="lr-tb"/>
    </style:style>
    <style:style style:name="gr1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577cm" fo:padding-top="0.125cm" fo:padding-bottom="0.125cm" fo:padding-left="0.25cm" fo:padding-right="0.25cm" draw:shadow="hidden" draw:shadow-offset-x="0.3cm" draw:shadow-offset-y="0.3cm" draw:shadow-color="#808080" style:run-through="foreground"/>
      <style:paragraph-properties style:writing-mode="lr-tb"/>
    </style:style>
    <style:style style:name="gr1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372cm" fo:padding-top="0.125cm" fo:padding-bottom="0.125cm" fo:padding-left="0.25cm" fo:padding-right="0.25cm" draw:shadow="hidden" draw:shadow-offset-x="0.3cm" draw:shadow-offset-y="0.3cm" draw:shadow-color="#808080" style:run-through="foreground"/>
      <style:paragraph-properties style:writing-mode="lr-tb"/>
    </style:style>
    <style:style style:name="gr152" style:family="graphic">
      <style:graphic-properties draw:stroke="solid" draw:stroke-dash="Dashed_20__28_var_29__20_683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3" style:family="graphic">
      <style:graphic-properties draw:stroke="solid" draw:stroke-dash="Dashed_20__28_var_29__20_683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4" style:family="graphic">
      <style:graphic-properties draw:stroke="solid" draw:stroke-dash="Dashed_20__28_var_29__20_683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5"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6" style:family="graphic">
      <style:graphic-properties draw:stroke="solid" draw:stroke-dash="Dashed_20__28_var_29__20_6835" svg:stroke-width="0.028cm" svg:stroke-color="#ff3333" draw:marker-start="" draw:marker-start-width="0.342cm" draw:marker-start-center="false" draw:marker-end="" draw:marker-end-width="0.34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7" style:family="graphic">
      <style:graphic-properties draw:stroke="solid" draw:stroke-dash="Dashed_20__28_var_29__20_683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8" style:family="graphic">
      <style:graphic-properties draw:stroke="solid" draw:stroke-dash="Dashed_20__28_var_29__20_6837" svg:stroke-width="0.028cm" svg:stroke-color="#ff3333" draw:marker-start="" draw:marker-start-width="0.356cm" draw:marker-start-center="false" draw:marker-end="" draw:marker-end-width="0.35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9" style:family="graphic">
      <style:graphic-properties draw:stroke="solid" draw:stroke-dash="Dashed_20__28_var_29__20_6838" svg:stroke-width="0.028cm" svg:stroke-color="#00cc00" draw:marker-start="" draw:marker-start-width="0.356cm" draw:marker-start-center="false" draw:marker-end="" draw:marker-end-width="0.35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0" style:family="graphic">
      <style:graphic-properties draw:stroke="solid" draw:stroke-dash="Dashed_20__28_var_29__20_6839" svg:stroke-width="0.028cm" svg:stroke-color="#00cc00" draw:marker-start="" draw:marker-start-width="0.369cm" draw:marker-start-center="false" draw:marker-end="" draw:marker-end-width="0.36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1" style:family="graphic">
      <style:graphic-properties draw:stroke="solid" draw:stroke-dash="Dashed_20__28_var_29__20_684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2" style:family="graphic">
      <style:graphic-properties draw:stroke="solid" draw:stroke-dash="Dashed_20__28_var_29__20_684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3" style:family="graphic">
      <style:graphic-properties draw:stroke="solid" draw:stroke-dash="Dashed_20__28_var_29__20_684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solid" svg:stroke-width="0cm" svg:stroke-color="#000000" draw:marker-start="Symmetric_20_Arrow" draw:marker-start-width="0.199cm" draw:marker-start-center="false" draw:marker-end="Symmetric_20_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166" style:family="graphic">
      <style:graphic-properties draw:stroke="solid" draw:stroke-dash="Dashed_20__28_var_29__20_681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7" style:family="graphic">
      <style:graphic-properties draw:stroke="solid" draw:stroke-dash="Dashed_20__28_var_29__20_682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8" style:family="graphic">
      <style:graphic-properties draw:stroke="solid" draw:stroke-dash="Dashed_20__28_var_29__20_6821" svg:stroke-width="0.028cm" svg:stroke-color="#0066ff" draw:marker-start="" draw:marker-start-width="0.383cm" draw:marker-start-center="false" draw:marker-end="" draw:marker-end-width="0.38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draw:stroke-dash="Dashed_20__28_var_29__20_682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0" style:family="graphic">
      <style:graphic-properties draw:stroke="solid" draw:stroke-dash="Dashed_20__28_var_29__20_6823" svg:stroke-width="0.028cm" svg:stroke-color="#ff3333" draw:marker-start="" draw:marker-start-width="0.356cm" draw:marker-start-center="false" draw:marker-end="" draw:marker-end-width="0.35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1" style:family="graphic">
      <style:graphic-properties draw:stroke="solid" draw:stroke-dash="Dashed_20__28_var_29__20_6824" svg:stroke-width="0.028cm" svg:stroke-color="#ff9900" draw:marker-start="" draw:marker-start-width="0.395cm" draw:marker-start-center="false" draw:marker-end="" draw:marker-end-width="0.39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draw:stroke="solid" draw:stroke-dash="Dashed_20__28_var_29__20_6825" svg:stroke-width="0.028cm" svg:stroke-color="#ff3333" draw:marker-start="" draw:marker-start-width="0.342cm" draw:marker-start-center="false" draw:marker-end="" draw:marker-end-width="0.34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3" style:family="graphic">
      <style:graphic-properties draw:stroke="solid" draw:stroke-dash="Dashed_20__28_var_29__20_682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4" style:family="graphic">
      <style:graphic-properties draw:stroke="solid" draw:stroke-dash="Dashed_20__28_var_29__20_6827" svg:stroke-width="0.028cm" svg:stroke-color="#00cc00" draw:marker-start="" draw:marker-start-width="0.356cm" draw:marker-start-center="false" draw:marker-end="" draw:marker-end-width="0.35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5" style:family="graphic">
      <style:graphic-properties draw:stroke="solid" draw:stroke-dash="Dashed_20__28_var_29__20_6828" svg:stroke-width="0.028cm" svg:stroke-color="#0066ff" draw:marker-start="" draw:marker-start-width="0.369cm" draw:marker-start-center="false" draw:marker-end="" draw:marker-end-width="0.36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6" style:family="graphic">
      <style:graphic-properties draw:stroke="solid" draw:stroke-dash="Dashed_20__28_var_29__20_6829" svg:stroke-width="0.028cm" svg:stroke-color="#ff9900" draw:marker-start="" draw:marker-start-width="0.395cm" draw:marker-start-center="false" draw:marker-end="" draw:marker-end-width="0.39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7" style:family="graphic">
      <style:graphic-properties draw:stroke="solid" draw:stroke-dash="Dashed_20__28_var_29__20_6830" svg:stroke-width="0.028cm" svg:stroke-color="#00cc00" draw:marker-start="" draw:marker-start-width="0.369cm" draw:marker-start-center="false" draw:marker-end="" draw:marker-end-width="0.36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9cm" fo:padding-bottom="0.139cm" fo:padding-left="0.263cm" fo:padding-right="0.26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8"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179"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80" style:family="graphic">
      <style:graphic-properties draw:stroke="none" svg:stroke-width="0cm" svg:stroke-color="#000000" draw:marker-start="" draw:marker-start-width="0.3cm" draw:marker-start-center="false" draw:marker-end="" draw:marker-end-width="0.3cm" draw:marker-end-center="false" draw:fill="solid" draw:fill-color="#d6a814"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81" style:family="graphic">
      <style:graphic-properties draw:stroke="solid" draw:stroke-dash="Dashed_20__28_var_29__20_6799" svg:stroke-width="0.019cm" svg:stroke-color="#eb6617" draw:marker-start="" draw:marker-start-width="0.33cm" draw:marker-start-center="false" draw:marker-end="" draw:marker-end-width="0.33cm" draw:marker-end-center="false" svg:stroke-opacity="100%" draw:stroke-linejoin="round" draw:fill="solid" draw:fill-color="#eb6617"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2" style:family="graphic">
      <style:graphic-properties draw:stroke="solid" svg:stroke-width="0.019cm" svg:stroke-color="#000000" draw:marker-start="" draw:marker-start-width="0.316cm" draw:marker-start-center="false" draw:marker-end="" draw:marker-end-width="0.316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3" style:family="graphic">
      <style:graphic-properties draw:stroke="solid" draw:stroke-dash="Dashed_20__28_var_29__20_6800" svg:stroke-width="0.03cm" svg:stroke-color="#eb6617" draw:marker-start="" draw:marker-start-width="0.346cm" draw:marker-start-center="false" draw:marker-end="" draw:marker-end-width="0.346cm" draw:marker-end-center="false" svg:stroke-opacity="100%" draw:stroke-linejoin="round" draw:fill="solid" draw:fill-color="#eb6617"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4" style:family="graphic">
      <style:graphic-properties draw:stroke="solid" draw:stroke-dash="Dashed_20__28_var_29__20_6801" svg:stroke-width="0.03cm" svg:stroke-color="#eb6617" draw:marker-start="" draw:marker-start-width="0.346cm" draw:marker-start-center="false" draw:marker-end="" draw:marker-end-width="0.346cm" draw:marker-end-center="false" svg:stroke-opacity="100%" draw:stroke-linejoin="round" draw:fill="solid" draw:fill-color="#eb6617"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5" style:family="graphic">
      <style:graphic-properties draw:stroke="solid" draw:stroke-dash="Dashed_20__28_var_29__20_6802" svg:stroke-width="0.019cm" svg:stroke-color="#eb6617"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6" style:family="graphic">
      <style:graphic-properties draw:stroke="solid" draw:stroke-dash="Dashed_20__28_var_29__20_6803"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solid" draw:stroke-dash="Dashed_20__28_var_29__20_6804"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8" style:family="graphic">
      <style:graphic-properties draw:stroke="solid" draw:stroke-dash="Dashed_20__28_var_29__20_5608" svg:stroke-width="0.019cm" svg:stroke-color="#eb6617"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9" style:family="graphic">
      <style:graphic-properties draw:stroke="solid" draw:stroke-dash="Dashed_20__28_var_29__20_6805"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6806"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solid" draw:stroke-dash="Dashed_20__28_var_29__20_6807" svg:stroke-width="0.019cm" svg:stroke-color="#eb6617"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2" style:family="graphic">
      <style:graphic-properties draw:stroke="solid" draw:stroke-dash="Dashed_20__28_var_29__20_6808"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5613"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solid" draw:stroke-dash="Dashed_20__28_var_29__20_5614" svg:stroke-width="0.019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5" style:family="graphic">
      <style:graphic-properties draw:stroke="solid" draw:stroke-dash="Dashed_20__28_var_29__20_5615"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5616"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solid" draw:stroke-dash="Dashed_20__28_var_29__20_5617" svg:stroke-width="0.019cm" svg:stroke-color="#eb6617"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8" style:family="graphic">
      <style:graphic-properties draw:stroke="solid" draw:stroke-dash="Dashed_20__28_var_29__20_5618"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5619"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solid" draw:stroke-dash="Dashed_20__28_var_29__20_5620" svg:stroke-width="0.019cm" svg:stroke-color="#eb6617"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1" style:family="graphic">
      <style:graphic-properties draw:stroke="solid" draw:stroke-dash="Dashed_20__28_var_29__20_5621"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5622"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solid" draw:stroke-dash="Dashed_20__28_var_29__20_5623" svg:stroke-width="0.019cm" svg:stroke-color="#eb6617"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4" style:family="graphic">
      <style:graphic-properties draw:stroke="solid" draw:stroke-dash="Dashed_20__28_var_29__20_5624"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6809" svg:stroke-width="0.03cm" svg:stroke-color="#eb6617" draw:marker-start="" draw:marker-start-width="0.346cm" draw:marker-start-center="false" draw:marker-end=""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solid" draw:stroke-dash="Dashed_20__28_var_29__20_6810" svg:stroke-width="0.019cm" svg:stroke-color="#009bb5"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7" style:family="graphic">
      <style:graphic-properties draw:stroke="solid" draw:stroke-dash="Dashed_20__28_var_29__20_5630" svg:stroke-width="0.019cm" svg:stroke-color="#009bb5" draw:marker-start="" draw:marker-start-width="0.33cm" draw:marker-start-center="false" draw:marker-end="" draw:marker-end-width="0.33cm" draw:marker-end-center="false" svg:stroke-opacity="100%" draw:stroke-linejoin="round" draw:fill="solid" draw:fill-color="#00808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solid" draw:stroke-dash="Dashed_20__28_var_29__20_5632" svg:stroke-width="0.019cm" svg:stroke-color="#009bb5" draw:marker-start="" draw:marker-start-width="0.33cm" draw:marker-start-center="false" draw:marker-end="" draw:marker-end-width="0.33cm" draw:marker-end-center="false" svg:stroke-opacity="100%" draw:stroke-linejoin="round" draw:fill="solid" draw:fill-color="#00808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none" draw:stroke-dash="Dashed_20__28_var_29__20_681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644cm" fo:min-width="0.8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solid" draw:stroke-dash="Dashed_20__28_var_29__20_6812" svg:stroke-width="0.019cm" svg:stroke-color="#009bb5"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1" style:family="graphic">
      <style:graphic-properties draw:stroke="solid" draw:stroke-dash="Dashed_20__28_var_29__20_6813" svg:stroke-width="0.019cm" svg:stroke-color="#009bb5"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solid" draw:stroke-dash="Dashed_20__28_var_29__20_6814" svg:stroke-width="0.019cm" svg:stroke-color="#009bb5" draw:marker-start="" draw:marker-start-width="0.33cm" draw:marker-start-center="false" draw:marker-end="" draw:marker-end-width="0.33cm" draw:marker-end-center="false" svg:stroke-opacity="100%" draw:stroke-linejoin="round" draw:fill="solid" draw:fill-color="#00808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3" style:family="graphic">
      <style:graphic-properties draw:stroke="solid" draw:stroke-dash="Dashed_20__28_var_29__20_6815" svg:stroke-width="0.019cm" svg:stroke-color="#009bb5" draw:marker-start="" draw:marker-start-width="0.33cm" draw:marker-start-center="false" draw:marker-end="" draw:marker-end-width="0.33cm" draw:marker-end-center="false" svg:stroke-opacity="100%" draw:stroke-linejoin="round" draw:fill="solid" draw:fill-color="#00808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none" draw:stroke-dash="Dashed_20__28_var_29__20_563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644cm" fo:min-width="0.80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5" style:family="graphic">
      <style:graphic-properties draw:stroke="none" draw:stroke-dash="Dashed_20__28_var_29__20_681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642cm" fo:min-width="0.8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6" style:family="graphic">
      <style:graphic-properties draw:stroke="none" draw:stroke-dash="Dashed_20__28_var_29__20_681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644cm" fo:min-width="0.8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7" style:family="graphic">
      <style:graphic-properties draw:stroke="solid" draw:stroke-dash="Dashed_20__28_var_29__20_6818" svg:stroke-width="0.019cm" svg:stroke-color="#009bb5"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8"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19"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64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0"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1" style:family="graphic">
      <style:graphic-properties draw:stroke="solid" svg:stroke-width="0.049cm" svg:stroke-color="#000000" draw:marker-start-width="0.275cm" draw:marker-start-center="false" draw:marker-end-width="0.27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dash" draw:stroke-dash="Fine_20_Dashed" svg:stroke-width="0.049cm" svg:stroke-color="#000000" draw:marker-start-width="0.275cm" draw:marker-start-center="false" draw:marker-end-width="0.27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4"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63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5"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6" style:family="graphic">
      <style:graphic-properties fo:margin-left="0.6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7" style:family="graphic">
      <style:graphic-properties draw:stroke="none" draw:stroke-dash="Dashed_20__28_var_29__20_6336"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8" style:family="graphic">
      <style:graphic-properties draw:stroke="none" draw:stroke-dash="Dashed_20__28_var_29__20_6337"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3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9"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0" style:family="graphic">
      <style:graphic-properties draw:stroke="solid" svg:stroke-width="0.049cm" svg:stroke-color="#000000" draw:marker-start-width="0.275cm" draw:marker-start-center="false" draw:marker-end-width="0.27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52cm" fo:padding-bottom="0.152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none" draw:stroke-dash="Dashed_20__28_var_29__20_6338"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30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2" style:family="graphic">
      <style:graphic-properties draw:stroke="none" draw:stroke-dash="Dashed_20__28_var_29__20_6339"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37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3" style:family="graphic">
      <style:graphic-properties draw:stroke="dash" draw:stroke-dash="Dashed_20__28_var_29__20_6344"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dash" draw:stroke-dash="Dashed_20__28_var_29__20_6345"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5" style:family="graphic">
      <style:graphic-properties draw:stroke="dash" draw:stroke-dash="Dashed_20__28_var_29__20_6346"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6" style:family="graphic">
      <style:graphic-properties draw:stroke="none" draw:stroke-dash="Dashed_20__28_var_29__20_6340"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7" style:family="graphic">
      <style:graphic-properties draw:stroke="none" draw:stroke-dash="Dashed_20__28_var_29__20_6341"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8" style:family="graphic">
      <style:graphic-properties draw:stroke="none" draw:stroke-dash="Dashed_20__28_var_29__20_6342"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2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9" style:family="graphic">
      <style:graphic-properties draw:stroke="solid" draw:stroke-dash="Dashed_20__28_var_29__20_6347" svg:stroke-width="0.049cm" svg:stroke-color="#000000" draw:marker-start-width="0.275cm" draw:marker-start-center="false" draw:marker-end-width="0.27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0" style:family="graphic">
      <style:graphic-properties draw:stroke="dash" draw:stroke-dash="Dashed_20__28_var_29__20_6348" svg:stroke-width="0.049cm" svg:stroke-color="#000000" draw:marker-start-width="0.275cm" draw:marker-start-center="false" draw:marker-end-width="0.27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1" style:family="graphic">
      <style:graphic-properties draw:stroke="none" draw:stroke-dash="Dashed_20__28_var_29__20_6343" svg:stroke-width="0cm" svg:stroke-color="#000000" draw:marker-start-width="0.3cm" draw:marker-start-center="false"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66cm" fo:min-width="0.32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2" style:family="graphic">
      <style:graphic-properties draw:stroke="solid" svg:stroke-width="0.049cm" svg:stroke-color="#000000" draw:marker-start-width="0.275cm" draw:marker-start-center="false"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43" style:family="graphic">
      <style:graphic-properties fo:margin-left="0.3cm" fo:margin-right="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44"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false" draw:fit-to-size="false" style:shrink-to-fit="false" draw:fit-to-contour="false" fo:max-height="0cm" fo:max-width="0cm" fo:min-height="0.413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5"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false" draw:auto-grow-width="false" draw:fit-to-size="false" style:shrink-to-fit="false" draw:fit-to-contour="false" fo:max-height="0cm" fo:max-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6"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7"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27cm" fo:min-width="0.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8"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9"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false" draw:fit-to-size="false" style:shrink-to-fit="false" draw:fit-to-contour="false" fo:max-height="0cm" fo:max-width="0cm" fo:min-height="0.48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0"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false" draw:fit-to-size="false" style:shrink-to-fit="false" draw:fit-to-contour="false" fo:max-height="0cm" fo:max-width="0cm" fo:min-height="0.478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5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5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draw:g text:anchor-type="paragraph" draw:z-index="17" draw:name="Forme5" draw:style-name="gr90"><draw:custom-shape draw:style-name="gr178" draw:text-style-name="P96" svg:width="3.964cm" svg:height="0.641cm" draw:transform="skewX (0.00279252680319092) rotate (0.0872664625997165) translate (-0.370416666666667cm -0.0934861111111111cm)"><text:p text:style-name="P95"><text:span text:style-name="T59">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1"><draw:text-box fo:min-height="3.93cm"><text:section text:style-name="Sect1" text:name="Section5"><text:p text:style-name="P27"/><text:list xml:id="list3622171290" text:style-name="Enonce2"><text:list-header><text:p text:style-name="P38"><text:span text:style-name="T15">Construis un</text:span> patron d’une pyramide <text:span text:style-name="T24">régulière</text:span> dont la base est un rectangle.</text:p></text:list-header></text:list><text:list xml:id="list1215240642" text:style-name="_5f_Numérotation_20_des_20_exercices_20_livrets"><text:list-header><text:p text:style-name="P45"><text:span text:style-name="Bold_5f_niv2"><text:span text:style-name="T7">Correction</text:span></text:span></text:p></text:list-header></text:list><text:p text:style-name="P3"><text:span text:style-name="_5f_BVS"><text:span text:style-name="T8"><draw:g text:anchor-type="as-char" svg:y="0cm" draw:z-index="16" draw:name="Forme6" draw:style-name="gr179"><draw:polygon draw:style-name="gr180" draw:text-style-name="P97" svg:width="4.725cm" svg:height="3.619cm" svg:x="0.087cm" svg:y="0.206cm" svg:viewBox="0 0 4726 3620" draw:points="7,1857 1386,2487 2400,3620 3374,2443 4726,1783 3374,1165 2331,0 1396,1189 0,1873"><text:p/></draw:polygon><draw:polygon draw:style-name="gr180" draw:text-style-name="P97" svg:width="4.729cm" svg:height="3.622cm" svg:x="0.075cm" svg:y="0.153cm" svg:viewBox="0 0 4730 3623" draw:points="10,1857 1392,2487 2404,3623 3377,2443 4730,1783 3377,1165 2331,0 1399,1189 0,1873"><text:p/></draw:polygon><draw:line draw:style-name="gr181" draw:text-style-name="P98" svg:x1="2.428cm" svg:y1="0.164cm" svg:x2="1.471cm" svg:y2="1.349cm"><text:p/></draw:line><draw:g draw:style-name="gr41"><draw:line draw:style-name="gr182" draw:text-style-name="P74" svg:x1="2.684cm" svg:y1="0cm" svg:x2="2.657cm" svg:y2="0.01cm"><text:p/></draw:line><draw:line draw:style-name="gr182" draw:text-style-name="P74" svg:x1="2.653cm" svg:y1="0.013cm" svg:x2="2.63cm" svg:y2="0.026cm"><text:p/></draw:line><draw:line draw:style-name="gr182" draw:text-style-name="P74" svg:x1="2.623cm" svg:y1="0.026cm" svg:x2="2.597cm" svg:y2="0.042cm"><text:p/></draw:line><draw:line draw:style-name="gr182" draw:text-style-name="P74" svg:x1="2.594cm" svg:y1="0.036cm" svg:x2="2.567cm" svg:y2="0.059cm"><text:p/></draw:line><draw:line draw:style-name="gr182" draw:text-style-name="P74" svg:x1="2.569cm" svg:y1="0.058cm" svg:x2="2.546cm" svg:y2="0.074cm"><text:p/></draw:line><draw:line draw:style-name="gr182" draw:text-style-name="P74" svg:x1="2.542cm" svg:y1="0.079cm" svg:x2="2.516cm" svg:y2="0.096cm"><text:p/></draw:line><draw:line draw:style-name="gr182" draw:text-style-name="P74" svg:x1="2.519cm" svg:y1="0.093cm" svg:x2="2.493cm" svg:y2="0.113cm"><text:p/></draw:line><draw:line draw:style-name="gr182" draw:text-style-name="P74" svg:x1="2.493cm" svg:y1="0.111cm" svg:x2="2.47cm" svg:y2="0.131cm"><text:p/></draw:line><draw:line draw:style-name="gr182" draw:text-style-name="P74" svg:x1="2.467cm" svg:y1="0.133cm" svg:x2="2.44cm" svg:y2="0.149cm"><text:p/></draw:line><draw:line draw:style-name="gr182" draw:text-style-name="P74" svg:x1="2.441cm" svg:y1="0.153cm" svg:x2="2.418cm" svg:y2="0.173cm"><text:p/></draw:line><draw:line draw:style-name="gr182" draw:text-style-name="P74" svg:x1="2.422cm" svg:y1="0.164cm" svg:x2="2.396cm" svg:y2="0.187cm"><text:p/></draw:line><draw:line draw:style-name="gr182" draw:text-style-name="P74" svg:x1="2.393cm" svg:y1="0.187cm" svg:x2="2.366cm" svg:y2="0.213cm"><text:p/></draw:line><draw:line draw:style-name="gr182" draw:text-style-name="P74" svg:x1="2.368cm" svg:y1="0.216cm" svg:x2="2.351cm" svg:y2="0.233cm"><text:p/></draw:line><draw:line draw:style-name="gr182" draw:text-style-name="P74" svg:x1="2.348cm" svg:y1="0.23cm" svg:x2="2.322cm" svg:y2="0.25cm"><text:p/></draw:line><draw:line draw:style-name="gr182" draw:text-style-name="P74" svg:x1="2.571cm" svg:y1="0.326cm" svg:x2="2.548cm" svg:y2="0.303cm"><text:p/></draw:line><draw:line draw:style-name="gr182" draw:text-style-name="P74" svg:x1="2.55cm" svg:y1="0.296cm" svg:x2="2.53cm" svg:y2="0.273cm"><text:p/></draw:line><draw:line draw:style-name="gr182" draw:text-style-name="P74" svg:x1="2.535cm" svg:y1="0.273cm" svg:x2="2.515cm" svg:y2="0.25cm"><text:p/></draw:line><draw:line draw:style-name="gr182" draw:text-style-name="P74" svg:x1="2.508cm" svg:y1="0.25cm" svg:x2="2.481cm" svg:y2="0.23cm"><text:p/></draw:line><draw:line draw:style-name="gr182" draw:text-style-name="P74" svg:x1="2.481cm" svg:y1="0.233cm" svg:x2="2.458cm" svg:y2="0.216cm"><text:p/></draw:line><draw:line draw:style-name="gr182" draw:text-style-name="P74" svg:x1="2.46cm" svg:y1="0.213cm" svg:x2="2.44cm" svg:y2="0.187cm"><text:p/></draw:line><draw:line draw:style-name="gr182" draw:text-style-name="P74" svg:x1="2.441cm" svg:y1="0.187cm" svg:x2="2.418cm" svg:y2="0.164cm"><text:p/></draw:line><draw:line draw:style-name="gr182" draw:text-style-name="P74" svg:x1="2.422cm" svg:y1="0.173cm" svg:x2="2.396cm" svg:y2="0.153cm"><text:p/></draw:line><draw:line draw:style-name="gr182" draw:text-style-name="P74" svg:x1="2.393cm" svg:y1="0.149cm" svg:x2="2.366cm" svg:y2="0.133cm"><text:p/></draw:line><draw:line draw:style-name="gr182" draw:text-style-name="P74" svg:x1="2.366cm" svg:y1="0.131cm" svg:x2="2.343cm" svg:y2="0.111cm"><text:p/></draw:line><draw:line draw:style-name="gr182" draw:text-style-name="P74" svg:x1="2.343cm" svg:y1="0.113cm" svg:x2="2.313cm" svg:y2="0.093cm"><text:p/></draw:line><draw:line draw:style-name="gr182" draw:text-style-name="P74" svg:x1="2.317cm" svg:y1="0.096cm" svg:x2="2.291cm" svg:y2="0.079cm"><text:p/></draw:line><draw:line draw:style-name="gr182" draw:text-style-name="P74" svg:x1="2.29cm" svg:y1="0.074cm" svg:x2="2.264cm" svg:y2="0.058cm"><text:p/></draw:line><draw:line draw:style-name="gr182" draw:text-style-name="P74" svg:x1="2.259cm" svg:y1="0.059cm" svg:x2="2.232cm" svg:y2="0.036cm"><text:p/></draw:line><draw:line draw:style-name="gr182" draw:text-style-name="P74" svg:x1="2.405cm" svg:y1="0.164cm" svg:x2="2.425cm" svg:y2="0.164cm"><text:p/></draw:line><draw:line draw:style-name="gr182" draw:text-style-name="P74" svg:x1="2.418cm" svg:y1="0.153cm" svg:x2="2.418cm" svg:y2="0.18cm"><text:p/></draw:line></draw:g><draw:g draw:style-name="gr41"><draw:line draw:style-name="gr182" draw:text-style-name="P74" svg:x1="4.666cm" svg:y1="2.208cm" svg:x2="4.683cm" svg:y2="2.185cm"><text:p/></draw:line><draw:line draw:style-name="gr182" draw:text-style-name="P74" svg:x1="4.689cm" svg:y1="2.188cm" svg:x2="4.709cm" svg:y2="2.165cm"><text:p/></draw:line><draw:line draw:style-name="gr182" draw:text-style-name="P74" svg:x1="4.705cm" svg:y1="2.161cm" svg:x2="4.725cm" svg:y2="2.135cm"><text:p/></draw:line><draw:line draw:style-name="gr182" draw:text-style-name="P74" svg:x1="4.721cm" svg:y1="2.134cm" svg:x2="4.737cm" svg:y2="2.111cm"><text:p/></draw:line><draw:line draw:style-name="gr182" draw:text-style-name="P74" svg:x1="4.742cm" svg:y1="2.114cm" svg:x2="4.762cm" svg:y2="2.088cm"><text:p/></draw:line><draw:line draw:style-name="gr182" draw:text-style-name="P74" svg:x1="4.756cm" svg:y1="2.084cm" svg:x2="4.773cm" svg:y2="2.058cm"><text:p/></draw:line><draw:line draw:style-name="gr182" draw:text-style-name="P74" svg:x1="4.772cm" svg:y1="2.054cm" svg:x2="4.792cm" svg:y2="2.028cm"><text:p/></draw:line><draw:line draw:style-name="gr182" draw:text-style-name="P74" svg:x1="4.793cm" svg:y1="2.024cm" svg:x2="4.806cm" svg:y2="1.998cm"><text:p/></draw:line><draw:line draw:style-name="gr182" draw:text-style-name="P74" svg:x1="4.809cm" svg:y1="2.001cm" svg:x2="4.819cm" svg:y2="1.971cm"><text:p/></draw:line><draw:line draw:style-name="gr182" draw:text-style-name="P74" svg:x1="4.816cm" svg:y1="1.967cm" svg:x2="4.832cm" svg:y2="1.941cm"><text:p/></draw:line><draw:line draw:style-name="gr182" draw:text-style-name="P74" svg:x1="4.834cm" svg:y1="1.946cm" svg:x2="4.844cm" svg:y2="1.913cm"><text:p/></draw:line><draw:line draw:style-name="gr182" draw:text-style-name="P74" svg:x1="4.848cm" svg:y1="1.914cm" svg:x2="4.858cm" svg:y2="1.888cm"><text:p/></draw:line><draw:line draw:style-name="gr182" draw:text-style-name="P74" svg:x1="4.861cm" svg:y1="1.887cm" svg:x2="4.874cm" svg:y2="1.851cm"><text:p/></draw:line><draw:line draw:style-name="gr182" draw:text-style-name="P74" svg:x1="4.869cm" svg:y1="1.853cm" svg:x2="4.876cm" svg:y2="1.827cm"><text:p/></draw:line><draw:line draw:style-name="gr182" draw:text-style-name="P74" svg:x1="4.877cm" svg:y1="1.827cm" svg:x2="4.89cm" svg:y2="1.797cm"><text:p/></draw:line><draw:line draw:style-name="gr182" draw:text-style-name="P74" svg:x1="4.891cm" svg:y1="1.796cm" svg:x2="4.897cm" svg:y2="1.763cm"><text:p/></draw:line><draw:line draw:style-name="gr182" draw:text-style-name="P74" svg:x1="4.901cm" svg:y1="1.767cm" svg:x2="4.908cm" svg:y2="1.737cm"><text:p/></draw:line><draw:line draw:style-name="gr182" draw:text-style-name="P74" svg:x1="4.911cm" svg:y1="2.223cm" svg:x2="4.901cm" svg:y2="2.196cm"><text:p/></draw:line><draw:line draw:style-name="gr182" draw:text-style-name="P74" svg:x1="4.908cm" svg:y1="2.195cm" svg:x2="4.901cm" svg:y2="2.165cm"><text:p/></draw:line><draw:line draw:style-name="gr182" draw:text-style-name="P74" svg:x1="4.897cm" svg:y1="2.16cm" svg:x2="4.891cm" svg:y2="2.13cm"><text:p/></draw:line><draw:line draw:style-name="gr182" draw:text-style-name="P74" svg:x1="4.89cm" svg:y1="2.13cm" svg:x2="4.877cm" svg:y2="2.1cm"><text:p/></draw:line><draw:line draw:style-name="gr182" draw:text-style-name="P74" svg:x1="4.876cm" svg:y1="2.102cm" svg:x2="4.869cm" svg:y2="2.075cm"><text:p/></draw:line><draw:line draw:style-name="gr182" draw:text-style-name="P74" svg:x1="4.874cm" svg:y1="2.072cm" svg:x2="4.861cm" svg:y2="2.045cm"><text:p/></draw:line><draw:line draw:style-name="gr182" draw:text-style-name="P74" svg:x1="4.858cm" svg:y1="2.048cm" svg:x2="4.848cm" svg:y2="2.015cm"><text:p/></draw:line><draw:line draw:style-name="gr182" draw:text-style-name="P74" svg:x1="4.844cm" svg:y1="2.014cm" svg:x2="4.834cm" svg:y2="1.984cm"><text:p/></draw:line><draw:line draw:style-name="gr182" draw:text-style-name="P74" svg:x1="4.832cm" svg:y1="1.986cm" svg:x2="4.816cm" svg:y2="1.956cm"><text:p/></draw:line><draw:line draw:style-name="gr182" draw:text-style-name="P74" svg:x1="4.819cm" svg:y1="1.953cm" svg:x2="4.809cm" svg:y2="1.927cm"><text:p/></draw:line><draw:line draw:style-name="gr182" draw:text-style-name="P74" svg:x1="4.806cm" svg:y1="1.93cm" svg:x2="4.793cm" svg:y2="1.903cm"><text:p/></draw:line><draw:line draw:style-name="gr182" draw:text-style-name="P74" svg:x1="4.792cm" svg:y1="1.901cm" svg:x2="4.772cm" svg:y2="1.874cm"><text:p/></draw:line><draw:line draw:style-name="gr182" draw:text-style-name="P74" svg:x1="4.773cm" svg:y1="1.878cm" svg:x2="4.756cm" svg:y2="1.851cm"><text:p/></draw:line><draw:line draw:style-name="gr182" draw:text-style-name="P74" svg:x1="4.762cm" svg:y1="1.847cm" svg:x2="4.742cm" svg:y2="1.821cm"><text:p/></draw:line><draw:line draw:style-name="gr182" draw:text-style-name="P74" svg:x1="4.737cm" svg:y1="1.82cm" svg:x2="4.721cm" svg:y2="1.797cm"><text:p/></draw:line><draw:line draw:style-name="gr182" draw:text-style-name="P74" svg:x1="4.725cm" svg:y1="1.794cm" svg:x2="4.705cm" svg:y2="1.767cm"><text:p/></draw:line><draw:line draw:style-name="gr182" draw:text-style-name="P74" svg:x1="4.709cm" svg:y1="1.77cm" svg:x2="4.689cm" svg:y2="1.744cm"><text:p/></draw:line><draw:line draw:style-name="gr182" draw:text-style-name="P74" svg:x1="4.911cm" svg:y1="2.223cm" svg:x2="4.901cm" svg:y2="2.196cm"><text:p/></draw:line><draw:line draw:style-name="gr182" draw:text-style-name="P74" svg:x1="4.908cm" svg:y1="2.195cm" svg:x2="4.901cm" svg:y2="2.165cm"><text:p/></draw:line><draw:line draw:style-name="gr182" draw:text-style-name="P74" svg:x1="4.897cm" svg:y1="2.16cm" svg:x2="4.891cm" svg:y2="2.13cm"><text:p/></draw:line><draw:line draw:style-name="gr182" draw:text-style-name="P74" svg:x1="4.89cm" svg:y1="2.13cm" svg:x2="4.877cm" svg:y2="2.1cm"><text:p/></draw:line><draw:line draw:style-name="gr182" draw:text-style-name="P74" svg:x1="4.876cm" svg:y1="2.102cm" svg:x2="4.869cm" svg:y2="2.075cm"><text:p/></draw:line><draw:line draw:style-name="gr182" draw:text-style-name="P74" svg:x1="4.874cm" svg:y1="2.072cm" svg:x2="4.861cm" svg:y2="2.045cm"><text:p/></draw:line><draw:line draw:style-name="gr182" draw:text-style-name="P74" svg:x1="4.858cm" svg:y1="2.048cm" svg:x2="4.848cm" svg:y2="2.015cm"><text:p/></draw:line><draw:line draw:style-name="gr182" draw:text-style-name="P74" svg:x1="4.844cm" svg:y1="2.014cm" svg:x2="4.834cm" svg:y2="1.984cm"><text:p/></draw:line><draw:line draw:style-name="gr182" draw:text-style-name="P74" svg:x1="4.832cm" svg:y1="1.986cm" svg:x2="4.816cm" svg:y2="1.956cm"><text:p/></draw:line><draw:line draw:style-name="gr182" draw:text-style-name="P74" svg:x1="4.819cm" svg:y1="1.953cm" svg:x2="4.809cm" svg:y2="1.927cm"><text:p/></draw:line><draw:line draw:style-name="gr182" draw:text-style-name="P74" svg:x1="4.806cm" svg:y1="1.93cm" svg:x2="4.793cm" svg:y2="1.903cm"><text:p/></draw:line><draw:line draw:style-name="gr182" draw:text-style-name="P74" svg:x1="4.792cm" svg:y1="1.903cm" svg:x2="4.779cm" svg:y2="1.913cm"><text:p/></draw:line><draw:line draw:style-name="gr182" draw:text-style-name="P74" svg:x1="4.773cm" svg:y1="1.878cm" svg:x2="4.756cm" svg:y2="1.851cm"><text:p/></draw:line><draw:line draw:style-name="gr182" draw:text-style-name="P74" svg:x1="4.762cm" svg:y1="1.847cm" svg:x2="4.742cm" svg:y2="1.821cm"><text:p/></draw:line><draw:line draw:style-name="gr182" draw:text-style-name="P74" svg:x1="4.737cm" svg:y1="1.82cm" svg:x2="4.721cm" svg:y2="1.797cm"><text:p/></draw:line><draw:line draw:style-name="gr182" draw:text-style-name="P74" svg:x1="4.725cm" svg:y1="1.794cm" svg:x2="4.705cm" svg:y2="1.767cm"><text:p/></draw:line><draw:line draw:style-name="gr182" draw:text-style-name="P74" svg:x1="4.709cm" svg:y1="1.77cm" svg:x2="4.689cm" svg:y2="1.744cm"><text:p/></draw:line><draw:line draw:style-name="gr182" draw:text-style-name="P74" svg:x1="4.809cm" svg:y1="1.957cm" svg:x2="4.835cm" svg:y2="1.957cm"><text:p/></draw:line><draw:line draw:style-name="gr182" draw:text-style-name="P74" svg:x1="4.818cm" svg:y1="1.941cm" svg:x2="4.818cm" svg:y2="1.968cm"><text:p/></draw:line></draw:g><draw:g draw:style-name="gr41"><draw:line draw:style-name="gr182" draw:text-style-name="P74" svg:x1="2.329cm" svg:y1="3.679cm" svg:x2="2.352cm" svg:y2="3.705cm"><text:p/></draw:line><draw:line draw:style-name="gr182" draw:text-style-name="P74" svg:x1="2.352cm" svg:y1="3.709cm" svg:x2="2.372cm" svg:y2="3.729cm"><text:p/></draw:line><draw:line draw:style-name="gr182" draw:text-style-name="P74" svg:x1="2.373cm" svg:y1="3.726cm" svg:x2="2.396cm" svg:y2="3.749cm"><text:p/></draw:line><draw:line draw:style-name="gr182" draw:text-style-name="P74" svg:x1="2.396cm" svg:y1="3.749cm" svg:x2="2.419cm" svg:y2="3.775cm"><text:p/></draw:line><draw:line draw:style-name="gr182" draw:text-style-name="P74" svg:x1="2.418cm" svg:y1="3.769cm" svg:x2="2.438cm" svg:y2="3.795cm"><text:p/></draw:line><draw:line draw:style-name="gr182" draw:text-style-name="P74" svg:x1="2.44cm" svg:y1="3.799cm" svg:x2="2.466cm" svg:y2="3.822cm"><text:p/></draw:line><draw:line draw:style-name="gr182" draw:text-style-name="P74" svg:x1="2.463cm" svg:y1="3.817cm" svg:x2="2.486cm" svg:y2="3.834cm"><text:p/></draw:line><draw:line draw:style-name="gr182" draw:text-style-name="P74" svg:x1="2.493cm" svg:y1="3.84cm" svg:x2="2.516cm" svg:y2="3.86cm"><text:p/></draw:line><draw:line draw:style-name="gr182" draw:text-style-name="P74" svg:x1="2.515cm" svg:y1="3.859cm" svg:x2="2.541cm" svg:y2="3.879cm"><text:p/></draw:line><draw:line draw:style-name="gr182" draw:text-style-name="P74" svg:x1="2.537cm" svg:y1="3.883cm" svg:x2="2.56cm" svg:y2="3.903cm"><text:p/></draw:line><draw:line draw:style-name="gr182" draw:text-style-name="P74" svg:x1="2.56cm" svg:y1="3.896cm" svg:x2="2.586cm" svg:y2="3.913cm"><text:p/></draw:line><draw:line draw:style-name="gr182" draw:text-style-name="P74" svg:x1="2.59cm" svg:y1="3.913cm" svg:x2="2.617cm" svg:y2="3.929cm"><text:p/></draw:line><draw:line draw:style-name="gr182" draw:text-style-name="P74" svg:x1="2.612cm" svg:y1="3.926cm" svg:x2="2.639cm" svg:y2="3.943cm"><text:p/></draw:line><draw:line draw:style-name="gr182" draw:text-style-name="P74" svg:x1="2.642cm" svg:y1="3.95cm" svg:x2="2.662cm" svg:y2="3.97cm"><text:p/></draw:line><draw:line draw:style-name="gr182" draw:text-style-name="P74" svg:x1="2.664cm" svg:y1="3.959cm" svg:x2="2.694cm" svg:y2="3.972cm"><text:p/></draw:line><draw:line draw:style-name="gr182" draw:text-style-name="P74" svg:x1="2.694cm" svg:y1="3.98cm" svg:x2="2.72cm" svg:y2="4cm"><text:p/></draw:line><draw:line draw:style-name="gr182" draw:text-style-name="P74" svg:x1="2.329cm" svg:y1="3.679cm" svg:x2="2.352cm" svg:y2="3.705cm"><text:p/></draw:line><draw:line draw:style-name="gr182" draw:text-style-name="P74" svg:x1="2.352cm" svg:y1="3.709cm" svg:x2="2.372cm" svg:y2="3.729cm"><text:p/></draw:line><draw:line draw:style-name="gr182" draw:text-style-name="P74" svg:x1="2.373cm" svg:y1="3.726cm" svg:x2="2.396cm" svg:y2="3.749cm"><text:p/></draw:line><draw:line draw:style-name="gr182" draw:text-style-name="P74" svg:x1="2.396cm" svg:y1="3.749cm" svg:x2="2.419cm" svg:y2="3.775cm"><text:p/></draw:line><draw:line draw:style-name="gr182" draw:text-style-name="P74" svg:x1="2.418cm" svg:y1="3.769cm" svg:x2="2.438cm" svg:y2="3.795cm"><text:p/></draw:line><draw:line draw:style-name="gr182" draw:text-style-name="P74" svg:x1="2.44cm" svg:y1="3.799cm" svg:x2="2.466cm" svg:y2="3.822cm"><text:p/></draw:line><draw:line draw:style-name="gr182" draw:text-style-name="P74" svg:x1="2.463cm" svg:y1="3.817cm" svg:x2="2.486cm" svg:y2="3.834cm"><text:p/></draw:line><draw:line draw:style-name="gr182" draw:text-style-name="P74" svg:x1="2.493cm" svg:y1="3.84cm" svg:x2="2.516cm" svg:y2="3.86cm"><text:p/></draw:line><draw:line draw:style-name="gr182" draw:text-style-name="P74" svg:x1="2.515cm" svg:y1="3.859cm" svg:x2="2.541cm" svg:y2="3.879cm"><text:p/></draw:line><draw:line draw:style-name="gr182" draw:text-style-name="P74" svg:x1="2.537cm" svg:y1="3.883cm" svg:x2="2.56cm" svg:y2="3.903cm"><text:p/></draw:line><draw:line draw:style-name="gr182" draw:text-style-name="P74" svg:x1="2.56cm" svg:y1="3.896cm" svg:x2="2.586cm" svg:y2="3.913cm"><text:p/></draw:line><draw:line draw:style-name="gr182" draw:text-style-name="P74" svg:x1="2.59cm" svg:y1="3.913cm" svg:x2="2.617cm" svg:y2="3.929cm"><text:p/></draw:line><draw:line draw:style-name="gr182" draw:text-style-name="P74" svg:x1="2.612cm" svg:y1="3.926cm" svg:x2="2.639cm" svg:y2="3.943cm"><text:p/></draw:line><draw:line draw:style-name="gr182" draw:text-style-name="P74" svg:x1="2.642cm" svg:y1="3.95cm" svg:x2="2.662cm" svg:y2="3.97cm"><text:p/></draw:line><draw:line draw:style-name="gr182" draw:text-style-name="P74" svg:x1="2.664cm" svg:y1="3.959cm" svg:x2="2.694cm" svg:y2="3.972cm"><text:p/></draw:line><draw:line draw:style-name="gr182" draw:text-style-name="P74" svg:x1="2.694cm" svg:y1="3.98cm" svg:x2="2.72cm" svg:y2="4cm"><text:p/></draw:line><draw:line draw:style-name="gr182" draw:text-style-name="P74" svg:x1="2.336cm" svg:y1="3.943cm" svg:x2="2.359cm" svg:y2="3.926cm"><text:p/></draw:line><draw:line draw:style-name="gr182" draw:text-style-name="P74" svg:x1="2.358cm" svg:y1="3.929cm" svg:x2="2.385cm" svg:y2="3.913cm"><text:p/></draw:line><draw:line draw:style-name="gr182" draw:text-style-name="P74" svg:x1="2.388cm" svg:y1="3.913cm" svg:x2="2.418cm" svg:y2="3.896cm"><text:p/></draw:line><draw:line draw:style-name="gr182" draw:text-style-name="P74" svg:x1="2.418cm" svg:y1="3.903cm" svg:x2="2.441cm" svg:y2="3.883cm"><text:p/></draw:line><draw:line draw:style-name="gr182" draw:text-style-name="P74" svg:x1="2.44cm" svg:y1="3.879cm" svg:x2="2.466cm" svg:y2="3.859cm"><text:p/></draw:line><draw:line draw:style-name="gr182" draw:text-style-name="P74" svg:x1="2.463cm" svg:y1="3.86cm" svg:x2="2.486cm" svg:y2="3.84cm"><text:p/></draw:line><draw:line draw:style-name="gr182" draw:text-style-name="P74" svg:x1="2.493cm" svg:y1="3.834cm" svg:x2="2.516cm" svg:y2="3.817cm"><text:p/></draw:line><draw:line draw:style-name="gr182" draw:text-style-name="P74" svg:x1="2.515cm" svg:y1="3.822cm" svg:x2="2.538cm" svg:y2="3.799cm"><text:p/></draw:line><draw:line draw:style-name="gr182" draw:text-style-name="P74" svg:x1="2.537cm" svg:y1="3.795cm" svg:x2="2.56cm" svg:y2="3.769cm"><text:p/></draw:line><draw:line draw:style-name="gr182" draw:text-style-name="P74" svg:x1="2.555cm" svg:y1="3.775cm" svg:x2="2.578cm" svg:y2="3.749cm"><text:p/></draw:line><draw:line draw:style-name="gr182" draw:text-style-name="P74" svg:x1="2.578cm" svg:y1="3.749cm" svg:x2="2.601cm" svg:y2="3.726cm"><text:p/></draw:line><draw:line draw:style-name="gr182" draw:text-style-name="P74" svg:x1="2.601cm" svg:y1="3.729cm" svg:x2="2.618cm" svg:y2="3.709cm"><text:p/></draw:line><draw:line draw:style-name="gr182" draw:text-style-name="P74" svg:x1="2.47cm" svg:y1="3.84cm" svg:x2="2.493cm" svg:y2="3.84cm"><text:p/></draw:line><draw:line draw:style-name="gr182" draw:text-style-name="P74" svg:x1="2.493cm" svg:y1="3.817cm" svg:x2="2.493cm" svg:y2="3.844cm"><text:p/></draw:line></draw:g><draw:g draw:style-name="gr41"><draw:line draw:style-name="gr182" draw:text-style-name="P74" svg:x1="0.001cm" svg:y1="1.844cm" svg:x2="0.008cm" svg:y2="1.874cm"><text:p/></draw:line><draw:line draw:style-name="gr182" draw:text-style-name="P74" svg:x1="0.008cm" svg:y1="1.871cm" svg:x2="0.021cm" svg:y2="1.901cm"><text:p/></draw:line><draw:line draw:style-name="gr182" draw:text-style-name="P74" svg:x1="0.02cm" svg:y1="1.897cm" svg:x2="0.027cm" svg:y2="1.927cm"><text:p/></draw:line><draw:line draw:style-name="gr182" draw:text-style-name="P74" svg:x1="0.029cm" svg:y1="1.927cm" svg:x2="0.042cm" svg:y2="1.957cm"><text:p/></draw:line><draw:line draw:style-name="gr182" draw:text-style-name="P74" svg:x1="0.043cm" svg:y1="1.957cm" svg:x2="0.053cm" svg:y2="1.983cm"><text:p/></draw:line><draw:line draw:style-name="gr182" draw:text-style-name="P74" svg:x1="0.057cm" svg:y1="1.984cm" svg:x2="0.064cm" svg:y2="2.02cm"><text:p/></draw:line><draw:line draw:style-name="gr182" draw:text-style-name="P74" svg:x1="0.065cm" svg:y1="2.015cm" svg:x2="0.082cm" svg:y2="2.042cm"><text:p/></draw:line><draw:line draw:style-name="gr182" draw:text-style-name="P74" svg:x1="0.082cm" svg:y1="2.045cm" svg:x2="0.092cm" svg:y2="2.075cm"><text:p/></draw:line><draw:line draw:style-name="gr182" draw:text-style-name="P74" svg:x1="0.094cm" svg:y1="2.075cm" svg:x2="0.11cm" svg:y2="2.101cm"><text:p/></draw:line><draw:line draw:style-name="gr182" draw:text-style-name="P74" svg:x1="0.105cm" svg:y1="2.1cm" svg:x2="0.122cm" svg:y2="2.123cm"><text:p/></draw:line><draw:line draw:style-name="gr182" draw:text-style-name="P74" svg:x1="0.124cm" svg:y1="2.125cm" svg:x2="0.144cm" svg:y2="2.152cm"><text:p/></draw:line><draw:line draw:style-name="gr182" draw:text-style-name="P74" svg:x1="0.141cm" svg:y1="2.165cm" svg:x2="0.161cm" svg:y2="2.188cm"><text:p/></draw:line><draw:line draw:style-name="gr182" draw:text-style-name="P74" svg:x1="0.158cm" svg:y1="2.185cm" svg:x2="0.171cm" svg:y2="2.211cm"><text:p/></draw:line><draw:line draw:style-name="gr182" draw:text-style-name="P74" svg:x1="0.171cm" svg:y1="2.208cm" svg:x2="0.191cm" svg:y2="2.231cm"><text:p/></draw:line><draw:line draw:style-name="gr182" draw:text-style-name="P74" svg:x1="0.192cm" svg:y1="2.232cm" svg:x2="0.212cm" svg:y2="2.259cm"><text:p/></draw:line><draw:line draw:style-name="gr182" draw:text-style-name="P74" svg:x1="0.214cm" svg:y1="2.262cm" svg:x2="0.234cm" svg:y2="2.288cm"><text:p/></draw:line><draw:line draw:style-name="gr182" draw:text-style-name="P74" svg:x1="0.191cm" svg:y1="1.844cm" svg:x2="0.171cm" svg:y2="1.87cm"><text:p/></draw:line><draw:line draw:style-name="gr182" draw:text-style-name="P74" svg:x1="0.171cm" svg:y1="1.871cm" svg:x2="0.158cm" svg:y2="1.897cm"><text:p/></draw:line><draw:line draw:style-name="gr182" draw:text-style-name="P74" svg:x1="0.161cm" svg:y1="1.894cm" svg:x2="0.141cm" svg:y2="1.921cm"><text:p/></draw:line><draw:line draw:style-name="gr182" draw:text-style-name="P74" svg:x1="0.144cm" svg:y1="1.924cm" svg:x2="0.124cm" svg:y2="1.944cm"><text:p/></draw:line><draw:line draw:style-name="gr182" draw:text-style-name="P74" svg:x1="0.122cm" svg:y1="1.941cm" svg:x2="0.105cm" svg:y2="1.977cm"><text:p/></draw:line><draw:line draw:style-name="gr182" draw:text-style-name="P74" svg:x1="0.11cm" svg:y1="1.979cm" svg:x2="0.094cm" svg:y2="2.002cm"><text:p/></draw:line><draw:line draw:style-name="gr182" draw:text-style-name="P74" svg:x1="0.092cm" svg:y1="2.001cm" svg:x2="0.082cm" svg:y2="2.027cm"><text:p/></draw:line><draw:line draw:style-name="gr182" draw:text-style-name="P74" svg:x1="0.082cm" svg:y1="2.028cm" svg:x2="0.065cm" svg:y2="2.058cm"><text:p/></draw:line><draw:line draw:style-name="gr182" draw:text-style-name="P74" svg:x1="0.064cm" svg:y1="2.058cm" svg:x2="0.057cm" svg:y2="2.091cm"><text:p/></draw:line><draw:line draw:style-name="gr182" draw:text-style-name="P74" svg:x1="0.053cm" svg:y1="2.088cm" svg:x2="0.043cm" svg:y2="2.118cm"><text:p/></draw:line><draw:line draw:style-name="gr182" draw:text-style-name="P74" svg:x1="0.042cm" svg:y1="2.12cm" svg:x2="0.029cm" svg:y2="2.15cm"><text:p/></draw:line><draw:line draw:style-name="gr182" draw:text-style-name="P74" svg:x1="0.027cm" svg:y1="2.155cm" svg:x2="0.02cm" svg:y2="2.182cm"><text:p/></draw:line><draw:line draw:style-name="gr182" draw:text-style-name="P74" svg:x1="0.021cm" svg:y1="2.178cm" svg:x2="0.008cm" svg:y2="2.205cm"><text:p/></draw:line><draw:line draw:style-name="gr182" draw:text-style-name="P74" svg:x1="0.008cm" svg:y1="2.208cm" svg:x2="0.001cm" svg:y2="2.241cm"><text:p/></draw:line><draw:line draw:style-name="gr182" draw:text-style-name="P74" svg:x1="0.065cm" svg:y1="2.038cm" svg:x2="0.092cm" svg:y2="2.038cm"><text:p/></draw:line><draw:line draw:style-name="gr182" draw:text-style-name="P74" svg:x1="0.075cm" svg:y1="2.024cm" svg:x2="0.075cm" svg:y2="2.051cm"><text:p/></draw:line></draw:g><draw:line draw:style-name="gr183" draw:text-style-name="P98" svg:x1="1.925cm" svg:y1="0.678cm" svg:x2="2.017cm" svg:y2="0.825cm"><text:p/></draw:line><draw:line draw:style-name="gr184" draw:text-style-name="P98" svg:x1="1.881cm" svg:y1="0.678cm" svg:x2="1.975cm" svg:y2="0.825cm"><text:p/></draw:line><draw:line draw:style-name="gr185" draw:text-style-name="P77" svg:x1="2.41cm" svg:y1="0.176cm" svg:x2="3.418cm" svg:y2="1.322cm"><text:p/></draw:line><draw:line draw:style-name="gr186" draw:text-style-name="P77" svg:x1="2.859cm" svg:y1="0.806cm" svg:x2="2.915cm" svg:y2="0.641cm"><text:p/></draw:line><draw:line draw:style-name="gr187" draw:text-style-name="P77" svg:x1="2.89cm" svg:y1="0.836cm" svg:x2="2.946cm" svg:y2="0.671cm"><text:p/></draw:line><draw:line draw:style-name="gr188" draw:text-style-name="P77" svg:x1="1.484cm" svg:y1="2.666cm" svg:x2="2.487cm" svg:y2="3.812cm"><text:p/></draw:line><draw:line draw:style-name="gr189" draw:text-style-name="P77" svg:x1="1.925cm" svg:y1="3.287cm" svg:x2="1.985cm" svg:y2="3.127cm"><text:p/></draw:line><draw:line draw:style-name="gr190" draw:text-style-name="P77" svg:x1="1.955cm" svg:y1="3.324cm" svg:x2="2.011cm" svg:y2="3.164cm"><text:p/></draw:line><draw:line draw:style-name="gr191" draw:text-style-name="P77" svg:x1="3.441cm" svg:y1="2.628cm" svg:x2="2.481cm" svg:y2="3.81cm"><text:p/></draw:line><draw:line draw:style-name="gr192" draw:text-style-name="P77" svg:x1="2.904cm" svg:y1="3.188cm" svg:x2="3.059cm" svg:y2="3.287cm"><text:p/></draw:line><draw:line draw:style-name="gr193" draw:text-style-name="P77" svg:x1="2.874cm" svg:y1="3.206cm" svg:x2="3.031cm" svg:y2="3.305cm"><text:p/></draw:line><draw:line draw:style-name="gr194" draw:text-style-name="P77" svg:x1="1.453cm" svg:y1="1.359cm" svg:x2="0.087cm" svg:y2="2.034cm"><text:p/></draw:line><draw:line draw:style-name="gr195" draw:text-style-name="P77" svg:x1="0.74cm" svg:y1="1.628cm" svg:x2="0.883cm" svg:y2="1.73cm"><text:p/></draw:line><draw:line draw:style-name="gr196" draw:text-style-name="P77" svg:x1="0.7cm" svg:y1="1.647cm" svg:x2="0.843cm" svg:y2="1.743cm"><text:p/></draw:line><draw:line draw:style-name="gr197" draw:text-style-name="P77" svg:x1="1.476cm" svg:y1="2.666cm" svg:x2="0.087cm" svg:y2="2.038cm"><text:p/></draw:line><draw:line draw:style-name="gr198" draw:text-style-name="P77" svg:x1="0.872cm" svg:y1="2.323cm" svg:x2="0.745cm" svg:y2="2.445cm"><text:p/></draw:line><draw:line draw:style-name="gr199" draw:text-style-name="P77" svg:x1="0.859cm" svg:y1="2.282cm" svg:x2="0.732cm" svg:y2="2.404cm"><text:p/></draw:line><draw:line draw:style-name="gr200" draw:text-style-name="P77" svg:x1="3.419cm" svg:y1="1.326cm" svg:x2="4.808cm" svg:y2="1.95cm"><text:p/></draw:line><draw:line draw:style-name="gr201" draw:text-style-name="P77" svg:x1="4.078cm" svg:y1="1.707cm" svg:x2="4.061cm" svg:y2="1.532cm"><text:p/></draw:line><draw:line draw:style-name="gr202" draw:text-style-name="P77" svg:x1="4.124cm" svg:y1="1.727cm" svg:x2="4.107cm" svg:y2="1.552cm"><text:p/></draw:line><draw:line draw:style-name="gr203" draw:text-style-name="P77" svg:x1="3.442cm" svg:y1="2.628cm" svg:x2="4.808cm" svg:y2="1.948cm"><text:p/></draw:line><draw:line draw:style-name="gr204" draw:text-style-name="P77" svg:x1="4.157cm" svg:y1="2.358cm" svg:x2="4.01cm" svg:y2="2.262cm"><text:p/></draw:line><draw:line draw:style-name="gr205" draw:text-style-name="P77" svg:x1="4.201cm" svg:y1="2.34cm" svg:x2="4.054cm" svg:y2="2.238cm"><text:p/></draw:line><draw:line draw:style-name="gr206" draw:text-style-name="P77" svg:x1="3.396cm" svg:y1="2.65cm" svg:x2="1.471cm" svg:y2="2.65cm"><text:p/></draw:line><draw:rect draw:style-name="gr207" draw:text-style-name="P99" svg:width="0.14cm" svg:height="0.145cm" svg:x="3.276cm" svg:y="1.344cm"><text:p/></draw:rect><draw:rect draw:style-name="gr208" draw:text-style-name="P99" svg:width="0.133cm" svg:height="0.156cm" svg:x="3.288cm" svg:y="2.496cm"><text:p/></draw:rect><draw:frame draw:style-name="gr209" draw:text-style-name="P100" svg:width="1.308cm" svg:height="0.895cm" svg:x="2.058cm" svg:y="1.12cm"><draw:text-box><text:p text:style-name="P86"><text:span text:style-name="T60"></text:span></text:p></draw:text-box></draw:frame><draw:line draw:style-name="gr210" draw:text-style-name="P77" svg:x1="1.484cm" svg:y1="1.336cm" svg:x2="3.416cm" svg:y2="1.336cm"><text:p/></draw:line><draw:line draw:style-name="gr211" draw:text-style-name="P77" svg:x1="1.471cm" svg:y1="1.349cm" svg:x2="1.471cm" svg:y2="2.643cm"><text:p/></draw:line><draw:rect draw:style-name="gr212" draw:text-style-name="P99" svg:width="0.138cm" svg:height="0.145cm" svg:x="1.482cm" svg:y="1.344cm"><text:p/></draw:rect><draw:rect draw:style-name="gr213" draw:text-style-name="P99" svg:width="0.138cm" svg:height="0.152cm" svg:x="1.482cm" svg:y="2.487cm"><text:p/></draw:rect><draw:frame draw:style-name="gr214" draw:text-style-name="P100" svg:width="1.304cm" svg:height="0.895cm" svg:x="2.103cm" svg:y="2.422cm"><draw:text-box><text:p text:style-name="P86"><text:span text:style-name="T60"></text:span></text:p></draw:text-box></draw:frame><draw:frame draw:style-name="gr215" draw:text-style-name="P100" svg:width="1.315cm" svg:height="0.893cm" svg:x="1.12cm" svg:y="1.847cm"><draw:text-box><text:p text:style-name="P86"><text:span text:style-name="T60"></text:span></text:p></draw:text-box></draw:frame><draw:frame draw:style-name="gr216" draw:text-style-name="P100" svg:width="1.311cm" svg:height="0.895cm" svg:x="3.073cm" svg:y="1.748cm"><draw:text-box><text:p text:style-name="P86"><text:span text:style-name="T60"></text:span></text:p></draw:text-box></draw:frame><draw:line draw:style-name="gr217" draw:text-style-name="P77" svg:x1="3.419cm" svg:y1="1.349cm" svg:x2="3.419cm" svg:y2="2.643cm"><text:p/></draw:line></draw:g></text:span></text:span></text:p></text:section></draw:text-box></draw:frame></text:h>
      <text:list xml:id="list536029192" text:style-name="Num_5f_Exo">
        <text:list-item>
          <text:h text:style-name="P57" text:outline-level="1"><draw:g text:anchor-type="paragraph" draw:z-index="13" draw:name="Forme7" draw:style-name="gr243"><draw:frame draw:style-name="gr244" draw:text-style-name="P107" svg:width="0.313cm" svg:height="0.414cm" svg:x="7.435cm" svg:y="0.653cm"><draw:text-box><text:p text:style-name="P86"><text:span text:style-name="T63">S</text:span></text:p></draw:text-box></draw:frame><draw:frame draw:name="DescriptionOOoTep" draw:style-name="gr245" draw:text-style-name="P108" svg:width="0.006cm" svg:height="0.003cm" svg:x="6.094cm" svg:y="3.265cm"><draw:text-box><text:p text:style-name="P86"><text:span text:style-name="T64">@options;</text:span></text:p><text:p text:style-name="P86"><text:span text:style-name="T64"/></text:p><text:p text:style-name="P86"><text:span text:style-name="T64">@figure;</text:span></text:p><text:p text:style-name="P86"><text:span text:style-name="T64"><text:s text:c="2"/></text:span><text:span text:style-name="T64">A = point( -5.23 , -1.8 ) <text:s/>{ (-0.8,-0.13) };</text:span></text:p><text:p text:style-name="P86"><text:span text:style-name="T64"><text:s text:c="2"/></text:span><text:span text:style-name="T64">B = point( 1.3 , -1.83 );</text:span></text:p><text:p text:style-name="P86"><text:span text:style-name="T64"><text:s text:c="2"/></text:span><text:span text:style-name="T64">sAB = segment( A , B );</text:span></text:p><text:p text:style-name="P86"><text:span text:style-name="T64"><text:s text:c="2"/></text:span><text:span text:style-name="T64">I = milieu( sAB ) <text:s/>{ i };</text:span></text:p><text:p text:style-name="P86"><text:span text:style-name="T64"><text:s text:c="2"/></text:span><text:span text:style-name="T64">ceBI = cercle( B , I ) <text:s/>{ i };</text:span></text:p><text:p text:style-name="P86"><text:span text:style-name="T64"><text:s text:c="2"/></text:span><text:span text:style-name="T64">ceAI = cercle( A , I ) <text:s/>{ i };</text:span></text:p><text:p text:style-name="P86"><text:span text:style-name="T64"><text:s text:c="2"/></text:span><text:span text:style-name="T64">perpAsAB = perpendiculaire( A , sAB ) <text:s/>{ i };</text:span></text:p><text:p text:style-name="P86"><text:span text:style-name="T64"><text:s text:c="2"/></text:span><text:span text:style-name="T64">perpBsAB = perpendiculaire( B , sAB ) <text:s/>{ i };</text:span></text:p><text:p text:style-name="P86"><text:span text:style-name="T64"><text:s text:c="2"/></text:span><text:span text:style-name="T64">2 = intersection( perpAsAB , ceAI , 1 ) <text:s/>{ i };</text:span></text:p><text:p text:style-name="P86"><text:span text:style-name="T64"><text:s text:c="3"/></text:span><text:span text:style-name="T64">= intersection( perpAsAB , ceAI , 2 ) <text:s/>{ i };</text:span></text:p><text:p text:style-name="P86"><text:span text:style-name="T64"><text:s text:c="2"/></text:span><text:span text:style-name="T64">2 = intersection( perpBsAB , ceBI , 1 ) <text:s/>{ i };</text:span></text:p><text:p text:style-name="P86"><text:span text:style-name="T64"><text:s text:c="3"/></text:span><text:span text:style-name="T64">= intersection( perpBsAB , ceBI , 2 ) <text:s/>{ i };</text:span></text:p><text:p text:style-name="P86"><text:span text:style-name="T64"><text:s text:c="2"/></text:span><text:span text:style-name="T64">biss2AI = bissectrice( 2 , A , I ) <text:s/>{ i };</text:span></text:p><text:p text:style-name="P86"><text:span text:style-name="T64"><text:s text:c="2"/></text:span><text:span text:style-name="T64">D2 = intersection( ceAI , biss2AI , 1 ) <text:s/>{ i };</text:span></text:p><text:p text:style-name="P86"><text:span text:style-name="T64"><text:s text:c="2"/></text:span><text:span text:style-name="T64">D = intersection( ceAI , biss2AI , 2 ) <text:s/>{ (-0.83,-0.5) };</text:span></text:p><text:p text:style-name="P86"><text:span text:style-name="T64"><text:s text:c="2"/></text:span><text:span text:style-name="T64">sAD = segment( A , D );</text:span></text:p><text:p text:style-name="P86"><text:span text:style-name="T64"><text:s text:c="2"/></text:span><text:span text:style-name="T64">paraDsAB = parallele( D , sAB ) <text:s/>{ i };</text:span></text:p><text:p text:style-name="P86"><text:span text:style-name="T64"><text:s text:c="2"/></text:span><text:span text:style-name="T64">paraBbiss2AI = parallele( B , biss2AI ) <text:s/>{ i };</text:span></text:p><text:p text:style-name="P86"><text:span text:style-name="T64"><text:s text:c="2"/></text:span><text:span text:style-name="T64">C = intersection( paraBbiss2AI , paraDsAB );</text:span></text:p><text:p text:style-name="P86"><text:span text:style-name="T64"><text:s text:c="2"/></text:span><text:span text:style-name="T64">polyDCBA = polygone( D , C , B , A <text:s/>);</text:span></text:p><text:p text:style-name="P86"><text:span text:style-name="T64"><text:s text:c="2"/></text:span><text:span text:style-name="T64">sDB = segment( D , B );</text:span></text:p><text:p text:style-name="P86"><text:span text:style-name="T64"><text:s text:c="2"/></text:span><text:span text:style-name="T64">sCA = segment( C , A );</text:span></text:p><text:p text:style-name="P86"><text:span text:style-name="T64"><text:s text:c="2"/></text:span><text:span text:style-name="T64">H = intersection( sDB , sCA ) <text:s/>{ (-0.33,0.13) };</text:span></text:p><text:p text:style-name="P86"><text:span text:style-name="T64"><text:s text:c="2"/></text:span><text:span text:style-name="T64">paraHsAB = parallele( H , sAB ) <text:s/>{ i };</text:span></text:p><text:p text:style-name="P86"><text:span text:style-name="T64"><text:s text:c="2"/></text:span><text:span text:style-name="T64">perpHparaHsAB = perpendiculaire( H , paraHsAB ) <text:s/>{ i };</text:span></text:p><text:p text:style-name="P86"><text:span text:style-name="T64"><text:s text:c="2"/></text:span><text:span text:style-name="T64">S = pointsur( perpHparaHsAB , 6.63 ) <text:s/>{ (0.13,-0.73) };</text:span></text:p><text:p text:style-name="P86"><text:span text:style-name="T64"><text:s text:c="2"/></text:span><text:span text:style-name="T64">sSC = segment( S , C );</text:span></text:p><text:p text:style-name="P86"><text:span text:style-name="T64"><text:s text:c="2"/></text:span><text:span text:style-name="T64">sSB = segment( S , B );</text:span></text:p><text:p text:style-name="P86"><text:span text:style-name="T64"><text:s text:c="2"/></text:span><text:span text:style-name="T64">sSD = segment( S , D );</text:span></text:p><text:p text:style-name="P86"><text:span text:style-name="T64"><text:s text:c="2"/></text:span><text:span text:style-name="T64">sSA = segment( S , A );</text:span></text:p><text:p text:style-name="P86"><text:span text:style-name="T64"><text:s text:c="2"/></text:span><text:span text:style-name="T64">sSH = segment( S , H );</text:span></text:p><text:p text:style-name="P86"><text:span text:style-name="T64"/></text:p><text:p text:style-name="P86"><text:span text:style-name="T64"/></text:p></draw:text-box></draw:frame><draw:line draw:style-name="gr246" draw:text-style-name="P109" svg:x1="6.158cm" svg:y1="3.558cm" svg:x2="7.513cm" svg:y2="1.027cm"><text:p/></draw:line><draw:line draw:style-name="gr246" draw:text-style-name="P109" svg:x1="8.096cm" svg:y1="3.556cm" svg:x2="6.163cm" svg:y2="3.556cm"><text:p/></draw:line><draw:line draw:style-name="gr246" draw:text-style-name="P109" svg:x1="7.511cm" svg:y1="1.027cm" svg:x2="7.511cm" svg:y2="1.053cm"><text:p/></draw:line><draw:line draw:style-name="gr246" draw:text-style-name="P109" svg:x1="8.095cm" svg:y1="3.555cm" svg:x2="7.511cm" svg:y2="1.027cm"><text:p/></draw:line><draw:line draw:style-name="gr246" draw:text-style-name="P109" svg:x1="7.513cm" svg:y1="1.027cm" svg:x2="7.504cm" svg:y2="1.061cm"><text:p/></draw:line><draw:line draw:style-name="gr246" draw:text-style-name="P109" svg:x1="8.1cm" svg:y1="3.56cm" svg:x2="8.878cm" svg:y2="3.073cm"><text:p/></draw:line><draw:line draw:style-name="gr246" draw:text-style-name="P109" svg:x1="7.511cm" svg:y1="1.027cm" svg:x2="8.873cm" svg:y2="3.068cm"><text:p/></draw:line><draw:line draw:style-name="gr246" draw:text-style-name="P109" svg:x1="6.158cm" svg:y1="3.552cm" svg:x2="6.179cm" svg:y2="3.54cm"><text:p/></draw:line><draw:line draw:style-name="gr246" draw:text-style-name="P109" svg:x1="6.158cm" svg:y1="3.556cm" svg:x2="6.176cm" svg:y2="3.551cm"><text:p/></draw:line><draw:line draw:style-name="gr246" draw:text-style-name="P109" svg:x1="8.811cm" svg:y1="3.078cm" svg:x2="8.83cm" svg:y2="3.073cm"><text:p/></draw:line><draw:line draw:style-name="gr246" draw:text-style-name="P109" svg:x1="8.848cm" svg:y1="3.078cm" svg:x2="8.869cm" svg:y2="3.073cm"><text:p/></draw:line><draw:line draw:style-name="gr246" draw:text-style-name="P109" svg:x1="8.874cm" svg:y1="3.073cm" svg:x2="8.848cm" svg:y2="3.073cm"><text:p/></draw:line><draw:line draw:style-name="gr246" draw:text-style-name="P109" svg:x1="8.832cm" svg:y1="3.073cm" svg:x2="8.804cm" svg:y2="3.073cm"><text:p/></draw:line><draw:frame draw:style-name="gr247" draw:text-style-name="P110" svg:width="0.862cm" svg:height="0.779cm" svg:x="6.385cm" svg:y="2.634cm"><draw:text-box><text:p text:style-name="P86"><text:span text:style-name="T65">N</text:span></text:p></draw:text-box></draw:frame><draw:line draw:style-name="gr248" draw:text-style-name="P109" svg:x1="7.511cm" svg:y1="1.046cm" svg:x2="6.948cm" svg:y2="3.071cm"><text:p/></draw:line><draw:line draw:style-name="gr248" draw:text-style-name="P109" svg:x1="6.957cm" svg:y1="3.073cm" svg:x2="6.163cm" svg:y2="3.551cm"><text:p/></draw:line><draw:line draw:style-name="gr248" draw:text-style-name="P109" svg:x1="6.959cm" svg:y1="3.078cm" svg:x2="8.868cm" svg:y2="3.078cm"><text:p/></draw:line><draw:frame draw:style-name="gr249" draw:text-style-name="P111" svg:width="1.001cm" svg:height="0.481cm" draw:transform="rotate (-0.936892742470556) translate (8.40493055555556cm 1.508125cm)"><draw:text-box><text:p text:style-name="P86"><text:span text:style-name="T66">2,3 </text:span></text:p></draw:text-box></draw:frame><draw:frame draw:style-name="gr244" draw:text-style-name="P111" svg:width="0.75cm" svg:height="0.414cm" svg:x="6.796cm" svg:y="3.574cm"><draw:text-box><text:p text:style-name="P86"><text:span text:style-name="T66">1,8</text:span></text:p></draw:text-box></draw:frame><draw:frame draw:style-name="gr244" draw:text-style-name="P111" svg:width="0.313cm" svg:height="0.414cm" svg:x="5.805cm" svg:y="3.371cm"><draw:text-box><text:p text:style-name="P86"><text:span text:style-name="T66">M</text:span></text:p></draw:text-box></draw:frame><draw:frame draw:style-name="gr244" draw:text-style-name="P111" svg:width="0.313cm" svg:height="0.414cm" svg:x="8.139cm" svg:y="3.562cm"><draw:text-box><text:p text:style-name="P86"><text:span text:style-name="T66">R</text:span></text:p></draw:text-box></draw:frame><draw:frame draw:style-name="gr244" draw:text-style-name="P111" svg:width="0.366cm" svg:height="0.414cm" svg:x="8.941cm" svg:y="2.884cm"><draw:text-box><text:p text:style-name="P86"><text:span text:style-name="T66">P</text:span></text:p></draw:text-box></draw:frame><draw:frame draw:style-name="gr250" draw:text-style-name="P107" svg:width="0.747cm" svg:height="0.479cm" svg:x="8.52cm" svg:y="3.276cm"><draw:text-box><text:p text:style-name="P86"><text:span text:style-name="T63"><text:s/></text:span></text:p></draw:text-box></draw:frame></draw:g><text:span text:style-name="Bold_5f_niv2"><text:span text:style-name="T20"> </text:span></text:span><text:span text:style-name="Bold_5f_niv2"><text:span text:style-name="T19">Pyramide à base carrée</text:span></text:span></text:h>
          <text:p text:style-name="P46">SMNPR est une pyramide régulière à base carrée. L’unité est le centimètre.</text:p>
          <text:p text:style-name="P42"><text:span text:style-name="_5f_pointillés_20_gris"><text:span text:style-name="T9">Trace ci‑dessous le patron de cette pyramide.</text:span></text:span></text:p>
        </text:list-item>
      </text:list>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draw:g text:anchor-type="paragraph" draw:z-index="25" draw:name="Forme8" draw:style-name="gr1"><draw:g draw:name="Forme8_0" draw:style-name="gr41"><draw:line draw:style-name="gr42" draw:text-style-name="P74" svg:x1="5.217cm" svg:y1="4.619cm" svg:x2="5.207cm" svg:y2="2.819cm"><text:p/></draw:line><draw:frame draw:style-name="gr43" draw:text-style-name="P76" svg:width="0.444cm" svg:height="0.415cm" svg:x="4.203cm" svg:y="0.201cm"><draw:text-box><text:p text:style-name="P75"><text:span text:style-name="T47">S</text:span></text:p></draw:text-box></draw:frame><draw:line draw:style-name="gr44" draw:text-style-name="P77" svg:x1="4.663cm" svg:y1="1.913cm" svg:x2="4.943cm" svg:y2="1.758cm"><text:p/></draw:line><draw:frame draw:style-name="gr45" draw:text-style-name="P78" svg:width="0.863cm" svg:height="0.78cm" svg:x="5.05cm" svg:y="2.415cm"><draw:text-box><text:p text:style-name="P75"><text:span text:style-name="T48">N</text:span></text:p></draw:text-box></draw:frame><draw:frame draw:style-name="gr46" draw:text-style-name="P79" svg:width="0.317cm" svg:height="0.415cm" svg:x="3.02cm" svg:y="2.501cm"><draw:text-box><text:p text:style-name="P75"><text:span text:style-name="T49">M</text:span></text:p></draw:text-box></draw:frame><draw:frame draw:style-name="gr47" draw:text-style-name="P79" svg:width="0.317cm" svg:height="0.415cm" svg:x="3.2cm" svg:y="4.692cm"><draw:text-box><text:p text:style-name="P75"><text:span text:style-name="T49">R</text:span></text:p></draw:text-box></draw:frame><draw:frame draw:style-name="gr48" draw:text-style-name="P79" svg:width="0.368cm" svg:height="1.119cm" svg:x="5.217cm" svg:y="4.265cm"><draw:text-box><text:p text:style-name="P75"><text:span text:style-name="T49">P</text:span></text:p></draw:text-box></draw:frame><draw:line draw:style-name="gr49" draw:text-style-name="P74" svg:x1="3.417cm" svg:y1="4.626cm" svg:x2="3.407cm" svg:y2="2.826cm"><text:p/></draw:line><draw:line draw:style-name="gr50" draw:text-style-name="P74" svg:x1="3.417cm" svg:y1="2.829cm" svg:x2="5.217cm" svg:y2="2.819cm"><text:p/></draw:line><draw:line draw:style-name="gr51" draw:text-style-name="P74" svg:x1="3.417cm" svg:y1="4.617cm" svg:x2="5.217cm" svg:y2="4.607cm"><text:p/></draw:line><draw:line draw:style-name="gr52" draw:text-style-name="P74" svg:x1="3.407cm" svg:y1="2.818cm" svg:x2="4.296cm" svg:y2="0.697cm"><text:p/></draw:line><draw:line draw:style-name="gr53" draw:text-style-name="P74" svg:x1="4.297cm" svg:y1="0.704cm" svg:x2="5.205cm" svg:y2="2.817cm"><text:p/></draw:line><draw:line draw:style-name="gr54" draw:text-style-name="P74" svg:x1="3.407cm" svg:y1="4.607cm" svg:x2="4.296cm" svg:y2="6.728cm"><text:p/></draw:line><draw:line draw:style-name="gr55" draw:text-style-name="P74" svg:x1="4.297cm" svg:y1="6.72cm" svg:x2="5.205cm" svg:y2="4.607cm"><text:p/></draw:line><draw:line draw:style-name="gr56" draw:text-style-name="P74" svg:x1="3.407cm" svg:y1="4.628cm" svg:x2="1.286cm" svg:y2="3.739cm"><text:p/></draw:line><draw:line draw:style-name="gr57" draw:text-style-name="P74" svg:x1="1.294cm" svg:y1="3.734cm" svg:x2="3.407cm" svg:y2="2.826cm"><text:p/></draw:line><draw:line draw:style-name="gr58" draw:text-style-name="P74" svg:x1="5.207cm" svg:y1="4.628cm" svg:x2="7.328cm" svg:y2="3.739cm"><text:p/></draw:line><draw:line draw:style-name="gr59" draw:text-style-name="P74" svg:x1="7.32cm" svg:y1="3.734cm" svg:x2="5.207cm" svg:y2="2.826cm"><text:p/></draw:line><draw:line draw:style-name="gr60" draw:text-style-name="P77" svg:x1="4.677cm" svg:y1="5.635cm" svg:x2="4.957cm" svg:y2="5.48cm"><text:p/></draw:line><draw:line draw:style-name="gr61" draw:text-style-name="P77" svg:x1="3.678cm" svg:y1="1.938cm" svg:x2="3.958cm" svg:y2="1.783cm"><text:p/></draw:line><draw:line draw:style-name="gr62" draw:text-style-name="P77" svg:x1="3.759cm" svg:y1="5.702cm" svg:x2="4.039cm" svg:y2="5.547cm"><text:p/></draw:line><draw:line draw:style-name="gr63" draw:text-style-name="P77" svg:x1="6.232cm" svg:y1="3.433cm" svg:x2="6.285cm" svg:y2="3.127cm"><text:p/></draw:line><draw:line draw:style-name="gr64" draw:text-style-name="P77" svg:x1="2.415cm" svg:y1="4.402cm" svg:x2="2.468cm" svg:y2="4.096cm"><text:p/></draw:line><draw:line draw:style-name="gr65" draw:text-style-name="P77" svg:x1="2.511cm" svg:y1="3.352cm" svg:x2="2.564cm" svg:y2="3.046cm"><text:p/></draw:line><draw:line draw:style-name="gr66" draw:text-style-name="P77" svg:x1="6.154cm" svg:y1="4.336cm" svg:x2="6.207cm" svg:y2="4.03cm"><text:p/></draw:line><draw:frame draw:style-name="gr67" draw:text-style-name="P76" svg:width="0.444cm" svg:height="0.415cm" svg:x="7.408cm" svg:y="3.526cm"><draw:text-box><text:p text:style-name="P75"><text:span text:style-name="T47">S</text:span></text:p></draw:text-box></draw:frame><draw:frame draw:style-name="gr68" draw:text-style-name="P76" svg:width="0.444cm" svg:height="0.414cm" svg:x="4.298cm" svg:y="6.727cm"><draw:text-box><text:p text:style-name="P75"><text:span text:style-name="T47">S</text:span></text:p></draw:text-box></draw:frame><draw:frame draw:style-name="gr69" draw:text-style-name="P76" svg:width="0.444cm" svg:height="0.415cm" svg:x="1cm" svg:y="3.54cm"><draw:text-box><text:p text:style-name="P75"><text:span text:style-name="T47">S</text:span></text:p></draw:text-box></draw:frame><draw:line draw:style-name="gr70" draw:text-style-name="P77" svg:x1="4.246cm" svg:y1="2.955cm" svg:x2="4.299cm" svg:y2="2.649cm"><text:p/></draw:line><draw:line draw:style-name="gr71" draw:text-style-name="P77" svg:x1="4.157cm" svg:y1="2.955cm" svg:x2="4.21cm" svg:y2="2.649cm"><text:p/></draw:line><draw:line draw:style-name="gr72" draw:text-style-name="P77" svg:x1="4.246cm" svg:y1="4.753cm" svg:x2="4.299cm" svg:y2="4.447cm"><text:p/></draw:line><draw:line draw:style-name="gr73" draw:text-style-name="P77" svg:x1="4.161cm" svg:y1="4.753cm" svg:x2="4.214cm" svg:y2="4.447cm"><text:p/></draw:line><draw:line draw:style-name="gr74" draw:text-style-name="P77" svg:x1="3.28cm" svg:y1="3.654cm" svg:x2="3.56cm" svg:y2="3.499cm"><text:p/></draw:line><draw:line draw:style-name="gr75" draw:text-style-name="P77" svg:x1="3.28cm" svg:y1="3.738cm" svg:x2="3.56cm" svg:y2="3.583cm"><text:p/></draw:line><draw:line draw:style-name="gr76" draw:text-style-name="P77" svg:x1="5.08cm" svg:y1="3.654cm" svg:x2="5.36cm" svg:y2="3.499cm"><text:p/></draw:line><draw:line draw:style-name="gr77" draw:text-style-name="P77" svg:x1="5.08cm" svg:y1="3.738cm" svg:x2="5.36cm" svg:y2="3.583cm"><text:p/></draw:line></draw:g><draw:custom-shape draw:style-name="gr78" draw:text-style-name="P80" svg:width="0.249cm" svg:height="0.251cm" svg:x="3.408cm" svg:y="2.829cm"><text:p/><draw:enhanced-geometry svg:viewBox="0 0 21600 21600" draw:type="rectangle" draw:enhanced-path="M 0 0 L 21600 0 21600 21600 0 21600 0 0 Z N"/></draw:custom-shape><draw:custom-shape draw:style-name="gr79" draw:text-style-name="P80" svg:width="0.251cm" svg:height="0.249cm" svg:x="4.955cm" svg:y="2.819cm"><text:p/><draw:enhanced-geometry svg:viewBox="0 0 21600 21600" draw:type="rectangle" draw:enhanced-path="M 0 0 L 21600 0 21600 21600 0 21600 0 0 Z N"/></draw:custom-shape><draw:custom-shape draw:style-name="gr80" draw:text-style-name="P80" svg:width="0.249cm" svg:height="0.251cm" svg:x="4.969cm" svg:y="4.357cm"><text:p/><draw:enhanced-geometry svg:viewBox="0 0 21600 21600" draw:type="rectangle" draw:enhanced-path="M 0 0 L 21600 0 21600 21600 0 21600 0 0 Z N"/></draw:custom-shape><draw:custom-shape draw:style-name="gr81" draw:text-style-name="P80" svg:width="0.251cm" svg:height="0.251cm" svg:x="3.417cm" svg:y="4.367cm"><text:p/><draw:enhanced-geometry svg:viewBox="0 0 21600 21600" draw:type="rectangle" draw:enhanced-path="M 0 0 L 21600 0 21600 21600 0 21600 0 0 Z N"/></draw:custom-shape><draw:circle draw:style-name="gr82" draw:text-style-name="P81" svg:width="4.601cm" svg:height="4.601cm" svg:x="1.127cm" svg:y="0.519cm" draw:kind="arc" draw:start-angle="60" draw:end-angle="75"><text:p/></draw:circle><draw:circle draw:style-name="gr83" draw:text-style-name="P81" svg:width="4.601cm" svg:height="4.601cm" svg:x="2.912cm" svg:y="0.497cm" draw:kind="arc" draw:start-angle="105" draw:end-angle="126"><text:p/></draw:circle><draw:g draw:style-name="gr41"><draw:circle draw:style-name="gr84" draw:text-style-name="P81" svg:width="4.601cm" svg:height="4.601cm" draw:transform="rotate (-3.14159265358979) translate (7.50081944444445cm 6.91444444444444cm)" draw:kind="arc" draw:start-angle="54" draw:end-angle="75.01"><text:p/></draw:circle><draw:ellipse draw:style-name="gr85" draw:text-style-name="P82" svg:width="4.599cm" svg:height="4.601cm" draw:transform="rotate (-3.14159265358979) translate (5.70341666666667cm 6.905625cm)" draw:kind="arc" draw:start-angle="104.99" draw:end-angle="120"><text:p/></draw:ellipse></draw:g><draw:g draw:style-name="gr41"><draw:ellipse draw:style-name="gr86" draw:text-style-name="P81" svg:width="4.601cm" svg:height="4.599cm" draw:transform="rotate (1.5707963267949) translate (1.10495833333333cm 6.94795833333333cm)" draw:kind="arc" draw:start-angle="54" draw:end-angle="75.01"><text:p/></draw:ellipse><draw:circle draw:style-name="gr87" draw:text-style-name="P82" svg:width="4.601cm" svg:height="4.601cm" draw:transform="rotate (1.5707963267949) translate (1.11477777777778cm 5.15231944444444cm)" draw:kind="arc" draw:start-angle="104.99" draw:end-angle="120"><text:p/></draw:circle></draw:g><draw:g draw:style-name="gr41"><draw:circle draw:style-name="gr88" draw:text-style-name="P81" svg:width="4.601cm" svg:height="4.601cm" draw:transform="rotate (-1.5707963267949) translate (7.51240277777778cm 0.534458333333333cm)" draw:kind="arc" draw:start-angle="54" draw:end-angle="75.01"><text:p/></draw:circle><draw:circle draw:style-name="gr89" draw:text-style-name="P82" svg:width="4.601cm" svg:height="4.601cm" draw:transform="rotate (-1.5707963267949) translate (7.50358333333333cm 2.33009722222222cm)" draw:kind="arc" draw:start-angle="104.99" draw:end-angle="120"><text:p/></draw:circle></draw:g></draw:g><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p text:style-name="P28"><text:span text:style-name="_5f_pointillés_20_gris"><text:span text:style-name="T9"/></text:span></text:p>
      <text:list xml:id="list62821500613851" text:continue-numbering="true" text:style-name="Num_5f_Exo">
        <text:list-item>
          <text:h text:style-name="P60" text:outline-level="1"> <text:span text:style-name="T21">Sur les deux schémas ci-dessous, indique s’il s’agit du patron d’une pyramide. </text:span></text:h>
        </text:list-item>
      </text:list>
      <text:list xml:id="list62823037009287" text:continue-list="list1215240642" text:style-name="_5f_Numérotation_20_des_20_exercices_20_livrets">
        <text:list-item>
          <text:list>
            <text:list-item>
              <text:list>
                <text:list-item>
                  <text:p text:style-name="P39">Si oui, colorie de la même couleur les arêtes qui vont se coller l’une contre l’autre après pliage. </text:p>
                </text:list-item>
                <text:list-item>
                  <text:p text:style-name="P39">Si non, indique le problème. </text:p>
                </text:list-item>
              </text:list>
            </text:list-item>
          </text:list>
        </text:list-item>
      </text:list>
      <text:section text:style-name="Sect2" text:name="Section1">
        <text:list xml:id="list2439373497" text:style-name="liste_5f_abc">
          <text:list-item>
            <text:list>
              <text:list-item text:start-value="1">
                <text:p text:style-name="P41"/>
              </text:list-item>
            </text:list>
          </text:list-item>
        </text:list>
        <text:p text:style-name="P32"><draw:g text:anchor-type="paragraph" draw:z-index="18" draw:name="Forme1_0" draw:style-name="gr90"><draw:line draw:style-name="gr166" draw:text-style-name="P77" svg:x1="2.734cm" svg:y1="1.853cm" svg:x2="1.877cm" svg:y2="1.853cm"><text:p/></draw:line><draw:line draw:style-name="gr167" draw:text-style-name="P77" svg:x1="1.877cm" svg:y1="0.994cm" svg:x2="2.732cm" svg:y2="0.994cm"><text:p/></draw:line><draw:line draw:style-name="gr168" draw:text-style-name="P77" svg:x1="2.729cm" svg:y1="0.994cm" svg:x2="2.729cm" svg:y2="1.849cm"><text:p/></draw:line><draw:line draw:style-name="gr169" draw:text-style-name="P77" svg:x1="1.877cm" svg:y1="0.994cm" svg:x2="1.877cm" svg:y2="1.849cm"><text:p/></draw:line><draw:line draw:style-name="gr170" draw:text-style-name="P77" svg:x1="0.589cm" svg:y1="0.994cm" svg:x2="1.873cm" svg:y2="0.994cm"><text:p/></draw:line><draw:line draw:style-name="gr171" draw:text-style-name="P77" svg:x1="0.589cm" svg:y1="0.994cm" svg:x2="1.873cm" svg:y2="1.849cm"><text:p/></draw:line><draw:line draw:style-name="gr172" draw:text-style-name="P77" svg:x1="1.877cm" svg:y1="0.992cm" svg:x2="2.732cm" svg:y2="0.038cm"><text:p/></draw:line><draw:line draw:style-name="gr173" draw:text-style-name="P77" svg:x1="2.729cm" svg:y1="0.038cm" svg:x2="2.729cm" svg:y2="0.992cm"><text:p/></draw:line><draw:line draw:style-name="gr174" draw:text-style-name="P77" svg:x1="2.729cm" svg:y1="0.038cm" svg:x2="3.586cm" svg:y2="0.992cm"><text:p/></draw:line><draw:line draw:style-name="gr175" draw:text-style-name="P77" svg:x1="3.586cm" svg:y1="0.994cm" svg:x2="2.729cm" svg:y2="0.994cm"><text:p/></draw:line><draw:line draw:style-name="gr176" draw:text-style-name="P77" svg:x1="1.877cm" svg:y1="1.853cm" svg:x2="2.732cm" svg:y2="3.134cm"><text:p/></draw:line><draw:line draw:style-name="gr177" draw:text-style-name="P77" svg:x1="2.729cm" svg:y1="1.853cm" svg:x2="2.729cm" svg:y2="3.134cm"><text:p/></draw:line></draw:g></text:p>
        <text:p text:style-name="P32"/>
        <text:p text:style-name="P32"/>
        <text:p text:style-name="P32"/>
        <text:p text:style-name="P32"/>
        <text:list xml:id="list62822371083143" text:continue-list="list62821500613851" text:style-name="Num_5f_Exo">
          <text:list-item>
            <text:list>
              <text:list-header>
                <text:p text:style-name="P36"><text:span text:style-name="_5f_pointillés_20_gris"><text:span text:style-name="T10">Oui, c’est bien le patron d’une pyramide.</text:span></text:span></text:p>
                <text:p text:style-name="P35"><draw:g text:anchor-type="paragraph" draw:z-index="21" draw:name="Forme10" draw:style-name="gr122"><draw:g draw:style-name="gr41"><draw:line draw:style-name="gr123" draw:text-style-name="P77" svg:x1="0.789cm" svg:y1="5.073cm" svg:x2="2.8cm" svg:y2="5.611cm"><text:p/></draw:line><draw:line draw:style-name="gr124" draw:text-style-name="P77" svg:x1="1.103cm" svg:y1="6.126cm" svg:x2="3.015cm" svg:y2="6.285cm"><text:p/></draw:line><draw:line draw:style-name="gr125" draw:text-style-name="P77" svg:x1="1.095cm" svg:y1="6.11cm" svg:x2="0.979cm" svg:y2="7.166cm"><text:p/></draw:line><draw:line draw:style-name="gr126" draw:text-style-name="P77" svg:x1="0.979cm" svg:y1="7.169cm" svg:x2="3.016cm" svg:y2="6.289cm"><text:p/></draw:line><draw:line draw:style-name="gr127" draw:text-style-name="P77" svg:x1="3.017cm" svg:y1="6.287cm" svg:x2="4.833cm" svg:y2="4.99cm"><text:p/></draw:line><draw:line draw:style-name="gr128" draw:text-style-name="P70" svg:x1="4.817cm" svg:y1="4.992cm" svg:x2="2.787cm" svg:y2="5.607cm"><text:p/></draw:line><draw:line draw:style-name="gr128" draw:text-style-name="P70" svg:x1="2.809cm" svg:y1="5.602cm" svg:x2="1.085cm" svg:y2="6.125cm"><text:p/></draw:line><draw:line draw:style-name="gr128" draw:text-style-name="P70" svg:x1="0.783cm" svg:y1="5.085cm" svg:x2="1.096cm" svg:y2="6.113cm"><text:p/></draw:line><draw:line draw:style-name="gr128" draw:text-style-name="P70" svg:x1="2.813cm" svg:y1="5.624cm" svg:x2="3.012cm" svg:y2="6.276cm"><text:p/></draw:line><draw:custom-shape draw:style-name="gr129" draw:text-style-name="P66" svg:width="0.212cm" svg:height="0.209cm" draw:transform="skewX (-0.0169296937443449) rotate (0.29548424236264) translate (2.61408333333333cm 5.65755555555556cm)"><text:p/><draw:enhanced-geometry svg:viewBox="0 0 21600 21600" draw:mirror-horizontal="false" draw:mirror-vertical="false" draw:type="rectangle" draw:enhanced-path="M 0 0 L 21600 0 21600 21600 0 21600 0 0 Z N"/></draw:custom-shape><draw:custom-shape draw:style-name="gr129" draw:text-style-name="P66" svg:width="0.207cm" svg:height="0.207cm" draw:transform="skewX (0.0171042266695445) rotate (0.302814625221016) translate (1.04245833333333cm 5.93019444444444cm)"><text:p/><draw:enhanced-geometry svg:viewBox="0 0 21600 21600" draw:mirror-horizontal="false" draw:mirror-vertical="false" draw:type="rectangle" draw:enhanced-path="M 0 0 L 21600 0 21600 21600 0 21600 0 0 Z N"/></draw:custom-shape></draw:g><draw:frame draw:style-name="gr130" draw:text-style-name="P90" svg:width="0.324cm" svg:height="0.475cm" svg:x="0.455cm" svg:y="4.619cm"><draw:text-box><text:p text:style-name="P86"><text:span text:style-name="T55">M</text:span></text:p></draw:text-box></draw:frame><draw:line draw:style-name="gr131" draw:text-style-name="P70" svg:x1="1.612cm" svg:y1="5.363cm" svg:x2="1.727cm" svg:y2="5.264cm"><text:p/></draw:line><draw:frame draw:style-name="gr132" draw:text-style-name="P90" svg:width="0.262cm" svg:height="0.449cm" svg:x="0.76cm" svg:y="5.87cm"><draw:text-box><text:p text:style-name="P86"><text:span text:style-name="T55">A</text:span></text:p></draw:text-box></draw:frame><draw:frame draw:style-name="gr133" draw:text-style-name="P90" svg:width="0.23cm" svg:height="0.465cm" svg:x="2.677cm" svg:y="5.212cm"><draw:text-box><text:p text:style-name="P86"><text:span text:style-name="T55">T</text:span></text:p></draw:text-box></draw:frame><draw:frame draw:style-name="gr134" draw:text-style-name="P90" svg:width="0.285cm" svg:height="0.449cm" svg:x="2.972cm" svg:y="6.343cm"><draw:text-box><text:p text:style-name="P86"><text:span text:style-name="T55">H</text:span></text:p></draw:text-box></draw:frame><draw:frame draw:style-name="gr135" draw:text-style-name="P91" svg:width="1.671cm" svg:height="0.717cm" draw:transform="rotate (1.85336513269278) translate (0.597958333333333cm 6.26886111111111cm)"><draw:text-box><text:p text:style-name="P67"><text:span text:style-name="T56">2,5 cm</text:span></text:p></draw:text-box></draw:frame><draw:frame draw:style-name="gr136" draw:text-style-name="P91" svg:width="1.398cm" svg:height="1.045cm" draw:transform="rotate (0.271049632834719) translate (1.19591666666667cm 5.61875cm)"><draw:text-box><text:p text:style-name="P67"><text:span text:style-name="T56">3 cm</text:span></text:p></draw:text-box></draw:frame><draw:frame draw:style-name="gr137" draw:text-style-name="P91" svg:width="1.583cm" svg:height="1.041cm" draw:transform="rotate (0.308050612976999) translate (2.36184722222222cm 5.81377777777778cm)"><draw:text-box><text:p text:style-name="P67"><text:span text:style-name="T56">2 cm</text:span></text:p></draw:text-box></draw:frame><draw:frame draw:style-name="gr138" draw:text-style-name="P90" svg:width="0.324cm" svg:height="0.475cm" svg:x="4.863cm" svg:y="4.658cm"><draw:text-box><text:p text:style-name="P86"><text:span text:style-name="T55">M</text:span></text:p></draw:text-box></draw:frame><draw:frame draw:style-name="gr139" draw:text-style-name="P90" svg:width="0.324cm" svg:height="0.477cm" svg:x="0.705cm" svg:y="7.113cm"><draw:text-box><text:p text:style-name="P86"><text:span text:style-name="T55">M</text:span></text:p></draw:text-box></draw:frame><draw:line draw:style-name="gr131" draw:text-style-name="P70" svg:x1="3.636cm" svg:y1="5.432cm" svg:x2="3.635cm" svg:y2="5.26cm"><text:p/></draw:line><draw:line draw:style-name="gr131" draw:text-style-name="P70" svg:x1="0.868cm" svg:y1="5.611cm" svg:x2="0.983cm" svg:y2="5.512cm"><text:p/></draw:line><draw:line draw:style-name="gr131" draw:text-style-name="P70" svg:x1="0.868cm" svg:y1="5.659cm" svg:x2="0.983cm" svg:y2="5.56cm"><text:p/></draw:line><draw:line draw:style-name="gr131" draw:text-style-name="P70" svg:x1="1.012cm" svg:y1="6.614cm" svg:x2="1.127cm" svg:y2="6.515cm"><text:p/></draw:line><draw:line draw:style-name="gr131" draw:text-style-name="P70" svg:x1="1.012cm" svg:y1="6.664cm" svg:x2="1.127cm" svg:y2="6.565cm"><text:p/></draw:line><draw:line draw:style-name="gr131" draw:text-style-name="P70" svg:x1="1.799cm" svg:y1="6.879cm" svg:x2="1.734cm" svg:y2="6.737cm"><text:p/></draw:line><draw:line draw:style-name="gr131" draw:text-style-name="P70" svg:x1="1.872cm" svg:y1="6.879cm" svg:x2="1.807cm" svg:y2="6.737cm"><text:p/></draw:line><draw:line draw:style-name="gr131" draw:text-style-name="P70" svg:x1="1.945cm" svg:y1="6.879cm" svg:x2="1.88cm" svg:y2="6.737cm"><text:p/></draw:line><draw:line draw:style-name="gr131" draw:text-style-name="P70" svg:x1="3.809cm" svg:y1="5.804cm" svg:x2="3.744cm" svg:y2="5.662cm"><text:p/></draw:line><draw:line draw:style-name="gr131" draw:text-style-name="P70" svg:x1="3.881cm" svg:y1="5.804cm" svg:x2="3.816cm" svg:y2="5.662cm"><text:p/></draw:line><draw:line draw:style-name="gr131" draw:text-style-name="P70" svg:x1="3.951cm" svg:y1="5.804cm" svg:x2="3.886cm" svg:y2="5.662cm"><text:p/></draw:line></draw:g><text:span text:style-name="_5f_pointillés_20_gris"><text:span text:style-name="T10"/></text:span></text:p>
              </text:list-header>
            </text:list>
          </text:list-item>
        </text:list>
        <text:list xml:id="list62821702531689" text:continue-list="list2439373497" text:style-name="liste_5f_abc">
          <text:list-item>
            <text:list>
              <text:list-item>
                <text:p text:style-name="P41"/>
              </text:list-item>
            </text:list>
          </text:list-item>
        </text:list>
        <text:list xml:id="list62822593680903" text:continue-list="list62823037009287" text:style-name="_5f_Numérotation_20_des_20_exercices_20_livrets">
          <text:list-item>
            <text:list>
              <text:list-header>
                <text:p text:style-name="P40"><draw:g text:anchor-type="paragraph" draw:z-index="19" draw:name="Forme2_0" draw:style-name="gr90"><draw:line draw:style-name="gr152" draw:text-style-name="P77" svg:x1="2.184cm" svg:y1="1.573cm" svg:x2="1.487cm" svg:y2="0.813cm"><text:p/></draw:line><draw:line draw:style-name="gr153" draw:text-style-name="P77" svg:x1="2.242cm" svg:y1="0.118cm" svg:x2="2.941cm" svg:y2="0.876cm"><text:p/></draw:line><draw:line draw:style-name="gr154" draw:text-style-name="P77" svg:x1="2.94cm" svg:y1="0.873cm" svg:x2="2.182cm" svg:y2="1.572cm"><text:p/></draw:line><draw:line draw:style-name="gr155" draw:text-style-name="P77" svg:x1="2.245cm" svg:y1="0.118cm" svg:x2="1.487cm" svg:y2="0.815cm"><text:p/></draw:line><draw:line draw:style-name="gr156" draw:text-style-name="P77" svg:x1="2.242cm" svg:y1="0.115cm" svg:x2="3.247cm" svg:y2="-0.113cm"><text:p/></draw:line><draw:line draw:style-name="gr157" draw:text-style-name="P77" svg:x1="2.944cm" svg:y1="0.878cm" svg:x2="3.253cm" svg:y2="-0.106cm"><text:p/></draw:line><draw:line draw:style-name="gr158" draw:text-style-name="P77" svg:x1="1.263cm" svg:y1="-0.192cm" svg:x2="2.247cm" svg:y2="0.115cm"><text:p/></draw:line><draw:line draw:style-name="gr159" draw:text-style-name="P77" svg:x1="1.263cm" svg:y1="-0.192cm" svg:x2="1.489cm" svg:y2="0.813cm"><text:p/></draw:line><draw:line draw:style-name="gr160" draw:text-style-name="P77" svg:x1="1.487cm" svg:y1="0.813cm" svg:x2="1.178cm" svg:y2="1.797cm"><text:p/></draw:line><draw:line draw:style-name="gr161" draw:text-style-name="P77" svg:x1="1.178cm" svg:y1="1.801cm" svg:x2="2.183cm" svg:y2="1.575cm"><text:p/></draw:line><draw:line draw:style-name="gr162" draw:text-style-name="P77" svg:x1="2.944cm" svg:y1="0.873cm" svg:x2="2.985cm" svg:y2="1.677cm"><text:p/></draw:line><draw:line draw:style-name="gr163" draw:text-style-name="P77" svg:x1="2.981cm" svg:y1="1.683cm" svg:x2="2.182cm" svg:y2="1.575cm"><text:p/></draw:line><draw:path draw:style-name="gr164" draw:text-style-name="P80" svg:width="0.813cm" svg:height="0.304cm" draw:transform="rotate (-0.290248254606658) translate (1.75835705973397cm 1.52870916474901cm)" svg:viewBox="0 0 814 305" svg:d="M0 305c460 0 814-305 814-305"><text:p/></draw:path><draw:frame draw:style-name="gr165" draw:text-style-name="P94" svg:width="1.34cm" svg:height="0.664cm" svg:x="1.697cm" svg:y="1.785cm"><draw:text-box><text:p text:style-name="P93"><text:span text:style-name="T58">Pb</text:span></text:p></draw:text-box></draw:frame><draw:path draw:style-name="gr164" draw:text-style-name="P80" svg:width="0.225cm" svg:height="0.826cm" draw:transform="skewX (0.00645771823237897) rotate (-0.284663201000275) translate (3.17616666666669cm 0.417625000000004cm)" svg:viewBox="0 0 226 827" svg:d="M72 827c384-407-72-827-72-827"><text:p/></draw:path><draw:frame draw:style-name="gr165" draw:text-style-name="P94" svg:width="1.34cm" svg:height="0.664cm" svg:x="3.132cm" svg:y="0.535cm"><draw:text-box><text:p text:style-name="P93"><text:span text:style-name="T58">Pb</text:span></text:p></draw:text-box></draw:frame></draw:g></text:p>
              </text:list-header>
            </text:list>
          </text:list-item>
        </text:list>
        <text:p text:style-name="P33"/>
        <text:p text:style-name="P33"/>
        <text:p text:style-name="P33"/>
        <text:p text:style-name="P33"/>
        <text:list xml:id="list62821448296509" text:continue-numbering="true" text:style-name="_5f_Numérotation_20_des_20_exercices_20_livrets">
          <text:list-item>
            <text:list>
              <text:list-header>
                <text:p text:style-name="P50"><text:span text:style-name="_5f_pointillés_20_gris"><text:span text:style-name="T38">Il y a des arrêtes associées qui n’ont pas la même longueur.</text:span></text:span></text:p>
              </text:list-header>
            </text:list>
          </text:list-item>
        </text:list>
      </text:section>
      <text:list xml:id="list62822853752506" text:continue-list="list62822371083143" text:style-name="Num_5f_Exo">
        <text:list-item>
          <text:h text:style-name="P62" text:outline-level="1"><draw:g text:anchor-type="paragraph" draw:z-index="20" draw:name="Forme9" draw:style-name="gr140"><draw:frame draw:style-name="gr141" draw:text-style-name="P92" svg:width="0.313cm" svg:height="0.542cm" svg:x="6.036cm" svg:y="0.457cm"><draw:text-box><text:p text:style-name="P86"><text:span text:style-name="T57">M</text:span></text:p></draw:text-box></draw:frame><draw:line draw:style-name="gr142" draw:text-style-name="P70" svg:x1="6.373cm" svg:y1="1.957cm" svg:x2="8.414cm" svg:y2="2.56cm"><text:p/></draw:line><draw:line draw:style-name="gr143" draw:text-style-name="P70" svg:x1="8.514cm" svg:y1="1.952cm" svg:x2="8.361cm" svg:y2="2.076cm"><text:p/></draw:line><draw:line draw:style-name="gr144" draw:text-style-name="P70" svg:x1="8.398cm" svg:y1="2.083cm" svg:x2="8.765cm" svg:y2="2.083cm"><text:p/></draw:line><draw:line draw:style-name="gr145" draw:text-style-name="P77" svg:x1="6.385cm" svg:y1="0.709cm" svg:x2="8.858cm" svg:y2="1.948cm"><text:p/></draw:line><draw:line draw:style-name="gr146" draw:text-style-name="P70" svg:x1="8.844cm" svg:y1="1.952cm" svg:x2="6.387cm" svg:y2="1.952cm"><text:p/></draw:line><draw:line draw:style-name="gr128" draw:text-style-name="P70" svg:x1="6.376cm" svg:y1="0.723cm" svg:x2="6.376cm" svg:y2="1.945cm"><text:p/></draw:line><draw:line draw:style-name="gr128" draw:text-style-name="P70" svg:x1="8.863cm" svg:y1="1.952cm" svg:x2="8.378cm" svg:y2="2.566cm"><text:p/></draw:line><draw:line draw:style-name="gr128" draw:text-style-name="P70" svg:x1="6.402cm" svg:y1="0.73cm" svg:x2="8.385cm" svg:y2="2.541cm"><text:p/></draw:line><draw:frame draw:style-name="gr147" draw:text-style-name="P92" svg:width="0.251cm" svg:height="0.514cm" svg:x="6.092cm" svg:y="1.709cm"><draw:text-box><text:p text:style-name="P86"><text:span text:style-name="T57">A</text:span></text:p></draw:text-box></draw:frame><draw:frame draw:style-name="gr148" draw:text-style-name="P92" svg:width="0.219cm" svg:height="0.535cm" svg:x="8.907cm" svg:y="1.644cm"><draw:text-box><text:p text:style-name="P86"><text:span text:style-name="T57">T</text:span></text:p></draw:text-box></draw:frame><draw:frame draw:style-name="gr149" draw:text-style-name="P92" svg:width="0.272cm" svg:height="0.481cm" svg:x="8.29cm" svg:y="2.538cm"><draw:text-box><text:p text:style-name="P86"><text:span text:style-name="T57">H</text:span></text:p></draw:text-box></draw:frame><draw:custom-shape draw:style-name="gr129" draw:text-style-name="P66" svg:width="0.288cm" svg:height="0.235cm" svg:x="6.378cm" svg:y="1.722cm"><text:p/><draw:enhanced-geometry svg:viewBox="0 0 21600 21600" draw:mirror-horizontal="false" draw:mirror-vertical="false" draw:type="rectangle" draw:enhanced-path="M 0 0 L 21600 0 21600 21600 0 21600 0 0 Z N"/></draw:custom-shape><draw:frame draw:style-name="gr150" draw:text-style-name="P91" svg:width="1.5cm" svg:height="0.828cm" draw:transform="rotate (1.5707963267949) translate (5.92843055555556cm 2.00906944444444cm)"><draw:text-box><text:p text:style-name="P67"><text:span text:style-name="T56">2,5 cm</text:span></text:p></draw:text-box></draw:frame><draw:frame draw:style-name="gr151" draw:text-style-name="P91" svg:width="1.597cm" svg:height="0.623cm" draw:transform="rotate (0.911585468316638) translate (8.20208333333333cm 2.59644444444444cm)"><draw:text-box><text:p text:style-name="P67"><text:span text:style-name="T56">2 cm</text:span></text:p></draw:text-box></draw:frame><draw:frame draw:style-name="gr151" draw:text-style-name="P91" svg:width="1.611cm" svg:height="0.623cm" svg:x="6.986cm" svg:y="1.554cm"><draw:text-box><text:p text:style-name="P67"><text:span text:style-name="T56">3 cm</text:span></text:p></draw:text-box></draw:frame></draw:g><text:span text:style-name="T16"> MATH est une pyramide telle que MA </text:span><text:span text:style-name="_5f_opensymbol"><text:span text:style-name="T33"></text:span></text:span><text:span text:style-name="T16"> </text:span><text:span text:style-name="T18">2,5</text:span><text:span text:style-name="T16"> cm ; AT </text:span><text:span text:style-name="_5f_opensymbol"><text:span text:style-name="T33"></text:span></text:span><text:span text:style-name="T16"> </text:span><text:span text:style-name="T18">3</text:span><text:span text:style-name="T16"> cm et TH </text:span><text:span text:style-name="_5f_opensymbol"><text:span text:style-name="T33"></text:span></text:span><text:span text:style-name="T16"> 2 cm </text:span><text:span text:style-name="T17">dont une</text:span> représentation en perspective cavalière <text:span text:style-name="T22">est donnée ci-contre.</text:span></text:h>
        </text:list-item>
      </text:list>
      <text:list xml:id="list62822440472725" text:continue-list="list62821702531689" text:style-name="liste_5f_abc">
        <text:list-item text:start-value="1">
          <text:p text:style-name="P43"><text:span text:style-name="T34">Sur le </text:span><text:span text:style-name="T35">schéma du </text:span><text:span text:style-name="T34">patron </text:span><text:span text:style-name="T37">ci-</text:span><text:span text:style-name="T36">dessous</text:span><text:span text:style-name="T34">, écris les noms des sommets de chaque triangle, code les segments de même longueur et indique les longueurs connues.</text:span></text:p>
        </text:list-item>
      </text:list>
      <text:p text:style-name="P29"/>
      <text:list xml:id="list62821798974267" text:continue-numbering="true" text:style-name="liste_5f_abc">
        <text:list-item>
          <text:p text:style-name="P44">Reproduis en vraie grandeur le patron de MATH.</text:p>
        </text:list-item>
      </text:list>
      <text:list xml:id="list62823255870003" text:continue-list="list62821448296509" text:style-name="_5f_Numérotation_20_des_20_exercices_20_livrets">
        <text:list-header>
          <text:h text:style-name="P63" text:outline-level="1"><draw:g text:anchor-type="paragraph" draw:z-index="22" draw:name="Forme7_0" draw:style-name="gr90"><draw:frame draw:style-name="gr115" draw:text-style-name="P89" svg:width="0.309cm" svg:height="0.662cm" svg:x="1.454cm" svg:y="0.6cm"><draw:text-box><text:p text:style-name="P86"><text:span text:style-name="T54">M</text:span></text:p></draw:text-box></draw:frame><draw:frame draw:style-name="gr116" draw:text-style-name="P89" svg:width="0.251cm" svg:height="0.627cm" svg:x="1.223cm" svg:y="3.249cm"><draw:text-box><text:p text:style-name="P86"><text:span text:style-name="T54">A</text:span></text:p></draw:text-box></draw:frame><draw:frame draw:style-name="gr117" draw:text-style-name="P89" svg:width="0.219cm" svg:height="0.652cm" svg:x="4.578cm" svg:y="3.092cm"><draw:text-box><text:p text:style-name="P86"><text:span text:style-name="T54">T</text:span></text:p></draw:text-box></draw:frame><draw:frame draw:style-name="gr118" draw:text-style-name="P89" svg:width="0.271cm" svg:height="0.586cm" svg:x="4.528cm" svg:y="5.654cm"><draw:text-box><text:p text:style-name="P86"><text:span text:style-name="T54">H</text:span></text:p></draw:text-box></draw:frame><draw:frame draw:style-name="gr119" draw:text-style-name="P89" svg:width="0.309cm" svg:height="0.662cm" svg:x="8.557cm" svg:y="3.136cm"><draw:text-box><text:p text:style-name="P86"><text:span text:style-name="T54">M</text:span></text:p></draw:text-box></draw:frame><draw:frame draw:style-name="gr120" draw:text-style-name="P89" svg:width="0.309cm" svg:height="0.662cm" svg:x="0.002cm" svg:y="5.662cm"><draw:text-box><text:p text:style-name="P86"><text:span text:style-name="T54">M</text:span></text:p></draw:text-box></draw:frame><draw:line draw:style-name="gr121" draw:text-style-name="P74" svg:x1="1.568cm" svg:y1="3.693cm" svg:x2="4.568cm" svg:y2="3.693cm"><text:p/></draw:line><draw:line draw:style-name="gr121" draw:text-style-name="P74" svg:x1="4.563cm" svg:y1="5.685cm" svg:x2="4.563cm" svg:y2="3.685cm"><text:p/></draw:line><draw:line draw:style-name="gr121" draw:text-style-name="P74" svg:x1="1.605cm" svg:y1="3.694cm" svg:x2="1.605cm" svg:y2="1.194cm"><text:p/></draw:line><draw:line draw:style-name="gr121" draw:text-style-name="P74" svg:x1="4.568cm" svg:y1="3.691cm" svg:x2="1.606cm" svg:y2="1.194cm"><text:p/></draw:line><draw:line draw:style-name="gr121" draw:text-style-name="P74" svg:x1="8.44cm" svg:y1="3.713cm" svg:x2="4.559cm" svg:y2="5.686cm"><text:p/></draw:line><draw:line draw:style-name="gr121" draw:text-style-name="P74" svg:x1="1.568cm" svg:y1="3.693cm" svg:x2="4.564cm" svg:y2="5.681cm"><text:p/></draw:line><draw:line draw:style-name="gr121" draw:text-style-name="P74" svg:x1="4.567cm" svg:y1="5.684cm" svg:x2="0.349cm" svg:y2="5.837cm"><text:p/></draw:line><draw:line draw:style-name="gr121" draw:text-style-name="P74" svg:x1="1.576cm" svg:y1="3.683cm" svg:x2="0.342cm" svg:y2="5.858cm"><text:p/></draw:line><draw:line draw:style-name="gr121" draw:text-style-name="P74" svg:x1="4.552cm" svg:y1="3.69cm" svg:x2="8.452cm" svg:y2="3.69cm"><text:p/></draw:line></draw:g></text:h>
        </text:list-header>
      </text:list>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list xml:id="list62823287236801" text:continue-list="list62822853752506" text:style-name="Num_5f_Exo">
        <text:list-item>
          <text:p text:style-name="P37"><text:soft-page-break/> RSTUMNVH est un cube de côté 2 cm. <text:line-break/>On considère la pyramide SNRUV.</text:p>
        </text:list-item>
      </text:list>
      <text:p text:style-name="P4"><draw:g text:anchor-type="paragraph" draw:z-index="14" draw:name="Forme12" draw:style-name="gr226"><draw:frame draw:name="DescriptionOOoTep" draw:style-name="gr227" draw:text-style-name="P104" svg:width="0.228cm" svg:height="0.414cm" svg:x="5.174cm" svg:y="1.339cm"><draw:text-box><text:p text:style-name="P86"><text:span text:style-name="T62">S</text:span></text:p></draw:text-box></draw:frame><draw:frame draw:name="DescriptionOOoTep" draw:style-name="gr228" draw:text-style-name="P104" svg:width="0.304cm" svg:height="0.466cm" svg:x="2.807cm" svg:y="3.383cm"><draw:text-box><text:p text:style-name="P86"><text:span text:style-name="T62">V</text:span></text:p></draw:text-box></draw:frame><draw:line draw:style-name="gr229" draw:text-style-name="P105" svg:x1="3.81cm" svg:y1="0.99cm" svg:x2="5.719cm" svg:y2="0.99cm"><text:p/></draw:line><draw:line draw:style-name="gr230" draw:text-style-name="P105" svg:x1="5.72cm" svg:y1="0.99cm" svg:x2="5.72cm" svg:y2="2.906cm"><text:p/></draw:line><draw:frame draw:name="DescriptionOOoTep" draw:style-name="gr231" draw:text-style-name="P104" svg:width="0.309cm" svg:height="0.466cm" svg:x="5.728cm" svg:y="0.639cm"><draw:text-box><text:p text:style-name="P86"><text:span text:style-name="T62">R</text:span></text:p></draw:text-box></draw:frame><draw:frame draw:name="DescriptionOOoTep" draw:style-name="gr232" draw:text-style-name="P104" svg:width="0.373cm" svg:height="0.466cm" svg:x="3.382cm" svg:y="0.628cm"><draw:text-box><text:p text:style-name="P86"><text:span text:style-name="T62">M</text:span></text:p></draw:text-box></draw:frame><draw:line draw:style-name="gr230" draw:text-style-name="P105" svg:x1="3.138cm" svg:y1="1.468cm" svg:x2="3.138cm" svg:y2="3.384cm"><text:p/></draw:line><draw:line draw:style-name="gr229" draw:text-style-name="P105" svg:x1="5.05cm" svg:y1="1.468cm" svg:x2="5.05cm" svg:y2="3.384cm"><text:p/></draw:line><draw:line draw:style-name="gr230" draw:text-style-name="P105" svg:x1="3.136cm" svg:y1="1.455cm" svg:x2="5.052cm" svg:y2="1.469cm"><text:p/></draw:line><draw:line draw:style-name="gr229" draw:text-style-name="P105" svg:x1="3.138cm" svg:y1="3.385cm" svg:x2="5.05cm" svg:y2="3.385cm"><text:p/></draw:line><draw:line draw:style-name="gr230" draw:text-style-name="P105" svg:x1="5.025cm" svg:y1="1.47cm" svg:x2="5.731cm" svg:y2="0.99cm"><text:p/></draw:line><draw:line draw:style-name="gr229" draw:text-style-name="P105" svg:x1="5.025cm" svg:y1="3.387cm" svg:x2="5.731cm" svg:y2="2.907cm"><text:p/></draw:line><draw:line draw:style-name="gr229" draw:text-style-name="P105" svg:x1="3.115cm" svg:y1="1.47cm" svg:x2="3.822cm" svg:y2="0.99cm"><text:p/></draw:line><draw:line draw:style-name="gr233" draw:text-style-name="P105" svg:x1="3.115cm" svg:y1="3.387cm" svg:x2="3.822cm" svg:y2="2.907cm"><text:p/></draw:line><draw:line draw:style-name="gr234" draw:text-style-name="P105" svg:x1="3.81cm" svg:y1="2.907cm" svg:x2="5.719cm" svg:y2="2.907cm"><text:p/></draw:line><draw:line draw:style-name="gr235" draw:text-style-name="P105" svg:x1="3.81cm" svg:y1="0.99cm" svg:x2="3.81cm" svg:y2="2.906cm"><text:p/></draw:line><draw:frame draw:name="DescriptionOOoTep" draw:style-name="gr236" draw:text-style-name="P104" svg:width="0.327cm" svg:height="0.466cm" svg:x="2.773cm" svg:y="1.221cm"><draw:text-box><text:p text:style-name="P86"><text:span text:style-name="T62">N</text:span></text:p></draw:text-box></draw:frame><draw:frame draw:name="DescriptionOOoTep" draw:style-name="gr237" draw:text-style-name="P104" svg:width="0.327cm" svg:height="0.466cm" svg:x="3.928cm" svg:y="2.522cm"><draw:text-box><text:p text:style-name="P86"><text:span text:style-name="T62">H</text:span></text:p></draw:text-box></draw:frame><draw:frame draw:name="DescriptionOOoTep" draw:style-name="gr238" draw:text-style-name="P104" svg:width="0.278cm" svg:height="0.466cm" svg:x="5.041cm" svg:y="3.424cm"><draw:text-box><text:p text:style-name="P86"><text:span text:style-name="T62">T</text:span></text:p></draw:text-box></draw:frame><draw:line draw:style-name="gr239" draw:text-style-name="P105" svg:x1="5.692cm" svg:y1="0.997cm" svg:x2="3.15cm" svg:y2="1.454cm"><text:p/></draw:line><draw:line draw:style-name="gr240" draw:text-style-name="P105" svg:x1="5.692cm" svg:y1="2.909cm" svg:x2="3.138cm" svg:y2="3.35cm"><text:p/></draw:line><draw:frame draw:name="DescriptionOOoTep" draw:style-name="gr241" draw:text-style-name="P104" svg:width="0.324cm" svg:height="0.466cm" svg:x="5.789cm" svg:y="2.653cm"><draw:text-box><text:p text:style-name="P86"><text:span text:style-name="T62">U</text:span></text:p></draw:text-box></draw:frame><draw:line draw:style-name="gr242" draw:text-style-name="P106" svg:x1="5.048cm" svg:y1="1.475cm" svg:x2="3.138cm" svg:y2="3.343cm"><text:p/></draw:line><draw:line draw:style-name="gr242" draw:text-style-name="P106" svg:x1="5.048cm" svg:y1="1.503cm" svg:x2="5.713cm" svg:y2="2.914cm"><text:p/></draw:line></draw:g></text:p>
      <text:p text:style-name="P4"/>
      <text:p text:style-name="P4"/>
      <text:p text:style-name="P4"/>
      <text:p text:style-name="P4"/>
      <text:p text:style-name="P4"/>
      <text:p text:style-name="P4"/>
      <text:p text:style-name="P4"/>
      <text:p text:style-name="P4"/>
      <text:p text:style-name="P4"/>
      <text:p text:style-name="P4"/>
      <text:list xml:id="list62822375389103" text:continue-list="list62821798974267" text:style-name="liste_5f_abc">
        <text:list-item text:start-value="1">
          <text:p text:style-name="P47">Nomme la base de cette pyramide puis donne sa nature.</text:p>
        </text:list-item>
      </text:list>
      <text:list xml:id="list62822406207608" text:continue-list="list62823287236801" text:style-name="Num_5f_Exo">
        <text:list-item>
          <text:list>
            <text:list-header>
              <text:p text:style-name="P52"><text:span text:style-name="_5f_Correction_5f_surligné"><text:span text:style-name="T25">La base est le rectangle VNRU.</text:span></text:span></text:p>
            </text:list-header>
          </text:list>
        </text:list-item>
      </text:list>
      <text:list xml:id="list62823068993246" text:continue-list="list62822375389103" text:style-name="liste_5f_abc">
        <text:list-item>
          <text:p text:style-name="P48">Quelle est la nature des faces latérales de cette pyramide ?</text:p>
        </text:list-item>
      </text:list>
      <text:list xml:id="list62821664289877" text:continue-list="list62822406207608" text:style-name="Num_5f_Exo">
        <text:list-header>
          <text:p text:style-name="P51"><text:span text:style-name="_5f_Correction_5f_surligné"><text:span text:style-name="T14">I</text:span></text:span><text:span text:style-name="_5f_Correction_5f_surligné"><text:span text:style-name="T31">l y a trois triangles rectangles isocèles NSR </text:span></text:span><text:span text:style-name="_5f_Correction_5f_surligné"><text:span text:style-name="T32">en S</text:span></text:span><text:span text:style-name="_5f_Correction_5f_surligné"><text:span text:style-name="T31">, NVS </text:span></text:span><text:span text:style-name="_5f_Correction_5f_surligné"><text:span text:style-name="T32">en N </text:span></text:span><text:span text:style-name="_5f_Correction_5f_surligné"><text:span text:style-name="T31">et SRU </text:span></text:span><text:span text:style-name="_5f_Correction_5f_surligné"><text:span text:style-name="T32">en R, ainsi qu’u</text:span></text:span><text:span text:style-name="_5f_Correction_5f_surligné"><text:span text:style-name="T31">n triangle équilatéral VSU.</text:span></text:span></text:p>
        </text:list-header>
      </text:list>
      <text:list xml:id="list62823194045862" text:continue-list="list62823068993246" text:style-name="liste_5f_abc">
        <text:list-item>
          <text:p text:style-name="P49">Termine le patron de la pyramide SNRUV, <text:s/>commencé ci‑dessous.</text:p>
        </text:list-item>
      </text:list>
      <text:p text:style-name="P30"/>
      <text:p text:style-name="P30"/>
      <text:p text:style-name="P30"><draw:g text:anchor-type="paragraph" draw:z-index="26" draw:name="Forme11" draw:style-name="gr1"><draw:line draw:style-name="gr2" draw:text-style-name="P65" svg:x1="3.05cm" svg:y1="2.034cm" svg:x2="5.87cm" svg:y2="2.034cm"><text:p/></draw:line><draw:custom-shape draw:style-name="gr3" draw:text-style-name="P66" svg:width="0.23cm" svg:height="0.23cm" svg:x="3.039cm" svg:y="2.037cm"><text:p/><draw:enhanced-geometry svg:viewBox="0 0 21600 21600" draw:type="rectangle" draw:enhanced-path="M 0 0 L 21600 0 21600 21600 0 21600 0 0 Z N"/></draw:custom-shape><draw:frame draw:style-name="gr4" draw:text-style-name="P68" svg:width="0.369cm" svg:height="0.449cm" svg:x="5.923cm" svg:y="4.048cm"><draw:text-box><text:p text:style-name="P67"><text:span text:style-name="T40">U</text:span></text:p></draw:text-box></draw:frame><draw:frame draw:style-name="gr5" draw:text-style-name="P68" svg:width="0.366cm" svg:height="0.447cm" svg:x="2.747cm" svg:y="1.628cm"><draw:text-box><text:p text:style-name="P67"><text:span text:style-name="T40">N</text:span></text:p></draw:text-box></draw:frame><draw:frame draw:style-name="gr6" draw:text-style-name="P68" svg:width="0.369cm" svg:height="0.447cm" svg:x="2.748cm" svg:y="3.981cm"><draw:text-box><text:p text:style-name="P67"><text:span text:style-name="T40">V</text:span></text:p></draw:text-box></draw:frame><draw:frame draw:style-name="gr7" draw:text-style-name="P69" svg:width="0.346cm" svg:height="0.526cm" svg:x="4.339cm" svg:y="0.203cm"><draw:text-box><text:p text:style-name="P67"><text:span text:style-name="T41">S</text:span><text:span text:style-name="T42">3</text:span></text:p></draw:text-box></draw:frame><draw:line draw:style-name="gr8" draw:text-style-name="P70" svg:x1="3.009cm" svg:y1="2.04cm" svg:x2="1.009cm" svg:y2="2.04cm"><text:p/></draw:line><draw:frame draw:style-name="gr9" draw:text-style-name="P68" svg:width="0.346cm" svg:height="0.526cm" svg:x="0.667cm" svg:y="1.785cm"><draw:text-box><text:p text:style-name="P67"><text:span text:style-name="T40">S</text:span><text:span text:style-name="T43">1</text:span></text:p></draw:text-box></draw:frame><draw:line draw:style-name="gr10" draw:text-style-name="P65" svg:x1="3.036cm" svg:y1="2.05cm" svg:x2="3.036cm" svg:y2="4.05cm"><text:p/></draw:line><draw:frame draw:style-name="gr11" draw:text-style-name="P71" svg:width="0.368cm" svg:height="0.505cm" draw:transform="rotate (0.870570230894772) translate (4.14161111111111cm 1.98184722222222cm)"><draw:text-box><text:p text:style-name="P67"><text:span text:style-name="T44">=</text:span></text:p></draw:text-box></draw:frame><draw:frame draw:style-name="gr12" draw:text-style-name="P71" svg:width="0.368cm" svg:height="0.505cm" draw:transform="rotate (0.0771435529381494) translate (2.90436111111111cm 2.79929166666667cm)"><draw:text-box><text:p text:style-name="P67"><text:span text:style-name="T44">o</text:span></text:p></draw:text-box></draw:frame><draw:frame draw:style-name="gr13" draw:text-style-name="P71" svg:width="0.368cm" svg:height="0.505cm" draw:transform="rotate (0.0771435529381494) translate (6.66144444444444cm 1.762125cm)"><draw:text-box><text:p text:style-name="P67"><text:span text:style-name="T44">o</text:span></text:p></draw:text-box></draw:frame><draw:frame draw:style-name="gr14" draw:text-style-name="P71" svg:width="0.369cm" svg:height="0.507cm" draw:transform="rotate (0.0767944870877505) translate (1.87248611111111cm 1.77623611111111cm)"><draw:text-box><text:p text:style-name="P67"><text:span text:style-name="T44">o</text:span></text:p></draw:text-box></draw:frame><draw:line draw:style-name="gr15" draw:text-style-name="P65" svg:x1="3.05cm" svg:y1="4.036cm" svg:x2="5.87cm" svg:y2="4.036cm"><text:p/></draw:line><draw:frame draw:style-name="gr16" draw:text-style-name="P71" svg:width="0.362cm" svg:height="0.507cm" draw:transform="rotate (0.871617428445968) translate (4.21845833333333cm 3.98991666666667cm)"><draw:text-box><text:p text:style-name="P67"><text:span text:style-name="T44">=</text:span></text:p></draw:text-box></draw:frame><draw:line draw:style-name="gr17" draw:text-style-name="P65" svg:x1="5.86cm" svg:y1="2.05cm" svg:x2="5.86cm" svg:y2="4.05cm"><text:p/></draw:line><draw:custom-shape draw:style-name="gr18" draw:text-style-name="P66" svg:width="0.228cm" svg:height="0.23cm" svg:x="5.631cm" svg:y="2.037cm"><text:p/><draw:enhanced-geometry svg:viewBox="0 0 21600 21600" draw:type="rectangle" draw:enhanced-path="M 0 0 L 21600 0 21600 21600 0 21600 0 0 Z N"/></draw:custom-shape><draw:custom-shape draw:style-name="gr19" draw:text-style-name="P66" svg:width="0.228cm" svg:height="0.228cm" svg:x="5.631cm" svg:y="3.808cm"><text:p/><draw:enhanced-geometry svg:viewBox="0 0 21600 21600" draw:type="rectangle" draw:enhanced-path="M 0 0 L 21600 0 21600 21600 0 21600 0 0 Z N"/></draw:custom-shape><draw:custom-shape draw:style-name="gr20" draw:text-style-name="P66" svg:width="0.23cm" svg:height="0.228cm" svg:x="3.039cm" svg:y="3.808cm"><text:p/><draw:enhanced-geometry svg:viewBox="0 0 21600 21600" draw:type="rectangle" draw:enhanced-path="M 0 0 L 21600 0 21600 21600 0 21600 0 0 Z N"/></draw:custom-shape><draw:frame draw:style-name="gr21" draw:text-style-name="P71" svg:width="0.369cm" svg:height="0.505cm" draw:transform="rotate (0.0767944870877505) translate (5.73540277777778cm 2.80105555555556cm)"><draw:text-box><text:p text:style-name="P67"><text:span text:style-name="T44">o</text:span></text:p></draw:text-box></draw:frame><draw:frame draw:style-name="gr22" draw:text-style-name="P72" svg:width="0.362cm" svg:height="0.447cm" svg:x="5.95cm" svg:y="1.6cm"><draw:text-box><text:p text:style-name="P67"><text:span text:style-name="T45">R</text:span></text:p></draw:text-box></draw:frame><draw:line draw:style-name="gr23" draw:text-style-name="P70" svg:x1="1.011cm" svg:y1="2.05cm" svg:x2="3.034cm" svg:y2="4.034cm"><text:p/></draw:line><draw:line draw:style-name="gr24" draw:text-style-name="P70" svg:x1="4.456cm" svg:y1="0.633cm" svg:x2="5.87cm" svg:y2="2.047cm"><text:p/></draw:line><draw:line draw:style-name="gr25" draw:text-style-name="P70" svg:x1="7.878cm" svg:y1="1.937cm" svg:x2="7.878cm" svg:y2="2.149cm"><text:p/></draw:line><draw:line draw:style-name="gr26" draw:text-style-name="P65" svg:x1="7.878cm" svg:y1="2.04cm" svg:x2="5.86cm" svg:y2="4.049cm"><text:p/></draw:line><draw:line draw:style-name="gr27" draw:text-style-name="P65" svg:x1="5.86cm" svg:y1="2.05cm" svg:x2="5.86cm" svg:y2="4.05cm"><text:p/></draw:line><draw:line draw:style-name="gr28" draw:text-style-name="P70" svg:x1="3.039cm" svg:y1="2.037cm" svg:x2="4.453cm" svg:y2="0.623cm"><text:p/></draw:line><draw:line draw:style-name="gr29" draw:text-style-name="P70" svg:x1="7.878cm" svg:y1="2.04cm" svg:x2="5.87cm" svg:y2="2.05cm"><text:p/></draw:line><draw:frame draw:style-name="gr30" draw:text-style-name="P73" svg:width="0.364cm" svg:height="0.505cm" draw:transform="rotate (0.0778416846389471) translate (4.99356944444445cm 1.04598611111111cm)"><draw:text-box><text:p text:style-name="P67"><text:span text:style-name="T46">o</text:span></text:p></draw:text-box></draw:frame><draw:frame draw:style-name="gr31" draw:text-style-name="P73" svg:width="0.368cm" svg:height="0.505cm" draw:transform="rotate (0.0771435529381494) translate (3.64066666666667cm 1.05127777777778cm)"><draw:text-box><text:p text:style-name="P67"><text:span text:style-name="T46">o</text:span></text:p></draw:text-box></draw:frame><draw:line draw:style-name="gr32" draw:text-style-name="P65" svg:x1="6.732cm" svg:y1="2.966cm" svg:x2="6.944cm" svg:y2="3.192cm"><text:p/></draw:line><draw:line draw:style-name="gr33" draw:text-style-name="P65" svg:x1="1.891cm" svg:y1="3.152cm" svg:x2="2.145cm" svg:y2="2.9cm"><text:p/></draw:line><draw:line draw:style-name="gr34" draw:text-style-name="P65" svg:x1="4.447cm" svg:y1="6.5cm" svg:x2="5.871cm" svg:y2="4.034cm"><text:p/></draw:line><draw:line draw:style-name="gr35" draw:text-style-name="P65" svg:x1="3.021cm" svg:y1="4.048cm" svg:x2="4.445cm" svg:y2="6.514cm"><text:p/></draw:line><draw:frame draw:style-name="gr36" draw:text-style-name="P69" svg:width="0.346cm" svg:height="0.526cm" svg:x="4.327cm" svg:y="6.611cm"><draw:text-box><text:p text:style-name="P67"><text:span text:style-name="T41">S</text:span><text:span text:style-name="T42">4</text:span></text:p></draw:text-box></draw:frame><draw:line draw:style-name="gr37" draw:text-style-name="P65" svg:x1="5.057cm" svg:y1="5.133cm" svg:x2="5.269cm" svg:y2="5.359cm"><text:p/></draw:line><draw:line draw:style-name="gr38" draw:text-style-name="P65" svg:x1="3.686cm" svg:y1="5.505cm" svg:x2="3.94cm" svg:y2="5.253cm"><text:p/></draw:line><draw:frame draw:style-name="gr39" draw:text-style-name="P68" svg:width="0.346cm" svg:height="0.526cm" svg:x="8.008cm" svg:y="1.752cm"><draw:text-box><text:p text:style-name="P67"><text:span text:style-name="T40">S</text:span><text:span text:style-name="T43">2</text:span></text:p></draw:text-box></draw:frame><draw:custom-shape draw:style-name="gr40" draw:text-style-name="P66" svg:width="0.23cm" svg:height="0.232cm" draw:transform="skewX (-0.0076794487087751) rotate (0.785398163397448) translate (4.28725cm 0.788458333333333cm)"><text:p/><draw:enhanced-geometry svg:viewBox="0 0 21600 21600" draw:type="rectangle" draw:enhanced-path="M 0 0 L 21600 0 21600 21600 0 21600 0 0 Z N"/></draw:custom-shape></draw:g></text:p>
      <text:p text:style-name="P5"/>
      <text:p text:style-name="P30"/>
      <text:p text:style-name="P30"/>
      <text:p text:style-name="P30"/>
      <text:p text:style-name="P30"/>
      <text:p text:style-name="P30"/>
      <text:p text:style-name="P30"/>
      <text:p text:style-name="P31"/>
      <text:p text:style-name="P31"/>
      <text:h text:style-name="P58" text:outline-level="1"><text:span text:style-name="_5f_pointillés_20_gris"/></text:h>
      <text:h text:style-name="P58" text:outline-level="1"><text:span text:style-name="_5f_pointillés_20_gris"/></text:h>
      <text:h text:style-name="P58" text:outline-level="1"><text:span text:style-name="_5f_pointillés_20_gris"/></text:h>
      <text:h text:style-name="P58" text:outline-level="1"><text:span text:style-name="_5f_pointillés_20_gris"/></text:h>
      <text:h text:style-name="P58" text:outline-level="1"><text:span text:style-name="_5f_pointillés_20_gris"/></text:h>
      <text:h text:style-name="P58" text:outline-level="1"><text:span text:style-name="_5f_pointillés_20_gris"/></text:h>
      <text:list xml:id="list62821568065695" text:continue-list="list62821664289877" text:style-name="Num_5f_Exo">
        <text:list-item>
          <text:h text:style-name="P61" text:outline-level="1"><text:span text:style-name="_5f_pointillés_20_gris"> </text:span><text:span text:style-name="_5f_BVS"><text:span text:style-name="T23">LMNOPQRS est un cube de coté 3 cm. <text:line-break/>T est le milieu de [PS].</text:span></text:span></text:h>
        </text:list-item>
      </text:list>
      <text:p text:style-name="_5f_Paragraphe_20_livret"><draw:g text:anchor-type="paragraph" draw:z-index="15" draw:name="Forme14" draw:style-name="gr218"><draw:frame draw:style-name="gr219" draw:text-style-name="P101" svg:width="1.195cm" svg:height="0.892cm" svg:x="3.104cm" svg:y="0.019cm"><draw:text-box><text:p text:style-name="P86"><text:span text:style-name="T61">M</text:span></text:p></draw:text-box></draw:frame><draw:line draw:style-name="gr220" draw:text-style-name="P102" svg:x1="2.255cm" svg:y1="1.51cm" svg:x2="5.204cm" svg:y2="1.507cm"><text:p/></draw:line><draw:line draw:style-name="gr221" draw:text-style-name="P102" svg:x1="5.204cm" svg:y1="1.507cm" svg:x2="5.204cm" svg:y2="4.77cm"><text:p/></draw:line><draw:line draw:style-name="gr220" draw:text-style-name="P102" svg:x1="2.254cm" svg:y1="4.773cm" svg:x2="5.203cm" svg:y2="4.773cm"><text:p/></draw:line><draw:line draw:style-name="gr220" draw:text-style-name="P102" svg:x1="2.255cm" svg:y1="1.508cm" svg:x2="3.729cm" svg:y2="0.695cm"><text:p/></draw:line><draw:line draw:style-name="gr220" draw:text-style-name="P102" svg:x1="5.204cm" svg:y1="1.508cm" svg:x2="6.678cm" svg:y2="0.695cm"><text:p/></draw:line><draw:line draw:style-name="gr220" draw:text-style-name="P102" svg:x1="3.729cm" svg:y1="0.698cm" svg:x2="6.678cm" svg:y2="0.695cm"><text:p/></draw:line><draw:line draw:style-name="gr221" draw:text-style-name="P102" svg:x1="5.204cm" svg:y1="4.767cm" svg:x2="6.678cm" svg:y2="3.951cm"><text:p/></draw:line><draw:line draw:style-name="gr220" draw:text-style-name="P102" svg:x1="6.678cm" svg:y1="0.695cm" svg:x2="6.678cm" svg:y2="3.955cm"><text:p/></draw:line><draw:line draw:style-name="gr222" draw:text-style-name="P102" svg:x1="3.729cm" svg:y1="0.695cm" svg:x2="3.729cm" svg:y2="3.955cm"><text:p/></draw:line><draw:line draw:style-name="gr222" draw:text-style-name="P102" svg:x1="2.254cm" svg:y1="4.772cm" svg:x2="3.73cm" svg:y2="3.959cm"><text:p/></draw:line><draw:line draw:style-name="gr222" draw:text-style-name="P102" svg:x1="3.729cm" svg:y1="3.954cm" svg:x2="6.678cm" svg:y2="3.951cm"><text:p/></draw:line><draw:line draw:style-name="gr221" draw:text-style-name="P102" svg:x1="5.203cm" svg:y1="1.507cm" svg:x2="3.729cm" svg:y2="4.77cm"><text:p/></draw:line><draw:line draw:style-name="gr221" draw:text-style-name="P102" svg:x1="3.729cm" svg:y1="4.773cm" svg:x2="5.203cm" svg:y2="4.773cm"><text:p/></draw:line><draw:line draw:style-name="gr223" draw:text-style-name="P102" svg:x1="3.743cm" svg:y1="4.75cm" svg:x2="6.655cm" svg:y2="3.934cm"><text:p/></draw:line><draw:line draw:style-name="gr221" draw:text-style-name="P102" svg:x1="5.204cm" svg:y1="1.507cm" svg:x2="6.678cm" svg:y2="3.954cm"><text:p/></draw:line><draw:g draw:style-name="gr41"><draw:line draw:style-name="gr220" draw:text-style-name="P102" svg:x1="4.632cm" svg:y1="4.615cm" svg:x2="4.797cm" svg:y2="4.855cm"><text:p/></draw:line><draw:line draw:style-name="gr220" draw:text-style-name="P102" svg:x1="4.611cm" svg:y1="4.691cm" svg:x2="4.775cm" svg:y2="4.931cm"><text:p/></draw:line></draw:g><draw:frame draw:style-name="gr219" draw:text-style-name="P101" svg:width="0.976cm" svg:height="0.892cm" svg:x="1.529cm" svg:y="0.996cm"><draw:text-box><text:p text:style-name="P86"><text:span text:style-name="T61">L</text:span></text:p></draw:text-box></draw:frame><draw:frame draw:style-name="gr219" draw:text-style-name="P101" svg:width="1.116cm" svg:height="0.892cm" svg:x="6.415cm" svg:y="0.097cm"><draw:text-box><text:p text:style-name="P86"><text:span text:style-name="T61">N</text:span></text:p></draw:text-box></draw:frame><draw:frame draw:style-name="gr224" draw:text-style-name="P101" svg:width="1.077cm" svg:height="0.89cm" svg:x="4.536cm" svg:y="0.827cm"><draw:text-box><text:p text:style-name="P86"><text:span text:style-name="T61">O</text:span></text:p></draw:text-box></draw:frame><draw:frame draw:style-name="gr219" draw:text-style-name="P101" svg:width="1.045cm" svg:height="0.892cm" svg:x="2.896cm" svg:y="3.27cm"><draw:text-box><text:p text:style-name="P86"><text:span text:style-name="T61">Q</text:span></text:p></draw:text-box></draw:frame><draw:frame draw:style-name="gr219" draw:text-style-name="P101" svg:width="0.955cm" svg:height="0.892cm" svg:x="1.529cm" svg:y="4.459cm"><draw:text-box><text:p text:style-name="P86"><text:span text:style-name="T61">P</text:span></text:p></draw:text-box></draw:frame><draw:frame draw:style-name="gr219" draw:text-style-name="P101" svg:width="0.978cm" svg:height="0.892cm" svg:x="6.346cm" svg:y="3.871cm"><draw:text-box><text:p text:style-name="P86"><text:span text:style-name="T61">R</text:span></text:p></draw:text-box></draw:frame><draw:frame draw:style-name="gr219" draw:text-style-name="P101" svg:width="0.994cm" svg:height="0.892cm" svg:x="4.88cm" svg:y="4.669cm"><draw:text-box><text:p text:style-name="P86"><text:span text:style-name="T61">S</text:span></text:p></draw:text-box></draw:frame><draw:frame draw:style-name="gr224" draw:text-style-name="P101" svg:width="1.299cm" svg:height="0.89cm" svg:x="3.074cm" svg:y="4.125cm"><draw:text-box><text:p text:style-name="P86"><text:span text:style-name="T61">T</text:span></text:p></draw:text-box></draw:frame><draw:line draw:style-name="gr225" draw:text-style-name="P103" svg:x1="2.256cm" svg:y1="1.517cm" svg:x2="2.256cm" svg:y2="4.763cm"><text:p/></draw:line><draw:g draw:style-name="gr41"><draw:line draw:style-name="gr220" draw:text-style-name="P102" svg:x1="3.032cm" svg:y1="4.625cm" svg:x2="3.197cm" svg:y2="4.865cm"><text:p/></draw:line><draw:line draw:style-name="gr220" draw:text-style-name="P102" svg:x1="3.009cm" svg:y1="4.699cm" svg:x2="3.173cm" svg:y2="4.938cm"><text:p/></draw:line></draw:g></draw:g><text:span text:style-name="_5f_BVS">Construi</text:span><text:span text:style-name="_5f_BVS"><text:span text:style-name="T39">s</text:span></text:span><text:span text:style-name="_5f_BVS"> un </text:span><text:span text:style-name="_5f_BVS"><text:span text:style-name="T23">patron</text:span></text:span><text:span text:style-name="_5f_BVS"> de la pyramide ORST. </text:span></text:p>
      <text:p text:style-name="P34"><text:span text:style-name="_5f_BVS"><text:span text:style-name="T23">Commence par un schéma à main levée où tu reporteras les mesures, puis trace le patron en vraie grandeur. </text:span></text:span></text:p>
      <text:p text:style-name="P34"><draw:g text:anchor-type="paragraph" draw:z-index="23" draw:name="Forme13" draw:style-name="gr90"><draw:frame draw:style-name="gr104" draw:text-style-name="P87" svg:width="0.888cm" svg:height="0.666cm" svg:x="2.928cm" svg:y="2.549cm"><draw:text-box><text:p text:style-name="P86"><text:span text:style-name="T52">S</text:span></text:p></draw:text-box></draw:frame><draw:path draw:style-name="gr105" draw:text-style-name="P80" svg:width="1.863cm" svg:height="0.541cm" draw:transform="skewX (-0.002792526803191) rotate (-1.24267442741996) translate (3.03852777777777cm 0.78216666666667cm)" svg:viewBox="0 0 1864 542" svg:d="M0 0c108 12 241 47 348 72 109 26 205 78 310 117 102 39 205 80 309 117 102 36 211 64 312 107 105 45 218 43 328 65l107 25 109 25 41 14"><text:p/></draw:path><draw:path draw:style-name="gr106" draw:text-style-name="P80" svg:width="1.155cm" svg:height="0.091cm" draw:transform="rotate (-3.03024064731256) translate (3.12578896748781cm 2.72450447092189cm)" svg:viewBox="0 0 1156 92" svg:d="M0 2c112-7 180 4 287 26 114 24 217 0 331 15 114 16 165 33 277 40l193 5 68 4"><text:p/></draw:path><draw:path draw:style-name="gr107" draw:text-style-name="P80" svg:width="2.243cm" svg:height="0.079cm" draw:transform="rotate (-2.07798900742445) translate (3.05642830373256cm 0.794780881715865cm)" svg:viewBox="0 0 2244 80" svg:d="M0 25c147-3 294 10 439 19 132 8 264-7 395 7 133 14 227 10 388 21 135 13 257 5 403 6 124 3 219 9 334-25l118-11 113-25 54-17"><text:p/></draw:path><draw:path draw:style-name="gr108" draw:text-style-name="P80" svg:width="0.144cm" svg:height="0.008cm" draw:transform="rotate (1.5707963267949) translate (2.99652777777778cm 2.73816666666666cm)" svg:viewBox="0 0 145 9" svg:d="M0 9c41 1 81 1 120-9l25 2"><text:p/></draw:path><draw:path draw:style-name="gr106" draw:text-style-name="P80" svg:width="0.112cm" svg:height="0.008cm" svg:x="3.002cm" svg:y="2.585cm" svg:viewBox="0 0 113 9" svg:d="M0 9c40-4 66-3 113-9"><text:p/></draw:path><draw:path draw:style-name="gr109" draw:text-style-name="P80" svg:width="1.863cm" svg:height="0.541cm" draw:transform="skewX (-0.00174532925199427) rotate (-1.24267442741996) translate (3.03852777777777cm 0.783166666666667cm)" svg:viewBox="0 0 1864 542" svg:d="M0 0c108 12 241 47 348 72 109 26 205 78 310 117 102 39 205 80 309 117 102 36 211 64 312 107 105 45 218 43 328 65l107 25 109 25 41 14"><text:p/></draw:path><draw:path draw:style-name="gr109" draw:text-style-name="P80" svg:width="1.863cm" svg:height="0.545cm" draw:transform="rotate (-2.81120182618727) translate (5.05452777777778cm 2.63516666666667cm)" svg:viewBox="0 0 1864 546" svg:d="M0 0c108 12 241 48 348 73 109 26 205 78 310 118 102 39 205 80 309 118 102 36 211 64 312 107 105 46 218 43 328 65l107 25 109 26 41 14"><text:p/></draw:path><draw:path draw:style-name="gr110" draw:text-style-name="P80" svg:width="2.654cm" svg:height="0.788cm" draw:transform="rotate (-0.455880000620919) translate (3.03852777777776cm 0.780166666666677cm)" svg:viewBox="0 0 2655 789" svg:d="M0 0c108 12 240 47 348 72 109 26 205 78 310 118 102 39 205 80 309 118 102 36 210 64 311 107 106 45 219 42 329 64l107 26 108 25 833 259"><text:p/></draw:path><draw:path draw:style-name="gr107" draw:text-style-name="P80" svg:width="1.834cm" svg:height="0.494cm" draw:transform="skewX (-0.0148352986419518) rotate (-1.25454266633352) translate (3.12852777777777cm 2.72116666666668cm)" svg:viewBox="0 0 1835 495" svg:d="M0 0c108 10 203 62 310 86 109 24 213 51 318 90 103 37 205 57 310 94 101 35 210 62 312 103 105 45 217 41 327 61l108 24 108 24 42 13"><text:p/></draw:path><draw:path draw:style-name="gr109" draw:text-style-name="P80" svg:width="1.964cm" svg:height="1.119cm" draw:transform="rotate (-0.454309204294124) translate (1.96352777777776cm 2.75416666666668cm)" svg:viewBox="0 0 1965 1120" svg:d="M0 0c108 12 123 138 231 163 109 26 110 88 214 128 103 40 231 124 332 167 106 45 446 260 556 282l632 380"><text:p/></draw:path><draw:path draw:style-name="gr107" draw:text-style-name="P80" svg:width="2.377cm" svg:height="0.643cm" draw:transform="rotate (-2.78292749230496) translate (3.02052777777778cm 0.789166666666684cm)" svg:viewBox="0 0 2378 644" svg:d="M0 0c89 5 178 8 265 22 85 14 169 38 249 68 79 30 159 47 235 80 74 31 152 57 229 77 79 21 153 70 235 80 84 10 162 45 247 50 81 5 159 31 236 54 77 22 149 63 228 77l78 21 376 115"><text:p/></draw:path><draw:path draw:style-name="gr107" draw:text-style-name="P80" svg:width="2.143cm" svg:height="0.439cm" draw:transform="skewX (0.00104719755119656) rotate (2.03505390782539) translate (1.56439853388203cm 2.94801822940415cm)" svg:viewBox="0 0 2144 440" svg:d="M0 436c113 21 213-59 319-64 103-4 197-29 298-40 109-12 210-68 315-93 99-22 198-53 298-57 108-5 193-72 298-74 103-2 199-56 301-66 97-8 196-18 290-42l25 4"><text:p/></draw:path><draw:frame draw:style-name="gr111" draw:text-style-name="P87" svg:width="0.994cm" svg:height="0.893cm" svg:x="4.796cm" svg:y="2.542cm"><draw:text-box><text:p text:style-name="P86"><text:span text:style-name="T52">R</text:span></text:p></draw:text-box></draw:frame><draw:frame draw:style-name="gr111" draw:text-style-name="P87" svg:width="0.994cm" svg:height="0.893cm" svg:x="2.727cm" svg:y="0.201cm"><draw:text-box><text:p text:style-name="P86"><text:span text:style-name="T52">O</text:span></text:p></draw:text-box></draw:frame><draw:frame draw:style-name="gr111" draw:text-style-name="P87" svg:width="0.994cm" svg:height="0.893cm" svg:x="1.357cm" svg:y="2.535cm"><draw:text-box><text:p text:style-name="P86"><text:span text:style-name="T52">T</text:span></text:p></draw:text-box></draw:frame><draw:frame draw:style-name="gr111" draw:text-style-name="P87" svg:width="0.997cm" svg:height="0.893cm" svg:x="0.002cm" svg:y="0.626cm"><draw:text-box><text:p text:style-name="P86"><text:span text:style-name="T52">R</text:span></text:p></draw:text-box></draw:frame><draw:frame draw:style-name="gr112" draw:text-style-name="P87" svg:width="0.997cm" svg:height="0.72cm" svg:x="2.902cm" svg:y="4.561cm"><draw:text-box><text:p text:style-name="P86"><text:span text:style-name="T52">R</text:span></text:p></draw:text-box></draw:frame><draw:frame draw:style-name="gr113" draw:text-style-name="P88" svg:width="1.408cm" svg:height="0.595cm" svg:x="3.546cm" svg:y="2.51cm"><draw:text-box><text:p text:style-name="P86"><text:span text:style-name="T53">3 cm</text:span></text:p></draw:text-box></draw:frame><draw:frame draw:style-name="gr114" draw:text-style-name="P88" svg:width="1.662cm" svg:height="0.913cm" svg:x="1.879cm" svg:y="2.616cm"><draw:text-box><text:p text:style-name="P86"><text:span text:style-name="T53">1,5 cm</text:span></text:p></draw:text-box></draw:frame><draw:frame draw:style-name="gr113" draw:text-style-name="P88" svg:width="1.412cm" svg:height="0.595cm" draw:transform="rotate (-1.52821029304624) translate (3.540125cm 1.20120833333333cm)"><draw:text-box><text:p text:style-name="P86"><text:span text:style-name="T53">3 cm</text:span></text:p></draw:text-box></draw:frame><draw:line draw:style-name="gr110" draw:text-style-name="P80" svg:x1="1.957cm" svg:y1="0.781cm" svg:x2="1.845cm" svg:y2="1.014cm"><text:p/></draw:line><draw:line draw:style-name="gr110" draw:text-style-name="P80" svg:x1="4.112cm" svg:y1="1.632cm" svg:x2="4cm" svg:y2="1.865cm"><text:p/></draw:line><draw:line draw:style-name="gr110" draw:text-style-name="P80" svg:x1="1.338cm" svg:y1="1.801cm" svg:x2="1.226cm" svg:y2="2.034cm"><text:p/></draw:line><draw:line draw:style-name="gr110" draw:text-style-name="P80" svg:x1="2.035cm" svg:y1="0.774cm" svg:x2="1.923cm" svg:y2="1.007cm"><text:p/></draw:line><draw:line draw:style-name="gr110" draw:text-style-name="P80" svg:x1="4.16cm" svg:y1="1.705cm" svg:x2="4.048cm" svg:y2="1.938cm"><text:p/></draw:line><draw:line draw:style-name="gr110" draw:text-style-name="P80" svg:x1="2.54cm" svg:y1="3.486cm" svg:x2="2.428cm" svg:y2="3.719cm"><text:p/></draw:line><draw:frame draw:style-name="gr113" draw:text-style-name="P88" svg:width="1.412cm" svg:height="0.595cm" draw:transform="rotate (-1.52698856256984) translate (3.6195cm 3.03741666666667cm)"><draw:text-box><text:p text:style-name="P86"><text:span text:style-name="T53">3 cm</text:span></text:p></draw:text-box></draw:frame></draw:g><text:span text:style-name="_5f_BVS"/></text:p>
      <text:p text:style-name="P34"><text:span text:style-name="_5f_BVS"/></text:p>
      <text:p text:style-name="P34"><text:span text:style-name="_5f_BVS"/></text:p>
      <text:p text:style-name="P34"><text:span text:style-name="_5f_BVS"/></text:p>
      <text:p text:style-name="P34"><text:span text:style-name="_5f_BVS"/></text:p>
      <text:p text:style-name="P34"><text:span text:style-name="_5f_BVS"/></text:p>
      <text:p text:style-name="P34"><text:span text:style-name="_5f_BVS"/></text:p>
      <text:p text:style-name="P34"><text:span text:style-name="_5f_BVS"/></text:p>
      <text:p text:style-name="P34"><text:span text:style-name="_5f_BVS"/></text:p>
      <text:p text:style-name="P34"><draw:g text:anchor-type="paragraph" draw:z-index="24" draw:name="Forme5_0" draw:style-name="gr90"><draw:frame draw:style-name="gr91" draw:text-style-name="P83" svg:width="0.715cm" svg:height="0.625cm" svg:x="4.389cm" svg:y="3.753cm"><draw:text-box><text:p text:style-name="P67"><text:span text:style-name="T50">S</text:span></text:p></draw:text-box></draw:frame><draw:frame draw:style-name="gr92" draw:text-style-name="P84" svg:width="0.939cm" svg:height="0.648cm" svg:x="7.264cm" svg:y="3.757cm"><draw:text-box><text:p text:style-name="P67"><text:span text:style-name="T51"><text:s/></text:span><text:span text:style-name="T50">R</text:span><text:span text:style-name="T51"> </text:span></text:p></draw:text-box></draw:frame><draw:line draw:style-name="gr93" draw:text-style-name="P81" svg:x1="4.489cm" svg:y1="3.78cm" svg:x2="7.508cm" svg:y2="3.765cm"><text:p/></draw:line><draw:polyline draw:style-name="gr93" draw:text-style-name="P81" svg:width="0.399cm" svg:height="0.399cm" svg:x="4.526cm" svg:y="3.367cm" svg:viewBox="0 0 400 400" draw:points="0,0 400,0 400,400"><text:p/></draw:polyline><draw:frame draw:style-name="gr94" draw:text-style-name="P83" svg:width="0.757cm" svg:height="0.625cm" svg:x="4.161cm" svg:y="0.201cm"><draw:text-box><text:p text:style-name="P67"><text:span text:style-name="T50">O</text:span></text:p></draw:text-box></draw:frame><draw:frame draw:style-name="gr95" draw:text-style-name="P83" svg:width="0.727cm" svg:height="0.625cm" svg:x="4.278cm" svg:y="6.805cm"><draw:text-box><text:p text:style-name="P67"><text:span text:style-name="T50">R</text:span></text:p></draw:text-box></draw:frame><draw:frame draw:style-name="gr96" draw:text-style-name="P83" svg:width="0.699cm" svg:height="0.625cm" svg:x="2.925cm" svg:y="3.792cm"><draw:text-box><text:p text:style-name="P67"><text:span text:style-name="T50">T</text:span></text:p></draw:text-box></draw:frame><draw:line draw:style-name="gr93" draw:text-style-name="P81" svg:x1="4.526cm" svg:y1="0.767cm" svg:x2="7.526cm" svg:y2="3.767cm"><text:p/></draw:line><draw:line draw:style-name="gr97" draw:text-style-name="P81" svg:x1="4.526cm" svg:y1="3.767cm" svg:x2="4.526cm" svg:y2="0.767cm"><text:p/></draw:line><draw:line draw:style-name="gr93" draw:text-style-name="P81" svg:x1="4.524cm" svg:y1="3.769cm" svg:x2="3.524cm" svg:y2="3.769cm"><text:p/></draw:line><draw:line draw:style-name="gr93" draw:text-style-name="P81" svg:x1="4.526cm" svg:y1="3.769cm" svg:x2="4.526cm" svg:y2="6.769cm"><text:p/></draw:line><draw:line draw:style-name="gr93" draw:text-style-name="P81" svg:x1="4.524cm" svg:y1="6.769cm" svg:x2="3.524cm" svg:y2="3.769cm"><text:p/></draw:line><draw:line draw:style-name="gr97" draw:text-style-name="P81" svg:x1="3.524cm" svg:y1="3.767cm" svg:x2="4.524cm" svg:y2="0.767cm"><text:p/></draw:line><draw:frame draw:style-name="gr95" draw:text-style-name="P83" svg:width="0.727cm" svg:height="0.625cm" svg:x="0.002cm" svg:y="2.157cm"><draw:text-box><text:p text:style-name="P67"><text:span text:style-name="T50">R</text:span></text:p></draw:text-box></draw:frame><draw:line draw:style-name="gr98" draw:text-style-name="P81" svg:x1="0.642cm" svg:y1="2.472cm" svg:x2="4.527cm" svg:y2="0.767cm"><text:p/></draw:line><draw:line draw:style-name="gr97" draw:text-style-name="P81" svg:x1="0.642cm" svg:y1="2.472cm" svg:x2="3.527cm" svg:y2="3.767cm"><text:p/></draw:line><draw:frame draw:name="DescriptionOOoTep_0" draw:style-name="gr99" draw:text-style-name="P85" svg:width="0.003cm" svg:height="0.004cm" svg:x="4.426cm" svg:y="3.667cm"><draw:text-box><text:p/></draw:text-box><svg:desc>@options;@figure;  S = point( 0 , 0 );  sR2R1 = segment( R2 , R1 );  sR2T = segment( R2 , T );
</svg:desc></draw:frame><draw:line draw:style-name="gr100" draw:text-style-name="P81" svg:x1="6.457cm" svg:y1="2.489cm" svg:x2="6.345cm" svg:y2="2.722cm"><text:p/></draw:line><draw:line draw:style-name="gr100" draw:text-style-name="P81" svg:x1="6.506cm" svg:y1="2.562cm" svg:x2="6.394cm" svg:y2="2.795cm"><text:p/></draw:line><draw:line draw:style-name="gr101" draw:text-style-name="P81" svg:x1="2.614cm" svg:y1="1.456cm" svg:x2="2.726cm" svg:y2="1.689cm"><text:p/></draw:line><draw:line draw:style-name="gr101" draw:text-style-name="P81" svg:x1="2.565cm" svg:y1="1.529cm" svg:x2="2.677cm" svg:y2="1.762cm"><text:p/></draw:line><draw:line draw:style-name="gr101" draw:text-style-name="P81" svg:x1="2.188cm" svg:y1="3.033cm" svg:x2="2.076cm" svg:y2="3.266cm"><text:p/></draw:line><draw:line draw:style-name="gr102" draw:text-style-name="P81" svg:x1="4.026cm" svg:y1="5.039cm" svg:x2="3.914cm" svg:y2="5.272cm"><text:p/></draw:line><draw:polyline draw:style-name="gr93" draw:text-style-name="P81" svg:width="0.399cm" svg:height="0.399cm" draw:transform="rotate (-3.14159265358979) translate (4.53201388888887cm 4.17197222222224cm)" svg:viewBox="0 0 400 400" draw:points="0,0 400,0 400,400"><text:p/></draw:polyline><draw:polyline draw:style-name="gr93" draw:text-style-name="P81" svg:width="0.302cm" svg:height="0.302cm" svg:x="4.232cm" svg:y="3.457cm" svg:viewBox="0 0 303 303" draw:points="303,0 0,0 0,303"><text:p/></draw:polyline><draw:custom-shape draw:style-name="gr103" draw:text-style-name="P80" svg:width="0.167cm" svg:height="0.191cm" svg:x="4.445cm" svg:y="5.0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3" draw:text-style-name="P80" svg:width="0.167cm" svg:height="0.191cm" draw:transform="rotate (1.5707963267949) translate (5.953125cm 3.85409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3" draw:text-style-name="P80" svg:width="0.167cm" svg:height="0.191cm" svg:x="4.435cm" svg:y="2.238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_5f_BV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Lucida Sans2" svg:font-family="'Lucida Sans'" style:font-family-generic="roman" style:font-pitch="variable" style:font-charset="x-symbol"/>
    <style:font-face style:name="SimSun3" svg:font-family="SimSun" style:font-family-generic="roman" style:font-pitch="variable" style:font-charset="x-symbol"/>
    <style:font-face style:name="Times New Roman3" svg:font-family="'Times New Roman'" style:font-family-generic="roman" style:font-pitch="variable" style:font-charset="x-symbol"/>
    <style:font-face style:name="Wingdings 2" svg:font-family="'Wingdings 2'" style:font-family-generic="roman" style:font-pitch="variable" style:font-charset="x-symbol"/>
    <style:font-face style:name="Wingdings 21" svg:font-family="'Wingdings 2'" style:font-adornments="Normal" style:font-family-generic="roman" style:font-pitch="variable" style:font-charset="x-symbol"/>
    <style:font-face style:name="Lucida Sans3" svg:font-family="'Lucida Sans'" style:font-family-generic="system" style:font-pitch="variable" style:font-charset="x-symbol"/>
    <style:font-face style:name="SimSun2" svg:font-family="SimSun" style:font-family-generic="system" style:font-pitch="variable" style:font-charset="x-symbol"/>
    <style:font-face style:name="Tahoma2" svg:font-family="Tahoma"/>
    <style:font-face style:name="Bitstream Vera Sans Mono1"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1" svg:font-family="'Lucida Sans Unicode'" style:font-pitch="variable"/>
    <style:font-face style:name="SimSun1" svg:font-family="SimSun" style:font-pitch="variable"/>
    <style:font-face style:name="Tahoma1" svg:font-family="Tahoma" style:font-pitch="variable"/>
    <style:font-face style:name="Bitstream Vera Sans Mono" svg:font-family="'Bitstream Vera Sans Mono'" style:font-family-generic="modern" style:font-pitch="variable"/>
    <style:font-face style:name="Times New Roman2" svg:font-family="'Times New Roman'"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4"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quadrillage" draw:style="double" draw:color="#333333" draw:distance="0.283cm" draw:rotation="900"/>
    <draw:fill-image draw:name="_35__20_Percent" draw:display-name="5 Percent" xlink:href="Pictures/100000000000000800000008FB13889A6FB4583A.png" xlink:type="simple" xlink:show="embed" xlink:actuate="onLoad"/>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54" draw:display-name="Dashed (var) 1054" draw:style="rect" draw:dots1="1" draw:dots1-length="0.005cm" draw:dots2="1" draw:dots2-length="0.005cm" draw:distance="0.005cm"/>
    <draw:stroke-dash draw:name="Dashed_20__28_var_29__20_1055" draw:display-name="Dashed (var) 1055" draw:style="rect" draw:dots1="1" draw:dots1-length="0.005cm" draw:dots2="1" draw:dots2-length="0.005cm" draw:distance="0.005cm"/>
    <draw:stroke-dash draw:name="Dashed_20__28_var_29__20_1056" draw:display-name="Dashed (var) 1056" draw:style="rect" draw:dots1="1" draw:dots1-length="0.005cm" draw:dots2="1" draw:dots2-length="0.005cm" draw:distance="0.005cm"/>
    <draw:stroke-dash draw:name="Dashed_20__28_var_29__20_1057" draw:display-name="Dashed (var) 1057" draw:style="rect" draw:dots1="1" draw:dots1-length="0.005cm" draw:dots2="1" draw:dots2-length="0.005cm" draw:distance="0.005cm"/>
    <draw:stroke-dash draw:name="Dashed_20__28_var_29__20_1058" draw:display-name="Dashed (var) 1058" draw:style="rect" draw:dots1="1" draw:dots1-length="0.005cm" draw:dots2="1" draw:dots2-length="0.005cm" draw:distance="0.005cm"/>
    <draw:stroke-dash draw:name="Dashed_20__28_var_29__20_1059" draw:display-name="Dashed (var) 1059" draw:style="rect" draw:dots1="1" draw:dots1-length="0.005cm" draw:dots2="1" draw:dots2-length="0.005cm" draw:distance="0.005cm"/>
    <draw:stroke-dash draw:name="Dashed_20__28_var_29__20_106" draw:display-name="Dashed (var) 106" draw:style="round" draw:dots1="1" draw:dots1-length="0.003cm" draw:dots2="2" draw:distance="0.023cm"/>
    <draw:stroke-dash draw:name="Dashed_20__28_var_29__20_1060" draw:display-name="Dashed (var) 1060" draw:style="rect" draw:dots1="1" draw:dots1-length="0.005cm" draw:dots2="1" draw:dots2-length="0.005cm" draw:distance="0.005cm"/>
    <draw:stroke-dash draw:name="Dashed_20__28_var_29__20_1061" draw:display-name="Dashed (var) 1061" draw:style="rect" draw:dots1="1" draw:dots1-length="0.005cm" draw:dots2="1" draw:dots2-length="0.005cm" draw:distance="0.005cm"/>
    <draw:stroke-dash draw:name="Dashed_20__28_var_29__20_1062" draw:display-name="Dashed (var) 1062" draw:style="rect" draw:dots1="1" draw:dots1-length="0.005cm" draw:dots2="1" draw:dots2-length="0.005cm" draw:distance="0.005cm"/>
    <draw:stroke-dash draw:name="Dashed_20__28_var_29__20_1063" draw:display-name="Dashed (var) 1063" draw:style="rect" draw:dots1="1" draw:dots1-length="0.005cm" draw:dots2="1" draw:dots2-length="0.005cm" draw:distance="0.005cm"/>
    <draw:stroke-dash draw:name="Dashed_20__28_var_29__20_1064" draw:display-name="Dashed (var) 1064" draw:style="rect" draw:dots1="1" draw:dots1-length="0.005cm" draw:dots2="1" draw:dots2-length="0.005cm" draw:distance="0.005cm"/>
    <draw:stroke-dash draw:name="Dashed_20__28_var_29__20_1065" draw:display-name="Dashed (var) 1065" draw:style="rect" draw:dots1="1" draw:dots1-length="0.005cm" draw:dots2="1" draw:dots2-length="0.005cm" draw:distance="0.005cm"/>
    <draw:stroke-dash draw:name="Dashed_20__28_var_29__20_1066" draw:display-name="Dashed (var) 1066" draw:style="rect" draw:dots1="1" draw:dots1-length="0.005cm" draw:dots2="1" draw:dots2-length="0.005cm" draw:distance="0.005cm"/>
    <draw:stroke-dash draw:name="Dashed_20__28_var_29__20_1067" draw:display-name="Dashed (var) 1067" draw:style="rect" draw:dots1="1" draw:dots1-length="0.005cm" draw:dots2="1" draw:dots2-length="0.005cm" draw:distance="0.005cm"/>
    <draw:stroke-dash draw:name="Dashed_20__28_var_29__20_1068" draw:display-name="Dashed (var) 1068" draw:style="rect" draw:dots1="1" draw:dots1-length="0.005cm" draw:dots2="1" draw:dots2-length="0.005cm" draw:distance="0.005cm"/>
    <draw:stroke-dash draw:name="Dashed_20__28_var_29__20_1069" draw:display-name="Dashed (var) 1069" draw:style="rect" draw:dots1="1" draw:dots1-length="0.005cm" draw:dots2="1" draw:dots2-length="0.005cm" draw:distance="0.005cm"/>
    <draw:stroke-dash draw:name="Dashed_20__28_var_29__20_107" draw:display-name="Dashed (var) 107" draw:style="rect" draw:dots1="1" draw:dots1-length="0.011cm" draw:dots2="1" draw:dots2-length="0.011cm" draw:distance="0.011cm"/>
    <draw:stroke-dash draw:name="Dashed_20__28_var_29__20_1070" draw:display-name="Dashed (var) 1070" draw:style="rect" draw:dots1="1" draw:dots1-length="0.005cm" draw:dots2="1" draw:dots2-length="0.005cm" draw:distance="0.005cm"/>
    <draw:stroke-dash draw:name="Dashed_20__28_var_29__20_1071" draw:display-name="Dashed (var) 1071" draw:style="rect" draw:dots1="1" draw:dots1-length="0.005cm" draw:dots2="1" draw:dots2-length="0.005cm" draw:distance="0.005cm"/>
    <draw:stroke-dash draw:name="Dashed_20__28_var_29__20_1072" draw:display-name="Dashed (var) 1072" draw:style="rect" draw:dots1="1" draw:dots1-length="0.005cm" draw:dots2="1" draw:dots2-length="0.005cm" draw:distance="0.005cm"/>
    <draw:stroke-dash draw:name="Dashed_20__28_var_29__20_1073" draw:display-name="Dashed (var) 1073" draw:style="rect" draw:dots1="1" draw:dots1-length="0.005cm" draw:dots2="1" draw:dots2-length="0.005cm" draw:distance="0.005cm"/>
    <draw:stroke-dash draw:name="Dashed_20__28_var_29__20_1074" draw:display-name="Dashed (var) 1074" draw:style="rect" draw:dots1="1" draw:dots1-length="0.005cm" draw:dots2="1" draw:dots2-length="0.005cm" draw:distance="0.005cm"/>
    <draw:stroke-dash draw:name="Dashed_20__28_var_29__20_1075" draw:display-name="Dashed (var) 1075" draw:style="rect" draw:dots1="1" draw:dots1-length="0.005cm" draw:dots2="1" draw:dots2-length="0.005cm" draw:distance="0.005cm"/>
    <draw:stroke-dash draw:name="Dashed_20__28_var_29__20_1076" draw:display-name="Dashed (var) 1076" draw:style="rect" draw:dots1="1" draw:dots1-length="0.005cm" draw:dots2="1" draw:dots2-length="0.005cm" draw:distance="0.005cm"/>
    <draw:stroke-dash draw:name="Dashed_20__28_var_29__20_1077" draw:display-name="Dashed (var) 1077" draw:style="rect" draw:dots1="1" draw:dots1-length="0.005cm" draw:dots2="1" draw:dots2-length="0.005cm" draw:distance="0.005cm"/>
    <draw:stroke-dash draw:name="Dashed_20__28_var_29__20_1078" draw:display-name="Dashed (var) 1078" draw:style="rect" draw:dots1="1" draw:dots1-length="0.005cm" draw:dots2="1" draw:dots2-length="0.005cm" draw:distance="0.005cm"/>
    <draw:stroke-dash draw:name="Dashed_20__28_var_29__20_1079" draw:display-name="Dashed (var) 1079" draw:style="rect" draw:dots1="1" draw:dots1-length="0.005cm" draw:dots2="1" draw:dots2-length="0.005cm" draw:distance="0.005cm"/>
    <draw:stroke-dash draw:name="Dashed_20__28_var_29__20_108" draw:display-name="Dashed (var) 108" draw:style="round" draw:dots1="1" draw:dots1-length="0.003cm" draw:dots2="2" draw:distance="0.023cm"/>
    <draw:stroke-dash draw:name="Dashed_20__28_var_29__20_1080" draw:display-name="Dashed (var) 1080" draw:style="rect" draw:dots1="1" draw:dots1-length="0.005cm" draw:dots2="1" draw:dots2-length="0.005cm" draw:distance="0.005cm"/>
    <draw:stroke-dash draw:name="Dashed_20__28_var_29__20_1081" draw:display-name="Dashed (var) 1081" draw:style="rect" draw:dots1="1" draw:dots1-length="0.005cm" draw:dots2="1" draw:dots2-length="0.005cm" draw:distance="0.005cm"/>
    <draw:stroke-dash draw:name="Dashed_20__28_var_29__20_1082" draw:display-name="Dashed (var) 1082" draw:style="rect" draw:dots1="1" draw:dots1-length="0.005cm" draw:dots2="1" draw:dots2-length="0.005cm" draw:distance="0.005cm"/>
    <draw:stroke-dash draw:name="Dashed_20__28_var_29__20_1083" draw:display-name="Dashed (var) 1083" draw:style="rect" draw:dots1="1" draw:dots1-length="0.005cm" draw:dots2="1" draw:dots2-length="0.005cm" draw:distance="0.005cm"/>
    <draw:stroke-dash draw:name="Dashed_20__28_var_29__20_1084" draw:display-name="Dashed (var) 1084" draw:style="rect" draw:dots1="1" draw:dots1-length="0.005cm" draw:dots2="1" draw:dots2-length="0.005cm" draw:distance="0.005cm"/>
    <draw:stroke-dash draw:name="Dashed_20__28_var_29__20_1085" draw:display-name="Dashed (var) 1085" draw:style="rect" draw:dots1="1" draw:dots1-length="0.005cm" draw:dots2="1" draw:dots2-length="0.005cm" draw:distance="0.005cm"/>
    <draw:stroke-dash draw:name="Dashed_20__28_var_29__20_1086" draw:display-name="Dashed (var) 1086" draw:style="rect" draw:dots1="1" draw:dots1-length="0.005cm" draw:dots2="1" draw:dots2-length="0.005cm" draw:distance="0.005cm"/>
    <draw:stroke-dash draw:name="Dashed_20__28_var_29__20_1087" draw:display-name="Dashed (var) 1087" draw:style="rect" draw:dots1="1" draw:dots1-length="0.005cm" draw:dots2="1" draw:dots2-length="0.005cm" draw:distance="0.005cm"/>
    <draw:stroke-dash draw:name="Dashed_20__28_var_29__20_1088" draw:display-name="Dashed (var) 1088" draw:style="rect" draw:dots1="1" draw:dots1-length="0.005cm" draw:dots2="1" draw:dots2-length="0.005cm" draw:distance="0.005cm"/>
    <draw:stroke-dash draw:name="Dashed_20__28_var_29__20_1089" draw:display-name="Dashed (var) 1089" draw:style="rect" draw:dots1="1" draw:dots1-length="0.005cm" draw:dots2="1" draw:dots2-length="0.005cm" draw:distance="0.005cm"/>
    <draw:stroke-dash draw:name="Dashed_20__28_var_29__20_109" draw:display-name="Dashed (var) 109" draw:style="round" draw:dots1="1" draw:dots1-length="0.003cm" draw:dots2="2" draw:distance="0.023cm"/>
    <draw:stroke-dash draw:name="Dashed_20__28_var_29__20_1090" draw:display-name="Dashed (var) 1090" draw:style="rect" draw:dots1="1" draw:dots1-length="0.005cm" draw:dots2="1" draw:dots2-length="0.005cm" draw:distance="0.005cm"/>
    <draw:stroke-dash draw:name="Dashed_20__28_var_29__20_1091" draw:display-name="Dashed (var) 1091" draw:style="rect" draw:dots1="1" draw:dots1-length="0.005cm" draw:dots2="1" draw:dots2-length="0.005cm" draw:distance="0.005cm"/>
    <draw:stroke-dash draw:name="Dashed_20__28_var_29__20_1092" draw:display-name="Dashed (var) 1092" draw:style="rect" draw:dots1="1" draw:dots1-length="0.005cm" draw:dots2="1" draw:dots2-length="0.005cm" draw:distance="0.005cm"/>
    <draw:stroke-dash draw:name="Dashed_20__28_var_29__20_1093" draw:display-name="Dashed (var) 1093" draw:style="rect" draw:dots1="1" draw:dots1-length="0.005cm" draw:dots2="1" draw:dots2-length="0.005cm" draw:distance="0.005cm"/>
    <draw:stroke-dash draw:name="Dashed_20__28_var_29__20_1094" draw:display-name="Dashed (var) 1094" draw:style="rect" draw:dots1="1" draw:dots1-length="0.005cm" draw:dots2="1" draw:dots2-length="0.005cm" draw:distance="0.005cm"/>
    <draw:stroke-dash draw:name="Dashed_20__28_var_29__20_1095" draw:display-name="Dashed (var) 1095" draw:style="rect" draw:dots1="1" draw:dots1-length="0.005cm" draw:dots2="1" draw:dots2-length="0.005cm" draw:distance="0.005cm"/>
    <draw:stroke-dash draw:name="Dashed_20__28_var_29__20_1096" draw:display-name="Dashed (var) 1096" draw:style="rect" draw:dots1="1" draw:dots1-length="0.005cm" draw:dots2="1" draw:dots2-length="0.005cm" draw:distance="0.005cm"/>
    <draw:stroke-dash draw:name="Dashed_20__28_var_29__20_1097" draw:display-name="Dashed (var) 1097" draw:style="rect" draw:dots1="1" draw:dots1-length="0.005cm" draw:dots2="1" draw:dots2-length="0.005cm" draw:distance="0.005cm"/>
    <draw:stroke-dash draw:name="Dashed_20__28_var_29__20_1098" draw:display-name="Dashed (var) 1098" draw:style="rect" draw:dots1="1" draw:dots1-length="0.005cm" draw:dots2="1" draw:dots2-length="0.005cm" draw:distance="0.005cm"/>
    <draw:stroke-dash draw:name="Dashed_20__28_var_29__20_1099" draw:display-name="Dashed (var) 1099" draw:style="rect" draw:dots1="1" draw:dots1-length="0.005cm" draw:dots2="1" draw:dots2-length="0.005cm" draw:distance="0.005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00" draw:display-name="Dashed (var) 1100" draw:style="rect" draw:dots1="1" draw:dots1-length="0.005cm" draw:dots2="1" draw:dots2-length="0.005cm" draw:distance="0.005cm"/>
    <draw:stroke-dash draw:name="Dashed_20__28_var_29__20_1101" draw:display-name="Dashed (var) 1101" draw:style="rect" draw:dots1="1" draw:dots1-length="0.005cm" draw:dots2="1" draw:dots2-length="0.005cm" draw:distance="0.005cm"/>
    <draw:stroke-dash draw:name="Dashed_20__28_var_29__20_1102" draw:display-name="Dashed (var) 1102" draw:style="rect" draw:dots1="1" draw:dots1-length="0.005cm" draw:dots2="1" draw:dots2-length="0.005cm" draw:distance="0.005cm"/>
    <draw:stroke-dash draw:name="Dashed_20__28_var_29__20_1103" draw:display-name="Dashed (var) 1103" draw:style="rect" draw:dots1="1" draw:dots1-length="0.005cm" draw:dots2="1" draw:dots2-length="0.005cm" draw:distance="0.005cm"/>
    <draw:stroke-dash draw:name="Dashed_20__28_var_29__20_1104" draw:display-name="Dashed (var) 1104" draw:style="rect" draw:dots1="1" draw:dots1-length="0.005cm" draw:dots2="1" draw:dots2-length="0.005cm" draw:distance="0.005cm"/>
    <draw:stroke-dash draw:name="Dashed_20__28_var_29__20_1105" draw:display-name="Dashed (var) 1105" draw:style="rect" draw:dots1="1" draw:dots1-length="0.005cm" draw:dots2="1" draw:dots2-length="0.005cm" draw:distance="0.005cm"/>
    <draw:stroke-dash draw:name="Dashed_20__28_var_29__20_1106" draw:display-name="Dashed (var) 1106" draw:style="rect" draw:dots1="1" draw:dots1-length="0.005cm" draw:dots2="1" draw:dots2-length="0.005cm" draw:distance="0.005cm"/>
    <draw:stroke-dash draw:name="Dashed_20__28_var_29__20_1107" draw:display-name="Dashed (var) 1107" draw:style="rect" draw:dots1="1" draw:dots1-length="0.005cm" draw:dots2="1" draw:dots2-length="0.005cm" draw:distance="0.005cm"/>
    <draw:stroke-dash draw:name="Dashed_20__28_var_29__20_1108" draw:display-name="Dashed (var) 1108" draw:style="rect" draw:dots1="1" draw:dots1-length="0.005cm" draw:dots2="1" draw:dots2-length="0.005cm" draw:distance="0.005cm"/>
    <draw:stroke-dash draw:name="Dashed_20__28_var_29__20_1109" draw:display-name="Dashed (var) 1109" draw:style="rect" draw:dots1="1" draw:dots1-length="0.005cm" draw:dots2="1" draw:dots2-length="0.005cm" draw:distance="0.005cm"/>
    <draw:stroke-dash draw:name="Dashed_20__28_var_29__20_111" draw:display-name="Dashed (var) 111" draw:style="round" draw:dots1="1" draw:dots1-length="0.003cm" draw:dots2="2" draw:distance="0.023cm"/>
    <draw:stroke-dash draw:name="Dashed_20__28_var_29__20_1110" draw:display-name="Dashed (var) 1110" draw:style="rect" draw:dots1="1" draw:dots1-length="0.005cm" draw:dots2="1" draw:dots2-length="0.005cm" draw:distance="0.005cm"/>
    <draw:stroke-dash draw:name="Dashed_20__28_var_29__20_1111" draw:display-name="Dashed (var) 1111" draw:style="rect" draw:dots1="1" draw:dots1-length="0.005cm" draw:dots2="1" draw:dots2-length="0.005cm" draw:distance="0.005cm"/>
    <draw:stroke-dash draw:name="Dashed_20__28_var_29__20_1112" draw:display-name="Dashed (var) 1112" draw:style="rect" draw:dots1="1" draw:dots1-length="0.005cm" draw:dots2="1" draw:dots2-length="0.005cm" draw:distance="0.005cm"/>
    <draw:stroke-dash draw:name="Dashed_20__28_var_29__20_1113" draw:display-name="Dashed (var) 1113" draw:style="rect" draw:dots1="1" draw:dots1-length="0.005cm" draw:dots2="1" draw:dots2-length="0.005cm" draw:distance="0.005cm"/>
    <draw:stroke-dash draw:name="Dashed_20__28_var_29__20_1114" draw:display-name="Dashed (var) 1114" draw:style="rect" draw:dots1="1" draw:dots1-length="0.005cm" draw:dots2="1" draw:dots2-length="0.005cm" draw:distance="0.005cm"/>
    <draw:stroke-dash draw:name="Dashed_20__28_var_29__20_1115" draw:display-name="Dashed (var) 1115" draw:style="rect" draw:dots1="1" draw:dots1-length="0.005cm" draw:dots2="1" draw:dots2-length="0.005cm" draw:distance="0.005cm"/>
    <draw:stroke-dash draw:name="Dashed_20__28_var_29__20_1116" draw:display-name="Dashed (var) 1116" draw:style="rect" draw:dots1="1" draw:dots1-length="0.005cm" draw:dots2="1" draw:dots2-length="0.005cm" draw:distance="0.005cm"/>
    <draw:stroke-dash draw:name="Dashed_20__28_var_29__20_1117" draw:display-name="Dashed (var) 1117" draw:style="rect" draw:dots1="1" draw:dots1-length="0.005cm" draw:dots2="1" draw:dots2-length="0.005cm" draw:distance="0.005cm"/>
    <draw:stroke-dash draw:name="Dashed_20__28_var_29__20_1118" draw:display-name="Dashed (var) 1118" draw:style="rect" draw:dots1="1" draw:dots1-length="0.005cm" draw:dots2="1" draw:dots2-length="0.005cm" draw:distance="0.005cm"/>
    <draw:stroke-dash draw:name="Dashed_20__28_var_29__20_1119" draw:display-name="Dashed (var) 1119" draw:style="rect" draw:dots1="1" draw:dots1-length="0.005cm" draw:dots2="1" draw:dots2-length="0.005cm" draw:distance="0.005cm"/>
    <draw:stroke-dash draw:name="Dashed_20__28_var_29__20_112" draw:display-name="Dashed (var) 112" draw:style="round" draw:dots1="1" draw:dots1-length="0.003cm" draw:dots2="2" draw:distance="0.023cm"/>
    <draw:stroke-dash draw:name="Dashed_20__28_var_29__20_1120" draw:display-name="Dashed (var) 1120" draw:style="rect" draw:dots1="1" draw:dots1-length="0.005cm" draw:dots2="1" draw:dots2-length="0.005cm" draw:distance="0.005cm"/>
    <draw:stroke-dash draw:name="Dashed_20__28_var_29__20_1121" draw:display-name="Dashed (var) 1121" draw:style="rect" draw:dots1="1" draw:dots1-length="0.005cm" draw:dots2="1" draw:dots2-length="0.005cm" draw:distance="0.005cm"/>
    <draw:stroke-dash draw:name="Dashed_20__28_var_29__20_1122" draw:display-name="Dashed (var) 1122" draw:style="rect" draw:dots1="1" draw:dots1-length="0.005cm" draw:dots2="1" draw:dots2-length="0.005cm" draw:distance="0.005cm"/>
    <draw:stroke-dash draw:name="Dashed_20__28_var_29__20_1123" draw:display-name="Dashed (var) 1123" draw:style="rect" draw:dots1="1" draw:dots1-length="0.005cm" draw:dots2="1" draw:dots2-length="0.005cm" draw:distance="0.005cm"/>
    <draw:stroke-dash draw:name="Dashed_20__28_var_29__20_1124" draw:display-name="Dashed (var) 1124" draw:style="rect" draw:dots1="1" draw:dots1-length="0.005cm" draw:dots2="1" draw:dots2-length="0.005cm" draw:distance="0.005cm"/>
    <draw:stroke-dash draw:name="Dashed_20__28_var_29__20_1125" draw:display-name="Dashed (var) 1125" draw:style="rect" draw:dots1="1" draw:dots1-length="0.005cm" draw:dots2="1" draw:dots2-length="0.005cm" draw:distance="0.005cm"/>
    <draw:stroke-dash draw:name="Dashed_20__28_var_29__20_1126" draw:display-name="Dashed (var) 1126" draw:style="rect" draw:dots1="1" draw:dots1-length="0.005cm" draw:dots2="1" draw:dots2-length="0.005cm" draw:distance="0.005cm"/>
    <draw:stroke-dash draw:name="Dashed_20__28_var_29__20_1127" draw:display-name="Dashed (var) 1127" draw:style="rect" draw:dots1="1" draw:dots1-length="0.005cm" draw:dots2="1" draw:dots2-length="0.005cm" draw:distance="0.005cm"/>
    <draw:stroke-dash draw:name="Dashed_20__28_var_29__20_1128" draw:display-name="Dashed (var) 1128" draw:style="rect" draw:dots1="1" draw:dots1-length="0.005cm" draw:dots2="1" draw:dots2-length="0.005cm" draw:distance="0.005cm"/>
    <draw:stroke-dash draw:name="Dashed_20__28_var_29__20_1129" draw:display-name="Dashed (var) 1129" draw:style="rect" draw:dots1="1" draw:dots1-length="0.005cm" draw:dots2="1" draw:dots2-length="0.005cm" draw:distance="0.005cm"/>
    <draw:stroke-dash draw:name="Dashed_20__28_var_29__20_113" draw:display-name="Dashed (var) 113" draw:style="round" draw:dots1="1" draw:dots1-length="0.003cm" draw:dots2="2" draw:distance="0.023cm"/>
    <draw:stroke-dash draw:name="Dashed_20__28_var_29__20_1130" draw:display-name="Dashed (var) 1130" draw:style="rect" draw:dots1="1" draw:dots1-length="0.005cm" draw:dots2="1" draw:dots2-length="0.005cm" draw:distance="0.005cm"/>
    <draw:stroke-dash draw:name="Dashed_20__28_var_29__20_1131" draw:display-name="Dashed (var) 1131" draw:style="rect" draw:dots1="1" draw:dots1-length="0.005cm" draw:dots2="1" draw:dots2-length="0.005cm" draw:distance="0.005cm"/>
    <draw:stroke-dash draw:name="Dashed_20__28_var_29__20_1132" draw:display-name="Dashed (var) 1132" draw:style="rect" draw:dots1="1" draw:dots1-length="0.005cm" draw:dots2="1" draw:dots2-length="0.005cm" draw:distance="0.005cm"/>
    <draw:stroke-dash draw:name="Dashed_20__28_var_29__20_1133" draw:display-name="Dashed (var) 1133" draw:style="rect" draw:dots1="1" draw:dots1-length="0.005cm" draw:dots2="1" draw:dots2-length="0.005cm" draw:distance="0.005cm"/>
    <draw:stroke-dash draw:name="Dashed_20__28_var_29__20_1134" draw:display-name="Dashed (var) 1134" draw:style="rect" draw:dots1="1" draw:dots1-length="0.005cm" draw:dots2="1" draw:dots2-length="0.005cm" draw:distance="0.005cm"/>
    <draw:stroke-dash draw:name="Dashed_20__28_var_29__20_1135" draw:display-name="Dashed (var) 1135" draw:style="rect" draw:dots1="1" draw:dots1-length="0.005cm" draw:dots2="1" draw:dots2-length="0.005cm" draw:distance="0.005cm"/>
    <draw:stroke-dash draw:name="Dashed_20__28_var_29__20_1136" draw:display-name="Dashed (var) 1136" draw:style="rect" draw:dots1="1" draw:dots1-length="0.005cm" draw:dots2="1" draw:dots2-length="0.005cm" draw:distance="0.005cm"/>
    <draw:stroke-dash draw:name="Dashed_20__28_var_29__20_1137" draw:display-name="Dashed (var) 1137" draw:style="rect" draw:dots1="1" draw:dots1-length="0.005cm" draw:dots2="1" draw:dots2-length="0.005cm" draw:distance="0.005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21" draw:display-name="Dashed (var) 3521" draw:style="rect" draw:dots1="1" draw:dots1-length="0.003cm" draw:dots2="1" draw:dots2-length="0.003cm" draw:distance="0.003cm"/>
    <draw:stroke-dash draw:name="Dashed_20__28_var_29__20_3522" draw:display-name="Dashed (var) 3522" draw:style="rect" draw:dots1="1" draw:dots1-length="0.003cm" draw:dots2="1" draw:dots2-length="0.003cm" draw:distance="0.003cm"/>
    <draw:stroke-dash draw:name="Dashed_20__28_var_29__20_3523" draw:display-name="Dashed (var) 3523" draw:style="rect" draw:dots1="1" draw:dots1-length="0.003cm" draw:dots2="1" draw:dots2-length="0.003cm" draw:distance="0.003cm"/>
    <draw:stroke-dash draw:name="Dashed_20__28_var_29__20_3524" draw:display-name="Dashed (var) 3524" draw:style="rect" draw:dots1="1" draw:dots1-length="0.003cm" draw:dots2="1" draw:dots2-length="0.003cm" draw:distance="0.003cm"/>
    <draw:stroke-dash draw:name="Dashed_20__28_var_29__20_3525" draw:display-name="Dashed (var) 3525" draw:style="rect" draw:dots1="1" draw:dots1-length="0.011cm" draw:dots2="1" draw:dots2-length="0.011cm" draw:distance="0.011cm"/>
    <draw:stroke-dash draw:name="Dashed_20__28_var_29__20_3526" draw:display-name="Dashed (var) 3526" draw:style="rect" draw:dots1="1" draw:dots1-length="0.011cm" draw:dots2="1" draw:dots2-length="0.011cm" draw:distance="0.011cm"/>
    <draw:stroke-dash draw:name="Dashed_20__28_var_29__20_3527" draw:display-name="Dashed (var) 3527" draw:style="rect" draw:dots1="1" draw:dots1-length="0.011cm" draw:dots2="1" draw:dots2-length="0.011cm" draw:distance="0.011cm"/>
    <draw:stroke-dash draw:name="Dashed_20__28_var_29__20_3528" draw:display-name="Dashed (var) 3528" draw:style="rect" draw:dots1="1" draw:dots1-length="0.011cm" draw:dots2="1" draw:dots2-length="0.011cm" draw:distance="0.011cm"/>
    <draw:stroke-dash draw:name="Dashed_20__28_var_29__20_3529" draw:display-name="Dashed (var) 3529" draw:style="rect" draw:dots1="1" draw:dots1-length="0.011cm" draw:dots2="1" draw:dots2-length="0.011cm" draw:distance="0.011cm"/>
    <draw:stroke-dash draw:name="Dashed_20__28_var_29__20_3530" draw:display-name="Dashed (var) 3530" draw:style="rect" draw:dots1="1" draw:dots1-length="0.011cm" draw:dots2="1" draw:dots2-length="0.011cm" draw:distance="0.011cm"/>
    <draw:stroke-dash draw:name="Dashed_20__28_var_29__20_3531" draw:display-name="Dashed (var) 3531" draw:style="rect" draw:dots1="1" draw:dots1-length="0.011cm" draw:dots2="1" draw:dots2-length="0.011cm" draw:distance="0.011cm"/>
    <draw:stroke-dash draw:name="Dashed_20__28_var_29__20_3532" draw:display-name="Dashed (var) 3532" draw:style="rect" draw:dots1="1" draw:dots1-length="0.011cm" draw:dots2="1" draw:dots2-length="0.011cm" draw:distance="0.011cm"/>
    <draw:stroke-dash draw:name="Dashed_20__28_var_29__20_3533" draw:display-name="Dashed (var) 3533" draw:style="rect" draw:dots1="1" draw:dots1-length="0.011cm" draw:dots2="1" draw:dots2-length="0.011cm" draw:distance="0.011cm"/>
    <draw:stroke-dash draw:name="Dashed_20__28_var_29__20_3534" draw:display-name="Dashed (var) 3534" draw:style="rect" draw:dots1="1" draw:dots1-length="0.011cm" draw:dots2="1" draw:dots2-length="0.011cm" draw:distance="0.011cm"/>
    <draw:stroke-dash draw:name="Dashed_20__28_var_29__20_3535" draw:display-name="Dashed (var) 3535" draw:style="rect" draw:dots1="1" draw:dots1-length="0.011cm" draw:dots2="1" draw:dots2-length="0.011cm" draw:distance="0.011cm"/>
    <draw:stroke-dash draw:name="Dashed_20__28_var_29__20_3536" draw:display-name="Dashed (var) 3536" draw:style="rect" draw:dots1="1" draw:dots1-length="0.011cm" draw:dots2="1" draw:dots2-length="0.011cm" draw:distance="0.011cm"/>
    <draw:stroke-dash draw:name="Dashed_20__28_var_29__20_3537" draw:display-name="Dashed (var) 3537" draw:style="rect" draw:dots1="1" draw:dots1-length="0.011cm" draw:dots2="1" draw:dots2-length="0.011cm" draw:distance="0.011cm"/>
    <draw:stroke-dash draw:name="Dashed_20__28_var_29__20_3538" draw:display-name="Dashed (var) 3538" draw:style="rect" draw:dots1="1" draw:dots1-length="0.011cm" draw:dots2="1" draw:dots2-length="0.011cm" draw:distance="0.011cm"/>
    <draw:stroke-dash draw:name="Dashed_20__28_var_29__20_3539" draw:display-name="Dashed (var) 3539" draw:style="rect" draw:dots1="1" draw:dots1-length="0.003cm" draw:dots2="1" draw:dots2-length="0.003cm" draw:distance="0.003cm"/>
    <draw:stroke-dash draw:name="Dashed_20__28_var_29__20_3540" draw:display-name="Dashed (var) 3540" draw:style="rect" draw:dots1="1" draw:dots1-length="0.003cm" draw:dots2="1" draw:dots2-length="0.003cm" draw:distance="0.003cm"/>
    <draw:stroke-dash draw:name="Dashed_20__28_var_29__20_3541" draw:display-name="Dashed (var) 3541" draw:style="rect" draw:dots1="1" draw:dots1-length="0.003cm" draw:dots2="1" draw:dots2-length="0.003cm" draw:distance="0.003cm"/>
    <draw:stroke-dash draw:name="Dashed_20__28_var_29__20_3542" draw:display-name="Dashed (var) 3542" draw:style="rect" draw:dots1="1" draw:dots1-length="0.003cm" draw:dots2="1" draw:dots2-length="0.003cm" draw:distance="0.003cm"/>
    <draw:stroke-dash draw:name="Dashed_20__28_var_29__20_3543" draw:display-name="Dashed (var) 3543" draw:style="rect" draw:dots1="1" draw:dots1-length="0.003cm" draw:dots2="1" draw:dots2-length="0.003cm" draw:distance="0.003cm"/>
    <draw:stroke-dash draw:name="Dashed_20__28_var_29__20_3544" draw:display-name="Dashed (var) 3544" draw:style="rect" draw:dots1="1" draw:dots1-length="0.003cm" draw:dots2="1" draw:dots2-length="0.003cm" draw:distance="0.003cm"/>
    <draw:stroke-dash draw:name="Dashed_20__28_var_29__20_3545" draw:display-name="Dashed (var) 3545" draw:style="rect" draw:dots1="1" draw:dots1-length="0.003cm" draw:dots2="1" draw:dots2-length="0.003cm" draw:distance="0.003cm"/>
    <draw:stroke-dash draw:name="Dashed_20__28_var_29__20_3546" draw:display-name="Dashed (var) 3546" draw:style="rect" draw:dots1="1" draw:dots1-length="0.003cm" draw:dots2="1" draw:dots2-length="0.003cm" draw:distance="0.003cm"/>
    <draw:stroke-dash draw:name="Dashed_20__28_var_29__20_36" draw:display-name="Dashed (var) 36" draw:style="rect" draw:dots1="1" draw:dots1-length="0.011cm" draw:dots2="1" draw:dots2-length="0.011cm" draw:distance="0.011cm"/>
    <draw:stroke-dash draw:name="Dashed_20__28_var_29__20_3606" draw:display-name="Dashed (var) 3606" draw:style="rect" draw:dots1="1" draw:dots1-length="0.009cm" draw:dots2="1" draw:dots2-length="0.009cm" draw:distance="0.009cm"/>
    <draw:stroke-dash draw:name="Dashed_20__28_var_29__20_3607" draw:display-name="Dashed (var) 3607" draw:style="rect" draw:dots1="1" draw:dots1-length="0.009cm" draw:dots2="1" draw:dots2-length="0.009cm" draw:distance="0.009cm"/>
    <draw:stroke-dash draw:name="Dashed_20__28_var_29__20_3608" draw:display-name="Dashed (var) 3608" draw:style="rect" draw:dots1="1" draw:dots1-length="0.009cm" draw:dots2="1" draw:dots2-length="0.009cm" draw:distance="0.009cm"/>
    <draw:stroke-dash draw:name="Dashed_20__28_var_29__20_3609" draw:display-name="Dashed (var) 3609" draw:style="rect" draw:dots1="1" draw:dots1-length="0.009cm" draw:dots2="1" draw:dots2-length="0.009cm" draw:distance="0.009cm"/>
    <draw:stroke-dash draw:name="Dashed_20__28_var_29__20_3610" draw:display-name="Dashed (var) 3610" draw:style="rect" draw:dots1="1" draw:dots1-length="0.009cm" draw:dots2="1" draw:dots2-length="0.009cm" draw:distance="0.009cm"/>
    <draw:stroke-dash draw:name="Dashed_20__28_var_29__20_3611" draw:display-name="Dashed (var) 3611" draw:style="rect" draw:dots1="1" draw:dots1-length="0.009cm" draw:dots2="1" draw:dots2-length="0.009cm" draw:distance="0.009cm"/>
    <draw:stroke-dash draw:name="Dashed_20__28_var_29__20_3612" draw:display-name="Dashed (var) 3612" draw:style="rect" draw:dots1="1" draw:dots1-length="0.009cm" draw:dots2="1" draw:dots2-length="0.009cm" draw:distance="0.009cm"/>
    <draw:stroke-dash draw:name="Dashed_20__28_var_29__20_3613" draw:display-name="Dashed (var) 3613" draw:style="rect" draw:dots1="1" draw:dots1-length="0.009cm" draw:dots2="1" draw:dots2-length="0.009cm" draw:distance="0.009cm"/>
    <draw:stroke-dash draw:name="Dashed_20__28_var_29__20_3614" draw:display-name="Dashed (var) 3614" draw:style="rect" draw:dots1="1" draw:dots1-length="0.009cm" draw:dots2="1" draw:dots2-length="0.009cm" draw:distance="0.009cm"/>
    <draw:stroke-dash draw:name="Dashed_20__28_var_29__20_3615" draw:display-name="Dashed (var) 3615" draw:style="rect" draw:dots1="1" draw:dots1-length="0.009cm" draw:dots2="1" draw:dots2-length="0.009cm" draw:distance="0.009cm"/>
    <draw:stroke-dash draw:name="Dashed_20__28_var_29__20_3616" draw:display-name="Dashed (var) 3616" draw:style="rect" draw:dots1="1" draw:dots1-length="0.009cm" draw:dots2="1" draw:dots2-length="0.009cm" draw:distance="0.009cm"/>
    <draw:stroke-dash draw:name="Dashed_20__28_var_29__20_3617" draw:display-name="Dashed (var) 3617" draw:style="rect" draw:dots1="1" draw:dots1-length="0.009cm" draw:dots2="1" draw:dots2-length="0.009cm" draw:distance="0.009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692" draw:display-name="Dashed (var) 3692" draw:style="rect" draw:dots1="1" draw:dots1-length="0.001cm" draw:dots2="1" draw:dots2-length="0.001cm" draw:distance="0.001cm"/>
    <draw:stroke-dash draw:name="Dashed_20__28_var_29__20_3693" draw:display-name="Dashed (var) 3693" draw:style="rect" draw:dots1="1" draw:dots1-length="0.001cm" draw:dots2="1" draw:dots2-length="0.001cm" draw:distance="0.001cm"/>
    <draw:stroke-dash draw:name="Dashed_20__28_var_29__20_3694" draw:display-name="Dashed (var) 3694" draw:style="rect" draw:dots1="1" draw:dots1-length="0.001cm" draw:dots2="1" draw:dots2-length="0.001cm" draw:distance="0.001cm"/>
    <draw:stroke-dash draw:name="Dashed_20__28_var_29__20_3695" draw:display-name="Dashed (var) 3695" draw:style="rect" draw:dots1="1" draw:dots1-length="0.001cm" draw:dots2="1" draw:dots2-length="0.001cm" draw:distance="0.001cm"/>
    <draw:stroke-dash draw:name="Dashed_20__28_var_29__20_3696" draw:display-name="Dashed (var) 3696" draw:style="rect" draw:dots1="1" draw:dots1-length="0.001cm" draw:dots2="1" draw:dots2-length="0.001cm" draw:distance="0.001cm"/>
    <draw:stroke-dash draw:name="Dashed_20__28_var_29__20_3697" draw:display-name="Dashed (var) 3697" draw:style="rect" draw:dots1="1" draw:dots1-length="0.001cm" draw:dots2="1" draw:dots2-length="0.001cm" draw:distance="0.001cm"/>
    <draw:stroke-dash draw:name="Dashed_20__28_var_29__20_3698" draw:display-name="Dashed (var) 3698" draw:style="rect" draw:dots1="1" draw:dots1-length="0.001cm" draw:dots2="1" draw:dots2-length="0.001cm" draw:distance="0.001cm"/>
    <draw:stroke-dash draw:name="Dashed_20__28_var_29__20_3699" draw:display-name="Dashed (var) 369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00" draw:display-name="Dashed (var) 3700" draw:style="rect" draw:dots1="1" draw:dots1-length="0.001cm" draw:dots2="1" draw:dots2-length="0.001cm" draw:distance="0.001cm"/>
    <draw:stroke-dash draw:name="Dashed_20__28_var_29__20_3701" draw:display-name="Dashed (var) 3701" draw:style="rect" draw:dots1="1" draw:dots1-length="0.001cm" draw:dots2="1" draw:dots2-length="0.001cm" draw:distance="0.001cm"/>
    <draw:stroke-dash draw:name="Dashed_20__28_var_29__20_3702" draw:display-name="Dashed (var) 3702" draw:style="rect" draw:dots1="1" draw:dots1-length="0.001cm" draw:dots2="1" draw:dots2-length="0.001cm" draw:distance="0.001cm"/>
    <draw:stroke-dash draw:name="Dashed_20__28_var_29__20_3703" draw:display-name="Dashed (var) 3703" draw:style="rect" draw:dots1="1" draw:dots1-length="0.001cm" draw:dots2="1" draw:dots2-length="0.001cm" draw:distance="0.001cm"/>
    <draw:stroke-dash draw:name="Dashed_20__28_var_29__20_3704" draw:display-name="Dashed (var) 3704" draw:style="rect" draw:dots1="1" draw:dots1-length="0.001cm" draw:dots2="1" draw:dots2-length="0.001cm" draw:distance="0.001cm"/>
    <draw:stroke-dash draw:name="Dashed_20__28_var_29__20_3705" draw:display-name="Dashed (var) 3705" draw:style="rect" draw:dots1="1" draw:dots1-length="0.001cm" draw:dots2="1" draw:dots2-length="0.001cm" draw:distance="0.001cm"/>
    <draw:stroke-dash draw:name="Dashed_20__28_var_29__20_3706" draw:display-name="Dashed (var) 3706" draw:style="rect" draw:dots1="1" draw:dots1-length="0.001cm" draw:dots2="1" draw:dots2-length="0.001cm" draw:distance="0.001cm"/>
    <draw:stroke-dash draw:name="Dashed_20__28_var_29__20_3707" draw:display-name="Dashed (var) 3707" draw:style="rect" draw:dots1="1" draw:dots1-length="0.001cm" draw:dots2="1" draw:dots2-length="0.001cm" draw:distance="0.001cm"/>
    <draw:stroke-dash draw:name="Dashed_20__28_var_29__20_3708" draw:display-name="Dashed (var) 3708" draw:style="rect" draw:dots1="1" draw:dots1-length="0.001cm" draw:dots2="1" draw:dots2-length="0.001cm" draw:distance="0.001cm"/>
    <draw:stroke-dash draw:name="Dashed_20__28_var_29__20_3709" draw:display-name="Dashed (var) 3709"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10" draw:display-name="Dashed (var) 3710" draw:style="rect" draw:dots1="1" draw:dots1-length="0.001cm" draw:dots2="1" draw:dots2-length="0.001cm" draw:distance="0.001cm"/>
    <draw:stroke-dash draw:name="Dashed_20__28_var_29__20_3711" draw:display-name="Dashed (var) 3711" draw:style="rect" draw:dots1="1" draw:dots1-length="0.001cm" draw:dots2="1" draw:dots2-length="0.001cm" draw:distance="0.001cm"/>
    <draw:stroke-dash draw:name="Dashed_20__28_var_29__20_3712" draw:display-name="Dashed (var) 3712" draw:style="rect" draw:dots1="1" draw:dots1-length="0.001cm" draw:dots2="1" draw:dots2-length="0.001cm" draw:distance="0.001cm"/>
    <draw:stroke-dash draw:name="Dashed_20__28_var_29__20_3713" draw:display-name="Dashed (var) 3713" draw:style="rect" draw:dots1="1" draw:dots1-length="0.001cm" draw:dots2="1" draw:dots2-length="0.001cm" draw:distance="0.001cm"/>
    <draw:stroke-dash draw:name="Dashed_20__28_var_29__20_3714" draw:display-name="Dashed (var) 3714" draw:style="rect" draw:dots1="1" draw:dots1-length="0.001cm" draw:dots2="1" draw:dots2-length="0.001cm" draw:distance="0.001cm"/>
    <draw:stroke-dash draw:name="Dashed_20__28_var_29__20_3715" draw:display-name="Dashed (var) 3715" draw:style="rect" draw:dots1="1" draw:dots1-length="0.001cm" draw:dots2="1" draw:dots2-length="0.001cm" draw:distance="0.001cm"/>
    <draw:stroke-dash draw:name="Dashed_20__28_var_29__20_3716" draw:display-name="Dashed (var) 3716" draw:style="rect" draw:dots1="1" draw:dots1-length="0.001cm" draw:dots2="1" draw:dots2-length="0.001cm" draw:distance="0.001cm"/>
    <draw:stroke-dash draw:name="Dashed_20__28_var_29__20_3717" draw:display-name="Dashed (var) 3717" draw:style="rect" draw:dots1="1" draw:dots1-length="0.001cm" draw:dots2="1" draw:dots2-length="0.001cm" draw:distance="0.001cm"/>
    <draw:stroke-dash draw:name="Dashed_20__28_var_29__20_3718" draw:display-name="Dashed (var) 3718" draw:style="rect" draw:dots1="1" draw:dots1-length="0.001cm" draw:dots2="1" draw:dots2-length="0.001cm" draw:distance="0.001cm"/>
    <draw:stroke-dash draw:name="Dashed_20__28_var_29__20_3719" draw:display-name="Dashed (var) 3719" draw:style="rect" draw:dots1="1" draw:dots1-length="0.003cm" draw:dots2="1" draw:dots2-length="0.003cm" draw:distance="0.003cm"/>
    <draw:stroke-dash draw:name="Dashed_20__28_var_29__20_372" draw:display-name="Dashed (var) 372" draw:style="rect" draw:dots1="1" draw:dots1-length="0.001cm" draw:dots2="1" draw:dots2-length="0.001cm" draw:distance="0.001cm"/>
    <draw:stroke-dash draw:name="Dashed_20__28_var_29__20_3720" draw:display-name="Dashed (var) 3720" draw:style="rect" draw:dots1="1" draw:dots1-length="0.003cm" draw:dots2="1" draw:dots2-length="0.003cm" draw:distance="0.003cm"/>
    <draw:stroke-dash draw:name="Dashed_20__28_var_29__20_3721" draw:display-name="Dashed (var) 3721" draw:style="rect" draw:dots1="1" draw:dots1-length="0.003cm" draw:dots2="1" draw:dots2-length="0.003cm" draw:distance="0.003cm"/>
    <draw:stroke-dash draw:name="Dashed_20__28_var_29__20_3722" draw:display-name="Dashed (var) 3722" draw:style="rect" draw:dots1="1" draw:dots1-length="0.003cm" draw:dots2="1" draw:dots2-length="0.003cm" draw:distance="0.003cm"/>
    <draw:stroke-dash draw:name="Dashed_20__28_var_29__20_3723" draw:display-name="Dashed (var) 3723" draw:style="rect" draw:dots1="1" draw:dots1-length="0.003cm" draw:dots2="1" draw:dots2-length="0.003cm" draw:distance="0.003cm"/>
    <draw:stroke-dash draw:name="Dashed_20__28_var_29__20_3724" draw:display-name="Dashed (var) 3724" draw:style="rect" draw:dots1="1" draw:dots1-length="0.003cm" draw:dots2="1" draw:dots2-length="0.003cm" draw:distance="0.003cm"/>
    <draw:stroke-dash draw:name="Dashed_20__28_var_29__20_3725" draw:display-name="Dashed (var) 3725" draw:style="rect" draw:dots1="1" draw:dots1-length="0.003cm" draw:dots2="1" draw:dots2-length="0.003cm" draw:distance="0.003cm"/>
    <draw:stroke-dash draw:name="Dashed_20__28_var_29__20_3726" draw:display-name="Dashed (var) 3726" draw:style="rect" draw:dots1="1" draw:dots1-length="0.003cm" draw:dots2="1" draw:dots2-length="0.003cm" draw:distance="0.003cm"/>
    <draw:stroke-dash draw:name="Dashed_20__28_var_29__20_3727" draw:display-name="Dashed (var) 3727" draw:style="rect" draw:dots1="1" draw:dots1-length="0.003cm" draw:dots2="1" draw:dots2-length="0.003cm" draw:distance="0.003cm"/>
    <draw:stroke-dash draw:name="Dashed_20__28_var_29__20_3728" draw:display-name="Dashed (var) 3728" draw:style="rect" draw:dots1="1" draw:dots1-length="0.003cm" draw:dots2="1" draw:dots2-length="0.003cm" draw:distance="0.003cm"/>
    <draw:stroke-dash draw:name="Dashed_20__28_var_29__20_3729" draw:display-name="Dashed (var) 3729" draw:style="rect" draw:dots1="1" draw:dots1-length="0.003cm" draw:dots2="1" draw:dots2-length="0.003cm" draw:distance="0.003cm"/>
    <draw:stroke-dash draw:name="Dashed_20__28_var_29__20_373" draw:display-name="Dashed (var) 373" draw:style="rect" draw:dots1="1" draw:dots1-length="0.001cm" draw:dots2="1" draw:dots2-length="0.001cm" draw:distance="0.001cm"/>
    <draw:stroke-dash draw:name="Dashed_20__28_var_29__20_3730" draw:display-name="Dashed (var) 3730" draw:style="rect" draw:dots1="1" draw:dots1-length="0.003cm" draw:dots2="1" draw:dots2-length="0.003cm" draw:distance="0.003cm"/>
    <draw:stroke-dash draw:name="Dashed_20__28_var_29__20_3731" draw:display-name="Dashed (var) 3731" draw:style="rect" draw:dots1="1" draw:dots1-length="0.003cm" draw:dots2="1" draw:dots2-length="0.003cm" draw:distance="0.003cm"/>
    <draw:stroke-dash draw:name="Dashed_20__28_var_29__20_3732" draw:display-name="Dashed (var) 3732" draw:style="rect" draw:dots1="1" draw:dots1-length="0.003cm" draw:dots2="1" draw:dots2-length="0.003cm" draw:distance="0.003cm"/>
    <draw:stroke-dash draw:name="Dashed_20__28_var_29__20_3733" draw:display-name="Dashed (var) 3733" draw:style="rect" draw:dots1="1" draw:dots1-length="0.003cm" draw:dots2="1" draw:dots2-length="0.003cm" draw:distance="0.003cm"/>
    <draw:stroke-dash draw:name="Dashed_20__28_var_29__20_3734" draw:display-name="Dashed (var) 3734" draw:style="rect" draw:dots1="1" draw:dots1-length="0.003cm" draw:dots2="1" draw:dots2-length="0.003cm" draw:distance="0.003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93" draw:display-name="Dashed (var) 5993" draw:style="rect" draw:dots1="1" draw:dots1-length="0.006cm" draw:dots2="1" draw:dots2-length="0.006cm" draw:distance="0.006cm"/>
    <draw:stroke-dash draw:name="Dashed_20__28_var_29__20_5994" draw:display-name="Dashed (var) 5994" draw:style="rect" draw:dots1="1" draw:dots1-length="0.006cm" draw:dots2="1" draw:dots2-length="0.006cm" draw:distance="0.006cm"/>
    <draw:stroke-dash draw:name="Dashed_20__28_var_29__20_5995" draw:display-name="Dashed (var) 5995" draw:style="rect" draw:dots1="1" draw:dots1-length="0.006cm" draw:dots2="1" draw:dots2-length="0.006cm" draw:distance="0.006cm"/>
    <draw:stroke-dash draw:name="Dashed_20__28_var_29__20_5996" draw:display-name="Dashed (var) 5996" draw:style="rect" draw:dots1="1" draw:dots1-length="0.006cm" draw:dots2="1" draw:dots2-length="0.006cm" draw:distance="0.006cm"/>
    <draw:stroke-dash draw:name="Dashed_20__28_var_29__20_5997" draw:display-name="Dashed (var) 5997"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0" draw:display-name="Dashed (var) 6000" draw:style="rect" draw:dots1="1" draw:dots1-length="0.006cm" draw:dots2="1" draw:dots2-length="0.006cm" draw:distance="0.006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0" draw:display-name="Dashed (var) 6070"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28" draw:display-name="Dashed (var) 6328" draw:style="rect" draw:dots1="1" draw:dots1-length="0.003cm" draw:dots2="1" draw:dots2-length="0.003cm" draw:distance="0.003cm"/>
    <draw:stroke-dash draw:name="Dashed_20__28_var_29__20_6329" draw:display-name="Dashed (var) 6329" draw:style="rect" draw:dots1="1" draw:dots1-length="0.003cm" draw:dots2="1" draw:dots2-length="0.003cm" draw:distance="0.003cm"/>
    <draw:stroke-dash draw:name="Dashed_20__28_var_29__20_6330" draw:display-name="Dashed (var) 6330" draw:style="rect" draw:dots1="1" draw:dots1-length="0.003cm" draw:dots2="1" draw:dots2-length="0.003cm" draw:distance="0.003cm"/>
    <draw:stroke-dash draw:name="Dashed_20__28_var_29__20_6331" draw:display-name="Dashed (var) 6331" draw:style="rect" draw:dots1="1" draw:dots1-length="0.003cm" draw:dots2="1" draw:dots2-length="0.003cm" draw:distance="0.003cm"/>
    <draw:stroke-dash draw:name="Dashed_20__28_var_29__20_6332" draw:display-name="Dashed (var) 6332" draw:style="rect" draw:dots1="1" draw:dots1-length="0.003cm" draw:dots2="1" draw:dots2-length="0.003cm" draw:distance="0.003cm"/>
    <draw:stroke-dash draw:name="Dashed_20__28_var_29__20_6333" draw:display-name="Dashed (var) 6333" draw:style="rect" draw:dots1="1" draw:dots1-length="0.003cm" draw:dots2="1" draw:dots2-length="0.003cm" draw:distance="0.003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5cm" draw:dots2="1" draw:dots2-length="0.005cm" draw:distance="0.005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09cm" draw:dots2="1" draw:dots2-length="0.009cm" draw:distance="0.009cm"/>
    <draw:stroke-dash draw:name="Dashed_20__28_var_29__20_6345" draw:display-name="Dashed (var) 6345" draw:style="rect" draw:dots1="1" draw:dots1-length="0.009cm" draw:dots2="1" draw:dots2-length="0.009cm" draw:distance="0.009cm"/>
    <draw:stroke-dash draw:name="Dashed_20__28_var_29__20_6346" draw:display-name="Dashed (var) 6346" draw:style="rect" draw:dots1="1" draw:dots1-length="0.009cm" draw:dots2="1" draw:dots2-length="0.009cm" draw:distance="0.009cm"/>
    <draw:stroke-dash draw:name="Dashed_20__28_var_29__20_6347" draw:display-name="Dashed (var) 6347" draw:style="rect" draw:dots1="1" draw:dots1-length="0.016cm" draw:dots2="1" draw:dots2-length="0.016cm" draw:distance="0.016cm"/>
    <draw:stroke-dash draw:name="Dashed_20__28_var_29__20_6348" draw:display-name="Dashed (var) 6348" draw:style="rect" draw:dots1="1" draw:dots1-length="0.016cm" draw:dots2="1" draw:dots2-length="0.016cm" draw:distance="0.016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11cm" draw:dots2="1" draw:dots2-length="0.011cm" draw:distance="0.011cm"/>
    <draw:stroke-dash draw:name="Dashed_20__28_var_29__20_6795" draw:display-name="Dashed (var) 6795" draw:style="rect" draw:dots1="1" draw:dots1-length="0.011cm" draw:dots2="1" draw:dots2-length="0.011cm" draw:distance="0.011cm"/>
    <draw:stroke-dash draw:name="Dashed_20__28_var_29__20_6796" draw:display-name="Dashed (var) 6796" draw:style="rect" draw:dots1="1" draw:dots1-length="0.011cm" draw:dots2="1" draw:dots2-length="0.011cm" draw:distance="0.011cm"/>
    <draw:stroke-dash draw:name="Dashed_20__28_var_29__20_6797" draw:display-name="Dashed (var) 6797" draw:style="rect" draw:dots1="1" draw:dots1-length="0.011cm" draw:dots2="1" draw:dots2-length="0.011cm" draw:distance="0.011cm"/>
    <draw:stroke-dash draw:name="Dashed_20__28_var_29__20_6798" draw:display-name="Dashed (var) 6798" draw:style="rect" draw:dots1="1" draw:dots1-length="0.011cm" draw:dots2="1" draw:dots2-length="0.011cm" draw:distance="0.011cm"/>
    <draw:stroke-dash draw:name="Dashed_20__28_var_29__20_6799" draw:display-name="Dashed (var) 6799" draw:style="rect" draw:dots1="1" draw:dots1-length="0.011cm" draw:dots2="1" draw:dots2-length="0.011cm" draw:distance="0.011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11cm" draw:dots2="1" draw:dots2-length="0.011cm" draw:distance="0.011cm"/>
    <draw:stroke-dash draw:name="Dashed_20__28_var_29__20_6801" draw:display-name="Dashed (var) 6801" draw:style="rect" draw:dots1="1" draw:dots1-length="0.011cm" draw:dots2="1" draw:dots2-length="0.011cm" draw:distance="0.011cm"/>
    <draw:stroke-dash draw:name="Dashed_20__28_var_29__20_6802" draw:display-name="Dashed (var) 6802" draw:style="rect" draw:dots1="1" draw:dots1-length="0.011cm" draw:dots2="1" draw:dots2-length="0.011cm" draw:distance="0.011cm"/>
    <draw:stroke-dash draw:name="Dashed_20__28_var_29__20_6803" draw:display-name="Dashed (var) 6803" draw:style="rect" draw:dots1="1" draw:dots1-length="0.011cm" draw:dots2="1" draw:dots2-length="0.011cm" draw:distance="0.011cm"/>
    <draw:stroke-dash draw:name="Dashed_20__28_var_29__20_6804" draw:display-name="Dashed (var) 6804" draw:style="rect" draw:dots1="1" draw:dots1-length="0.011cm" draw:dots2="1" draw:dots2-length="0.011cm" draw:distance="0.011cm"/>
    <draw:stroke-dash draw:name="Dashed_20__28_var_29__20_6805" draw:display-name="Dashed (var) 6805" draw:style="rect" draw:dots1="1" draw:dots1-length="0.011cm" draw:dots2="1" draw:dots2-length="0.011cm" draw:distance="0.011cm"/>
    <draw:stroke-dash draw:name="Dashed_20__28_var_29__20_6806" draw:display-name="Dashed (var) 6806" draw:style="rect" draw:dots1="1" draw:dots1-length="0.011cm" draw:dots2="1" draw:dots2-length="0.011cm" draw:distance="0.011cm"/>
    <draw:stroke-dash draw:name="Dashed_20__28_var_29__20_6807" draw:display-name="Dashed (var) 6807" draw:style="rect" draw:dots1="1" draw:dots1-length="0.011cm" draw:dots2="1" draw:dots2-length="0.011cm" draw:distance="0.011cm"/>
    <draw:stroke-dash draw:name="Dashed_20__28_var_29__20_6808" draw:display-name="Dashed (var) 6808" draw:style="rect" draw:dots1="1" draw:dots1-length="0.011cm" draw:dots2="1" draw:dots2-length="0.011cm" draw:distance="0.011cm"/>
    <draw:stroke-dash draw:name="Dashed_20__28_var_29__20_6809" draw:display-name="Dashed (var) 6809" draw:style="rect" draw:dots1="1" draw:dots1-length="0.011cm" draw:dots2="1" draw:dots2-length="0.011cm" draw:distance="0.011cm"/>
    <draw:stroke-dash draw:name="Dashed_20__28_var_29__20_6810" draw:display-name="Dashed (var) 6810" draw:style="rect" draw:dots1="1" draw:dots1-length="0.011cm" draw:dots2="1" draw:dots2-length="0.011cm" draw:distance="0.011cm"/>
    <draw:stroke-dash draw:name="Dashed_20__28_var_29__20_6811" draw:display-name="Dashed (var) 6811" draw:style="rect" draw:dots1="1" draw:dots1-length="0.011cm" draw:dots2="1" draw:dots2-length="0.011cm" draw:distance="0.011cm"/>
    <draw:stroke-dash draw:name="Dashed_20__28_var_29__20_6812" draw:display-name="Dashed (var) 6812" draw:style="rect" draw:dots1="1" draw:dots1-length="0.011cm" draw:dots2="1" draw:dots2-length="0.011cm" draw:distance="0.011cm"/>
    <draw:stroke-dash draw:name="Dashed_20__28_var_29__20_6813" draw:display-name="Dashed (var) 6813" draw:style="rect" draw:dots1="1" draw:dots1-length="0.011cm" draw:dots2="1" draw:dots2-length="0.011cm" draw:distance="0.011cm"/>
    <draw:stroke-dash draw:name="Dashed_20__28_var_29__20_6814" draw:display-name="Dashed (var) 6814" draw:style="rect" draw:dots1="1" draw:dots1-length="0.011cm" draw:dots2="1" draw:dots2-length="0.011cm" draw:distance="0.011cm"/>
    <draw:stroke-dash draw:name="Dashed_20__28_var_29__20_6815" draw:display-name="Dashed (var) 6815" draw:style="rect" draw:dots1="1" draw:dots1-length="0.011cm" draw:dots2="1" draw:dots2-length="0.011cm" draw:distance="0.011cm"/>
    <draw:stroke-dash draw:name="Dashed_20__28_var_29__20_6816" draw:display-name="Dashed (var) 6816" draw:style="rect" draw:dots1="1" draw:dots1-length="0.011cm" draw:dots2="1" draw:dots2-length="0.011cm" draw:distance="0.011cm"/>
    <draw:stroke-dash draw:name="Dashed_20__28_var_29__20_6817" draw:display-name="Dashed (var) 6817" draw:style="rect" draw:dots1="1" draw:dots1-length="0.011cm" draw:dots2="1" draw:dots2-length="0.011cm" draw:distance="0.011cm"/>
    <draw:stroke-dash draw:name="Dashed_20__28_var_29__20_6818" draw:display-name="Dashed (var) 6818" draw:style="rect" draw:dots1="1" draw:dots1-length="0.011cm" draw:dots2="1" draw:dots2-length="0.011cm" draw:distance="0.011cm"/>
    <draw:stroke-dash draw:name="Dashed_20__28_var_29__20_6819" draw:display-name="Dashed (var) 6819" draw:style="rect" draw:dots1="1" draw:dots1-length="0.002cm" draw:dots2="1" draw:dots2-length="0.002cm" draw:distance="0.002cm"/>
    <draw:stroke-dash draw:name="Dashed_20__28_var_29__20_6820" draw:display-name="Dashed (var) 6820" draw:style="rect" draw:dots1="1" draw:dots1-length="0.002cm" draw:dots2="1" draw:dots2-length="0.002cm" draw:distance="0.002cm"/>
    <draw:stroke-dash draw:name="Dashed_20__28_var_29__20_6821" draw:display-name="Dashed (var) 6821" draw:style="rect" draw:dots1="1" draw:dots1-length="0.002cm" draw:dots2="1" draw:dots2-length="0.002cm" draw:distance="0.002cm"/>
    <draw:stroke-dash draw:name="Dashed_20__28_var_29__20_6822" draw:display-name="Dashed (var) 6822" draw:style="rect" draw:dots1="1" draw:dots1-length="0.002cm" draw:dots2="1" draw:dots2-length="0.002cm" draw:distance="0.002cm"/>
    <draw:stroke-dash draw:name="Dashed_20__28_var_29__20_6823" draw:display-name="Dashed (var) 6823" draw:style="rect" draw:dots1="1" draw:dots1-length="0.002cm" draw:dots2="1" draw:dots2-length="0.002cm" draw:distance="0.002cm"/>
    <draw:stroke-dash draw:name="Dashed_20__28_var_29__20_6824" draw:display-name="Dashed (var) 6824" draw:style="rect" draw:dots1="1" draw:dots1-length="0.002cm" draw:dots2="1" draw:dots2-length="0.002cm" draw:distance="0.002cm"/>
    <draw:stroke-dash draw:name="Dashed_20__28_var_29__20_6825" draw:display-name="Dashed (var) 6825" draw:style="rect" draw:dots1="1" draw:dots1-length="0.002cm" draw:dots2="1" draw:dots2-length="0.002cm" draw:distance="0.002cm"/>
    <draw:stroke-dash draw:name="Dashed_20__28_var_29__20_6826" draw:display-name="Dashed (var) 6826" draw:style="rect" draw:dots1="1" draw:dots1-length="0.002cm" draw:dots2="1" draw:dots2-length="0.002cm" draw:distance="0.002cm"/>
    <draw:stroke-dash draw:name="Dashed_20__28_var_29__20_6827" draw:display-name="Dashed (var) 6827" draw:style="rect" draw:dots1="1" draw:dots1-length="0.002cm" draw:dots2="1" draw:dots2-length="0.002cm" draw:distance="0.002cm"/>
    <draw:stroke-dash draw:name="Dashed_20__28_var_29__20_6828" draw:display-name="Dashed (var) 6828" draw:style="rect" draw:dots1="1" draw:dots1-length="0.002cm" draw:dots2="1" draw:dots2-length="0.002cm" draw:distance="0.002cm"/>
    <draw:stroke-dash draw:name="Dashed_20__28_var_29__20_6829" draw:display-name="Dashed (var) 6829" draw:style="rect" draw:dots1="1" draw:dots1-length="0.002cm" draw:dots2="1" draw:dots2-length="0.002cm" draw:distance="0.002cm"/>
    <draw:stroke-dash draw:name="Dashed_20__28_var_29__20_6830" draw:display-name="Dashed (var) 6830" draw:style="rect" draw:dots1="1" draw:dots1-length="0.002cm" draw:dots2="1" draw:dots2-length="0.002cm" draw:distance="0.002cm"/>
    <draw:stroke-dash draw:name="Dashed_20__28_var_29__20_6831" draw:display-name="Dashed (var) 6831" draw:style="rect" draw:dots1="1" draw:dots1-length="0.002cm" draw:dots2="1" draw:dots2-length="0.002cm" draw:distance="0.002cm"/>
    <draw:stroke-dash draw:name="Dashed_20__28_var_29__20_6832" draw:display-name="Dashed (var) 6832" draw:style="rect" draw:dots1="1" draw:dots1-length="0.002cm" draw:dots2="1" draw:dots2-length="0.002cm" draw:distance="0.002cm"/>
    <draw:stroke-dash draw:name="Dashed_20__28_var_29__20_6833" draw:display-name="Dashed (var) 6833" draw:style="rect" draw:dots1="1" draw:dots1-length="0.002cm" draw:dots2="1" draw:dots2-length="0.002cm" draw:distance="0.002cm"/>
    <draw:stroke-dash draw:name="Dashed_20__28_var_29__20_6834" draw:display-name="Dashed (var) 6834" draw:style="rect" draw:dots1="1" draw:dots1-length="0.002cm" draw:dots2="1" draw:dots2-length="0.002cm" draw:distance="0.002cm"/>
    <draw:stroke-dash draw:name="Dashed_20__28_var_29__20_6835" draw:display-name="Dashed (var) 6835" draw:style="rect" draw:dots1="1" draw:dots1-length="0.002cm" draw:dots2="1" draw:dots2-length="0.002cm" draw:distance="0.002cm"/>
    <draw:stroke-dash draw:name="Dashed_20__28_var_29__20_6836" draw:display-name="Dashed (var) 6836" draw:style="rect" draw:dots1="1" draw:dots1-length="0.002cm" draw:dots2="1" draw:dots2-length="0.002cm" draw:distance="0.002cm"/>
    <draw:stroke-dash draw:name="Dashed_20__28_var_29__20_6837" draw:display-name="Dashed (var) 6837" draw:style="rect" draw:dots1="1" draw:dots1-length="0.002cm" draw:dots2="1" draw:dots2-length="0.002cm" draw:distance="0.002cm"/>
    <draw:stroke-dash draw:name="Dashed_20__28_var_29__20_6838" draw:display-name="Dashed (var) 6838" draw:style="rect" draw:dots1="1" draw:dots1-length="0.002cm" draw:dots2="1" draw:dots2-length="0.002cm" draw:distance="0.002cm"/>
    <draw:stroke-dash draw:name="Dashed_20__28_var_29__20_6839" draw:display-name="Dashed (var) 6839" draw:style="rect" draw:dots1="1" draw:dots1-length="0.002cm" draw:dots2="1" draw:dots2-length="0.002cm" draw:distance="0.002cm"/>
    <draw:stroke-dash draw:name="Dashed_20__28_var_29__20_6840" draw:display-name="Dashed (var) 6840" draw:style="rect" draw:dots1="1" draw:dots1-length="0.002cm" draw:dots2="1" draw:dots2-length="0.002cm" draw:distance="0.002cm"/>
    <draw:stroke-dash draw:name="Dashed_20__28_var_29__20_6841" draw:display-name="Dashed (var) 6841" draw:style="rect" draw:dots1="1" draw:dots1-length="0.002cm" draw:dots2="1" draw:dots2-length="0.002cm" draw:distance="0.002cm"/>
    <draw:stroke-dash draw:name="Dashed_20__28_var_29__20_6842" draw:display-name="Dashed (var) 6842" draw:style="rect" draw:dots1="1" draw:dots1-length="0.002cm" draw:dots2="1" draw:dots2-length="0.002cm" draw:distance="0.002cm"/>
    <draw:stroke-dash draw:name="Dashed_20__28_var_29__20_6859" draw:display-name="Dashed (var) 6859" draw:style="rect" draw:dots1="1" draw:dots1-length="0.002cm" draw:dots2="1" draw:dots2-length="0.002cm" draw:distance="0.002cm"/>
    <draw:stroke-dash draw:name="Dashed_20__28_var_29__20_6860" draw:display-name="Dashed (var) 6860" draw:style="rect" draw:dots1="1" draw:dots1-length="0.002cm" draw:dots2="1" draw:dots2-length="0.002cm" draw:distance="0.002cm"/>
    <draw:stroke-dash draw:name="Dashed_20__28_var_29__20_6861" draw:display-name="Dashed (var) 6861" draw:style="rect" draw:dots1="1" draw:dots1-length="0.002cm" draw:dots2="1" draw:dots2-length="0.002cm" draw:distance="0.002cm"/>
    <draw:stroke-dash draw:name="Dashed_20__28_var_29__20_6862" draw:display-name="Dashed (var) 6862" draw:style="rect" draw:dots1="1" draw:dots1-length="0.002cm" draw:dots2="1" draw:dots2-length="0.002cm" draw:distance="0.002cm"/>
    <draw:stroke-dash draw:name="Dashed_20__28_var_29__20_6863" draw:display-name="Dashed (var) 6863" draw:style="rect" draw:dots1="1" draw:dots1-length="0.002cm" draw:dots2="1" draw:dots2-length="0.002cm" draw:distance="0.002cm"/>
    <draw:stroke-dash draw:name="Dashed_20__28_var_29__20_6864" draw:display-name="Dashed (var) 6864" draw:style="rect" draw:dots1="1" draw:dots1-length="0.002cm" draw:dots2="1" draw:dots2-length="0.002cm" draw:distance="0.002cm"/>
    <draw:stroke-dash draw:name="Dashed_20__28_var_29__20_6865" draw:display-name="Dashed (var) 6865" draw:style="rect" draw:dots1="1" draw:dots1-length="0.002cm" draw:dots2="1" draw:dots2-length="0.002cm" draw:distance="0.002cm"/>
    <draw:stroke-dash draw:name="Dashed_20__28_var_29__20_6866" draw:display-name="Dashed (var) 6866" draw:style="rect" draw:dots1="1" draw:dots1-length="0.002cm" draw:dots2="1" draw:dots2-length="0.002cm" draw:distance="0.002cm"/>
    <draw:stroke-dash draw:name="Dashed_20__28_var_29__20_6867" draw:display-name="Dashed (var) 6867" draw:style="rect" draw:dots1="1" draw:dots1-length="0.002cm" draw:dots2="1" draw:dots2-length="0.002cm" draw:distance="0.002cm"/>
    <draw:stroke-dash draw:name="Dashed_20__28_var_29__20_6868" draw:display-name="Dashed (var) 6868" draw:style="rect" draw:dots1="1" draw:dots1-length="0.002cm" draw:dots2="1" draw:dots2-length="0.002cm" draw:distance="0.002cm"/>
    <draw:stroke-dash draw:name="Dashed_20__28_var_29__20_6869" draw:display-name="Dashed (var) 6869" draw:style="rect" draw:dots1="1" draw:dots1-length="0.002cm" draw:dots2="1" draw:dots2-length="0.002cm" draw:distance="0.002cm"/>
    <draw:stroke-dash draw:name="Dashed_20__28_var_29__20_6876" draw:display-name="Dashed (var) 6876" draw:style="rect" draw:dots1="1" draw:dots1-length="0.006cm" draw:dots2="1" draw:dots2-length="0.006cm" draw:distance="0.006cm"/>
    <draw:stroke-dash draw:name="Dashed_20__28_var_29__20_6877" draw:display-name="Dashed (var) 6877" draw:style="rect" draw:dots1="1" draw:dots1-length="0.006cm" draw:dots2="1" draw:dots2-length="0.006cm" draw:distance="0.006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4"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gris" style:display-name="_gris" style:family="text">
      <style:text-properties fo:color="#b3b3b3" loext:opacity="100%" style:font-name="Bitstream Vera Sans4" fo:font-family="'Bitstream Vera Sans'" style:font-style-name="Oblique" style:font-family-generic="swiss" style:font-pitch="variable" fo:font-size="10pt" fo:font-style="normal"/>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_5f_En-tête">
      <style:text-properties officeooo:rsid="00457555" officeooo:paragraph-rsid="00457555"/>
    </style:style>
    <style:style style:name="MP23" style:family="paragraph">
      <style:paragraph-properties fo:text-align="center"/>
    </style:style>
    <style:style style:name="MP24"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5" style:family="paragraph">
      <loext:graphic-properties draw:fill="solid" draw:fill-color="#1ca2b8"/>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323ae2"/>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440ec2"/>
    </style:style>
    <style:style style:name="MT7"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2"><draw:frame text:anchor-type="paragraph" draw:z-index="3" draw:name="Forme2" draw:style-name="Mgr1" draw:text-style-name="MP24" svg:width="2.703cm" svg:height="0.715cm" draw:transform="rotate (0.0872664625997165) translate (-0.172861111111111cm 0.218722222222222cm)"><draw:text-box><text:p text:style-name="MP23"><text:span text:style-name="MT5">Série 3</text:span></text:p></draw:text-box></draw:frame><draw:line text:anchor-type="paragraph" draw:z-index="12" draw:name="Forme3" draw:style-name="Mgr2" draw:text-style-name="MP23" svg:x1="14.469cm" svg:y1="0.36cm" svg:x2="20.699cm" svg:y2="0.36cm"><text:p/></draw:line><draw:path text:anchor-type="paragraph" draw:z-index="1" draw:name="Forme1" draw:style-name="Mgr3" draw:text-style-name="MP25" svg:width="4.329cm" svg:height="2.24cm" svg:x="-1.499cm" svg:y="-1cm" svg:viewBox="0 0 4330 2241" svg:d="M0 2241l3984-288c209-15 363-168 345-342l-170-1611h-4159z"><text:p/></draw:path>Construire un patron de pyramide</text:p>
      </style:header>
      <style:footer>
        <text:p text:style-name="MP26"><draw:frame draw:style-name="Mfr1" draw:name="Cadre1" text:anchor-type="paragraph" svg:y="-0.06cm" draw:z-index="5"><draw:text-box fo:min-height="0.499cm" fo:min-width="1cm"><draw:frame draw:style-name="Mfr2" draw:name="Cadre2" text:anchor-type="frame" svg:x="0.45cm" svg:y="0.079cm" svg:width="0.817cm" draw:z-index="7"><draw:text-box fo:min-height="0.355cm"><text:p text:style-name="MP27"><draw:g text:anchor-type="paragraph" draw:z-index="9" draw:name="Forme4" draw:style-name="Mgr4"><draw:path draw:style-name="Mgr5" draw:text-style-name="MP28" svg:width="0.855cm" svg:height="1.172cm" svg:x="-0.03cm" svg:y="-0.194cm" svg:viewBox="0 0 856 1173" svg:d="M856 1173h-856v-991c0-100 79-182 175-182h505c97 0 176 82 176 182z"><text:p/></draw:path></draw:g><text:page-number text:select-page="current">128</text:page-number></text:p></draw:text-box></draw:frame><text:p text:style-name="MP29"><text:span text:style-name="MT6">Espace</text:span> • <text:span text:style-name="MT7">D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09-28T06:28:19.999000000</dc:date>
    <meta:editing-duration>PT11H10M34S</meta:editing-duration>
    <meta:editing-cycles>108</meta:editing-cycles>
    <meta:generator>LibreOffice/7.1.0.3$Windows_X86_64 LibreOffice_project/f6099ecf3d29644b5008cc8f48f42f4a40986e4c</meta:generator>
    <dc:subject>diviser</dc:subject>
    <dc:title>A3_3 série 1 </dc:title>
    <meta:document-statistic meta:table-count="1" meta:image-count="0" meta:object-count="0" meta:page-count="2" meta:paragraph-count="66" meta:word-count="448" meta:character-count="2668" meta:non-whitespace-character-count="1877"/>
  </office:meta>
</office:document-meta>
</file>